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0.8252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131"/>
    <style:style style:name="ce1" style:family="table-cell" style:parent-style-name="Default" style:data-style-name="N61"/>
    <style:style style:name="ce5" style:family="table-cell" style:parent-style-name="Default" style:data-style-name="N123"/>
    <style:style style:name="ce7" style:family="table-cell" style:parent-style-name="Default" style:data-style-name="N124"/>
    <style:style style:name="ce8" style:family="table-cell" style:parent-style-name="Default" style:data-style-name="N132"/>
    <style:style style:name="ce9" style:family="table-cell" style:parent-style-name="Default" style:data-style-name="N2"/>
    <style:style style:name="ce10" style:family="table-cell" style:parent-style-name="Default" style:data-style-name="N13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1" table:number-columns-repeated="8" table:default-cell-style-name="Default"/>
        <table:table-column table:style-name="co8" table:default-cell-style-name="Default"/>
        <table:table-column table:style-name="co1" table:number-columns-repeated="11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oltmetro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4"/>
          <table:table-cell office:value-type="string" calcext:value-type="string">
            <text:p>Amperometro</text:p>
          </table:table-cell>
          <table:table-cell table:number-columns-repeated="9"/>
          <table:table-cell office:value-type="string" calcext:value-type="string">
            <text:p>Verifica legge di oh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arallel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arte Seconda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istenza M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verr manuale</text:p>
          </table:table-cell>
          <table:table-cell office:value-type="string" calcext:value-type="string">
            <text:p>Corrente misurata microAmp</text:p>
          </table:table-cell>
          <table:table-cell office:value-type="string" calcext:value-type="string">
            <text:p>err</text:p>
          </table:table-cell>
          <table:table-cell table:number-columns-repeated="4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table:number-columns-repeated="2"/>
          <table:table-cell office:value-type="string" calcext:value-type="string">
            <text:p>Corrente mis milliAmp</text:p>
          </table:table-cell>
          <table:table-cell table:number-columns-repeated="4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 manuale</text:p>
          </table:table-cell>
          <table:table-cell table:number-columns-repeated="2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x err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 manuale</text:p>
          </table:table-cell>
          <table:table-cell table:number-columns-repeated="2"/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V gen volt</text:p>
          </table:table-cell>
          <table:table-cell office:value-type="string" calcext:value-type="string">
            <text:p>I micro A</text:p>
          </table:table-cell>
          <table:table-cell office:value-type="string" calcext:value-type="string">
            <text:p>V volt</text:p>
          </table:table-cell>
          <table:table-cell/>
          <table:table-cell office:value-type="string" calcext:value-type="string">
            <text:p>R partitore kOhm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3" table:formula="of:=([.F3]*0.0005+0.05)/SQRT(3)" office:value-type="float" office:value="0.0288732869621732" calcext:value-type="float">
            <text:p>0.0288732870</text:p>
          </table:table-cell>
          <table:table-cell table:number-columns-repeated="4"/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office:value-type="float" office:value="0.0469" calcext:value-type="float">
            <text:p>0.0469</text:p>
          </table:table-cell>
          <table:table-cell/>
          <table:table-cell table:formula="of:=[.N3]/[.Q3]/0.001-[.$L$3]" office:value-type="float" office:value="93.7976545842218" calcext:value-type="float">
            <text:p>93.7976545842218</text:p>
          </table:table-cell>
          <table:table-cell table:number-columns-repeated="2"/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formula="of:=([.X3]*0.0005+0.004)/SQRT(3)" office:value-type="float" office:value="0.00231084445243148" calcext:value-type="float">
            <text:p>0.002310844452431</text:p>
          </table:table-cell>
          <table:table-cell office:value-type="float" office:value="0.012" calcext:value-type="float">
            <text:p>0.012</text:p>
          </table:table-cell>
          <table:table-cell table:formula="of:=([.Z3]*0.005+0.002)/SQRT(3)" office:value-type="float" office:value="0.00118934155453063" calcext:value-type="float">
            <text:p>0.001189341554531</text:p>
          </table:table-cell>
          <table:table-cell table:number-columns-repeated="2"/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table:formula="of:=([.AF3]*0.0005+0.004)/SQRT(3)" office:value-type="float" office:value="0.00231575192971959" calcext:value-type="float">
            <text:p>0.00231575192972</text:p>
          </table:table-cell>
          <table:table-cell office:value-type="float" office:value="0.015" calcext:value-type="float">
            <text:p>0.015</text:p>
          </table:table-cell>
          <table:table-cell table:formula="of:=([.AH3]*0.005+0.002)/SQRT(3)" office:value-type="float" office:value="0.00119800180856847" calcext:value-type="float">
            <text:p>0.001198001808568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.85" calcext:value-type="float">
            <text:p>67.85</text:p>
          </table:table-cell>
          <table:table-cell office:value-type="float" office:value="0.336" calcext:value-type="float">
            <text:p>0.336</text:p>
          </table:table-cell>
          <table:table-cell table:formula="of:=([.AP3]*0.005+0.002)/SQRT(3)" office:value-type="float" office:value="0.00212464899061782" calcext:value-type="float">
            <text:p>0.002124648990618</text:p>
          </table:table-cell>
          <table:table-cell office:value-type="float" office:value="10" calcext:value-type="float">
            <text:p>10</text:p>
          </table:table-cell>
          <table:table-cell table:formula="of:=([.AR3]+0.0002)*0.01/SQRT(3)" office:value-type="float" office:value="0.057736181619501" calcext:value-type="float">
            <text:p>0.057736181619501</text:p>
          </table:table-cell>
          <table:table-cell table:number-columns-repeated="6"/>
        </table:table-row>
        <table:table-row table:style-name="ro1">
          <table:table-cell/>
          <table:table-cell table:formula="of:=[.B3]*0.009+0.001" office:value-type="float" office:value="0.009172" calcext:value-type="float">
            <text:p>0.009172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table:formula="of:=([.D4]*0.005+0.002)/SQRT(3)" office:value-type="float" office:value="0.0026269437248128" calcext:value-type="float">
            <text:p>0.002626943724813</text:p>
          </table:table-cell>
          <table:table-cell office:value-type="float" office:value="0.62" calcext:value-type="float">
            <text:p>0.62</text:p>
          </table:table-cell>
          <table:table-cell table:style-name="ce3" table:formula="of:=([.F4]*0.0005+0.05)/SQRT(3)" office:value-type="float" office:value="0.0290464920429301" calcext:value-type="float">
            <text:p>0.0290464920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 table:number-columns-repeated="2"/>
          <table:table-cell office:value-type="float" office:value="0.5809" calcext:value-type="float">
            <text:p>0.5809</text:p>
          </table:table-cell>
          <table:table-cell/>
          <table:table-cell table:formula="of:=[.N4]/[.Q4]/0.001-[.$L$3]" office:value-type="float" office:value="99.8686693062489" calcext:value-type="float">
            <text:p>99.868669306248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3]*0.009+0.001" office:value-type="float" office:value="0.018964" calcext:value-type="float">
            <text:p>0.018964</text:p>
          </table:table-cell>
          <table:table-cell office:value-type="float" office:value="0.2" calcext:value-type="float">
            <text:p>0.2</text:p>
          </table:table-cell>
          <table:table-cell office:value-type="float" office:value="0.109" calcext:value-type="float">
            <text:p>0.109</text:p>
          </table:table-cell>
          <table:table-cell table:formula="of:=([.X4]*0.0005+0.004)/SQRT(3)" office:value-type="float" office:value="0.00234086666642934" calcext:value-type="float">
            <text:p>0.002340866666429</text:p>
          </table:table-cell>
          <table:table-cell office:value-type="float" office:value="0.219" calcext:value-type="float">
            <text:p>0.219</text:p>
          </table:table-cell>
          <table:table-cell table:formula="of:=([.Z4]*0.005+0.002)/SQRT(3)" office:value-type="float" office:value="0.00178689908314189" calcext:value-type="float">
            <text:p>0.001786899083142</text:p>
          </table:table-cell>
          <table:table-cell table:number-columns-repeated="2"/>
          <table:table-cell office:value-type="float" office:value="1.996" calcext:value-type="float">
            <text:p>1.996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table:formula="of:=([.AF4]*0.0005+0.004)/SQRT(3)" office:value-type="float" office:value="0.00240177711982884" calcext:value-type="float">
            <text:p>0.002401777119829</text:p>
          </table:table-cell>
          <table:table-cell office:value-type="float" office:value="0.213" calcext:value-type="float">
            <text:p>0.213</text:p>
          </table:table-cell>
          <table:table-cell table:formula="of:=([.AH4]*0.005+0.002)/SQRT(3)" office:value-type="float" office:value="0.0017695785750662" calcext:value-type="float">
            <text:p>0.001769578575066</text:p>
          </table:table-cell>
          <table:table-cell table:number-columns-repeated="2"/>
          <table:table-cell table:formula="of:=[.AL3]*0.009+0.1" office:value-type="float" office:value="0.1882" calcext:value-type="float">
            <text:p>0.1882</text:p>
          </table:table-cell>
          <table:table-cell table:number-columns-repeated="2"/>
          <table:table-cell office:value-type="float" office:value="59.46" calcext:value-type="float">
            <text:p>59.46</text:p>
          </table:table-cell>
          <table:table-cell office:value-type="float" office:value="0.42" calcext:value-type="float">
            <text:p>0.42</text:p>
          </table:table-cell>
          <table:table-cell table:formula="of:=([.AP4]*0.005+0.002)/SQRT(3)" office:value-type="float" office:value="0.00236713610367747" calcext:value-type="float">
            <text:p>0.002367136103677</text:p>
          </table:table-cell>
          <table:table-cell office:value-type="float" office:value="25" calcext:value-type="float">
            <text:p>25</text:p>
          </table:table-cell>
          <table:table-cell table:formula="of:=([.AR4]+0.0002)*0.01/SQRT(3)" office:value-type="float" office:value="0.144338721997945" calcext:value-type="float">
            <text:p>0.144338721997945</text:p>
          </table:table-cell>
          <table:table-cell table:number-columns-repeated="6"/>
        </table:table-row>
        <table:table-row table:style-name="ro1">
          <table:table-cell/>
          <table:table-cell table:formula="of:=[.B4]/SQRT(3)" office:value-type="float" office:value="0.00529545666900725" calcext:value-type="float">
            <text:p>0.005295456669007</text:p>
          </table:table-cell>
          <table:table-cell office:value-type="float" office:value="1" calcext:value-type="float">
            <text:p>1</text:p>
          </table:table-cell>
          <table:table-cell office:value-type="float" office:value="1.014" calcext:value-type="float">
            <text:p>1.014</text:p>
          </table:table-cell>
          <table:table-cell table:formula="of:=([.D5]*0.005+0.002)/SQRT(3)" office:value-type="float" office:value="0.00408186640317065" calcext:value-type="float">
            <text:p>0.004081866403171</text:p>
          </table:table-cell>
          <table:table-cell office:value-type="float" office:value="1.22" calcext:value-type="float">
            <text:p>1.22</text:p>
          </table:table-cell>
          <table:table-cell table:style-name="ce3" table:formula="of:=([.F5]*0.0005+0.05)/SQRT(3)" office:value-type="float" office:value="0.029219697123687" calcext:value-type="float">
            <text:p>0.0292196971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0.216" calcext:value-type="float">
            <text:p>0.216</text:p>
          </table:table-cell>
          <table:table-cell table:number-columns-repeated="2"/>
          <table:table-cell office:value-type="float" office:value="1.0886" calcext:value-type="float">
            <text:p>1.0886</text:p>
          </table:table-cell>
          <table:table-cell/>
          <table:table-cell table:formula="of:=[.N5]/[.Q5]/0.001-[.$L$3]" office:value-type="float" office:value="100.319988976667" calcext:value-type="float">
            <text:p>100.31998897666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4]/SQRT(3)" office:value-type="float" office:value="0.0109488705049121" calcext:value-type="float">
            <text:p>0.010948870504912</text:p>
          </table:table-cell>
          <table:table-cell office:value-type="float" office:value="0.4" calcext:value-type="float">
            <text:p>0.4</text:p>
          </table:table-cell>
          <table:table-cell office:value-type="float" office:value="0.207" calcext:value-type="float">
            <text:p>0.207</text:p>
          </table:table-cell>
          <table:table-cell table:formula="of:=([.X5]*0.0005+0.004)/SQRT(3)" office:value-type="float" office:value="0.00236915682961963" calcext:value-type="float">
            <text:p>0.00236915682962</text:p>
          </table:table-cell>
          <table:table-cell office:value-type="float" office:value="0.415" calcext:value-type="float">
            <text:p>0.415</text:p>
          </table:table-cell>
          <table:table-cell table:formula="of:=([.Z5]*0.005+0.002)/SQRT(3)" office:value-type="float" office:value="0.00235270234694772" calcext:value-type="float">
            <text:p>0.002352702346948</text:p>
          </table:table-cell>
          <table:table-cell table:number-columns-repeated="2"/>
          <table:table-cell table:formula="of:=[.AD4]*0.009+0.001" office:value-type="float" office:value="0.018964" calcext:value-type="float">
            <text:p>0.018964</text:p>
          </table:table-cell>
          <table:table-cell office:value-type="float" office:value="0.4" calcext:value-type="float">
            <text:p>0.4</text:p>
          </table:table-cell>
          <table:table-cell office:value-type="float" office:value="0.628" calcext:value-type="float">
            <text:p>0.628</text:p>
          </table:table-cell>
          <table:table-cell table:formula="of:=([.AF5]*0.0005+0.004)/SQRT(3)" office:value-type="float" office:value="0.00249068906128405" calcext:value-type="float">
            <text:p>0.002490689061284</text:p>
          </table:table-cell>
          <table:table-cell office:value-type="float" office:value="0.417" calcext:value-type="float">
            <text:p>0.417</text:p>
          </table:table-cell>
          <table:table-cell table:formula="of:=([.AH5]*0.005+0.002)/SQRT(3)" office:value-type="float" office:value="0.00235847584963962" calcext:value-type="float">
            <text:p>0.00235847584964</text:p>
          </table:table-cell>
          <table:table-cell table:number-columns-repeated="2"/>
          <table:table-cell table:formula="of:=[.AL4]/SQRT(3)" office:value-type="float" office:value="0.108657320661488" calcext:value-type="float">
            <text:p>0.108657320661488</text:p>
          </table:table-cell>
          <table:table-cell/>
          <table:table-cell office:value-type="string" calcext:value-type="string">
            <text:p>V in</text:p>
          </table:table-cell>
          <table:table-cell office:value-type="float" office:value="55.67" calcext:value-type="float">
            <text:p>55.67</text:p>
          </table:table-cell>
          <table:table-cell office:value-type="float" office:value="0.458" calcext:value-type="float">
            <text:p>0.458</text:p>
          </table:table-cell>
          <table:table-cell table:formula="of:=([.AP5]*0.005+0.002)/SQRT(3)" office:value-type="float" office:value="0.00247683265482349" calcext:value-type="float">
            <text:p>0.002476832654824</text:p>
          </table:table-cell>
          <table:table-cell office:value-type="float" office:value="50" calcext:value-type="float">
            <text:p>50</text:p>
          </table:table-cell>
          <table:table-cell table:formula="of:=([.AR5]+0.0002)*0.01/SQRT(3)" office:value-type="float" office:value="0.288676289295351" calcext:value-type="float">
            <text:p>0.2886762892953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.519" calcext:value-type="float">
            <text:p>1.519</text:p>
          </table:table-cell>
          <table:table-cell table:formula="of:=([.D6]*0.005+0.002)/SQRT(3)" office:value-type="float" office:value="0.00553967583287446" calcext:value-type="float">
            <text:p>0.005539675832874</text:p>
          </table:table-cell>
          <table:table-cell office:value-type="float" office:value="1.82" calcext:value-type="float">
            <text:p>1.82</text:p>
          </table:table-cell>
          <table:table-cell table:style-name="ce3" table:formula="of:=([.F6]*0.0005+0.05)/SQRT(3)" office:value-type="float" office:value="0.0293929022044438" calcext:value-type="float">
            <text:p>0.0293929022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0.316" calcext:value-type="float">
            <text:p>0.316</text:p>
          </table:table-cell>
          <table:table-cell table:number-columns-repeated="2"/>
          <table:table-cell office:value-type="float" office:value="1.5946" calcext:value-type="float">
            <text:p>1.5946</text:p>
          </table:table-cell>
          <table:table-cell/>
          <table:table-cell table:formula="of:=[.N6]/[.Q6]/0.001-[.$L$3]" office:value-type="float" office:value="100.068819766713" calcext:value-type="float">
            <text:p>100.0688197667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09" calcext:value-type="float">
            <text:p>0.309</text:p>
          </table:table-cell>
          <table:table-cell table:formula="of:=([.X6]*0.0005+0.004)/SQRT(3)" office:value-type="float" office:value="0.0023986016933483" calcext:value-type="float">
            <text:p>0.002398601693348</text:p>
          </table:table-cell>
          <table:table-cell office:value-type="float" office:value="0.62" calcext:value-type="float">
            <text:p>0.62</text:p>
          </table:table-cell>
          <table:table-cell table:formula="of:=([.Z6]*0.005+0.002)/SQRT(3)" office:value-type="float" office:value="0.00294448637286709" calcext:value-type="float">
            <text:p>0.002944486372867</text:p>
          </table:table-cell>
          <table:table-cell table:number-columns-repeated="2"/>
          <table:table-cell table:formula="of:=[.AD5]/SQRT(3)" office:value-type="float" office:value="0.0109488705049121" calcext:value-type="float">
            <text:p>0.010948870504912</text:p>
          </table:table-cell>
          <table:table-cell office:value-type="float" office:value="0.6" calcext:value-type="float">
            <text:p>0.6</text:p>
          </table:table-cell>
          <table:table-cell office:value-type="float" office:value="0.933" calcext:value-type="float">
            <text:p>0.933</text:p>
          </table:table-cell>
          <table:table-cell table:formula="of:=([.AF6]*0.0005+0.004)/SQRT(3)" office:value-type="float" office:value="0.00257873497733546" calcext:value-type="float">
            <text:p>0.002578734977335</text:p>
          </table:table-cell>
          <table:table-cell office:value-type="float" office:value="0.619" calcext:value-type="float">
            <text:p>0.619</text:p>
          </table:table-cell>
          <table:table-cell table:formula="of:=([.AH6]*0.005+0.002)/SQRT(3)" office:value-type="float" office:value="0.00294159962152114" calcext:value-type="float">
            <text:p>0.002941599621521</text:p>
          </table:table-cell>
          <table:table-cell table:number-columns-repeated="4"/>
          <table:table-cell office:value-type="float" office:value="1.004" calcext:value-type="float">
            <text:p>1.004</text:p>
          </table:table-cell>
          <table:table-cell office:value-type="float" office:value="53.51" calcext:value-type="float">
            <text:p>53.51</text:p>
          </table:table-cell>
          <table:table-cell office:value-type="float" office:value="0.479" calcext:value-type="float">
            <text:p>0.479</text:p>
          </table:table-cell>
          <table:table-cell table:formula="of:=([.AP6]*0.005+0.002)/SQRT(3)" office:value-type="float" office:value="0.00253745443308841" calcext:value-type="float">
            <text:p>0.002537454433088</text:p>
          </table:table-cell>
          <table:table-cell office:value-type="float" office:value="100" calcext:value-type="float">
            <text:p>100</text:p>
          </table:table-cell>
          <table:table-cell table:formula="of:=([.AR6]+0.0002)*0.01/SQRT(3)" office:value-type="float" office:value="0.577351423890164" calcext:value-type="float">
            <text:p>0.5773514238901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33" calcext:value-type="float">
            <text:p>2.033</text:p>
          </table:table-cell>
          <table:table-cell table:formula="of:=([.D7]*0.005+0.002)/SQRT(3)" office:value-type="float" office:value="0.0070234660246918" calcext:value-type="float">
            <text:p>0.007023466024692</text:p>
          </table:table-cell>
          <table:table-cell office:value-type="float" office:value="2.42" calcext:value-type="float">
            <text:p>2.42</text:p>
          </table:table-cell>
          <table:table-cell table:style-name="ce3" table:formula="of:=([.F7]*0.0005+0.05)/SQRT(3)" office:value-type="float" office:value="0.0295661072852007" calcext:value-type="float">
            <text:p>0.0295661073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2.6237" calcext:value-type="float">
            <text:p>2.6237</text:p>
          </table:table-cell>
          <table:table-cell/>
          <table:table-cell table:formula="of:=[.N7]/[.Q7]/0.001-[.$L$3]" office:value-type="float" office:value="100.093391012692" calcext:value-type="float">
            <text:p>100.09339101269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 table:formula="of:=([.X7]*0.0005+0.004)/SQRT(3)" office:value-type="float" office:value="0.00242775788194238" calcext:value-type="float">
            <text:p>0.002427757881942</text:p>
          </table:table-cell>
          <table:table-cell office:value-type="float" office:value="0.82" calcext:value-type="float">
            <text:p>0.82</text:p>
          </table:table-cell>
          <table:table-cell table:formula="of:=([.Z7]*0.005+0.002)/SQRT(3)" office:value-type="float" office:value="0.00352183664205672" calcext:value-type="float">
            <text:p>0.00352183664205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table:formula="of:=([.AF7]*0.0005+0.004)/SQRT(3)" office:value-type="float" office:value="0.00266447149231012" calcext:value-type="float">
            <text:p>0.00266447149231</text:p>
          </table:table-cell>
          <table:table-cell office:value-type="float" office:value="0.816" calcext:value-type="float">
            <text:p>0.816</text:p>
          </table:table-cell>
          <table:table-cell table:formula="of:=([.AH7]*0.005+0.002)/SQRT(3)" office:value-type="float" office:value="0.00351028963667292" calcext:value-type="float">
            <text:p>0.003510289636673</text:p>
          </table:table-cell>
          <table:table-cell table:number-columns-repeated="4"/>
          <table:table-cell table:formula="of:=([.AN6]*0.005+0.002)/SQRT(3)" office:value-type="float" office:value="0.00405299888971117" calcext:value-type="float">
            <text:p>0.004052998889711</text:p>
          </table:table-cell>
          <table:table-cell office:value-type="float" office:value="52.09" calcext:value-type="float">
            <text:p>52.09</text:p>
          </table:table-cell>
          <table:table-cell office:value-type="float" office:value="0.493" calcext:value-type="float">
            <text:p>0.493</text:p>
          </table:table-cell>
          <table:table-cell table:formula="of:=([.AP7]*0.005+0.002)/SQRT(3)" office:value-type="float" office:value="0.00257786895193168" calcext:value-type="float">
            <text:p>0.002577868951932</text:p>
          </table:table-cell>
          <table:table-cell office:value-type="float" office:value="250" calcext:value-type="float">
            <text:p>250</text:p>
          </table:table-cell>
          <table:table-cell table:formula="of:=([.AR7]+0.0002)*0.01/SQRT(3)" office:value-type="float" office:value="1.4433768276746" calcext:value-type="float">
            <text:p>1.44337682767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.521" calcext:value-type="float">
            <text:p>2.521</text:p>
          </table:table-cell>
          <table:table-cell table:formula="of:=([.D8]*0.005+0.002)/SQRT(3)" office:value-type="float" office:value="0.00843220068151448" calcext:value-type="float">
            <text:p>0.008432200681514</text:p>
          </table:table-cell>
          <table:table-cell office:value-type="float" office:value="3.01" calcext:value-type="float">
            <text:p>3.01</text:p>
          </table:table-cell>
          <table:table-cell table:style-name="ce3" table:formula="of:=([.F8]*0.0005+0.05)/SQRT(3)" office:value-type="float" office:value="0.0297364256146117" calcext:value-type="float">
            <text:p>0.0297364256</text:p>
          </table:table-cell>
          <table:table-cell table:number-columns-repeated="5"/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 table:number-columns-repeated="2"/>
          <table:table-cell office:value-type="float" office:value="3.126" calcext:value-type="float">
            <text:p>3.126</text:p>
          </table:table-cell>
          <table:table-cell/>
          <table:table-cell table:formula="of:=[.N8]/[.Q8]/0.001-[.$L$3]" office:value-type="float" office:value="100.236532309661" calcext:value-type="float">
            <text:p>100.23653230966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1" calcext:value-type="float">
            <text:p>0.511</text:p>
          </table:table-cell>
          <table:table-cell table:formula="of:=([.X8]*0.0005+0.004)/SQRT(3)" office:value-type="float" office:value="0.00245691407053645" calcext:value-type="float">
            <text:p>0.002456914070536</text:p>
          </table:table-cell>
          <table:table-cell office:value-type="float" office:value="1.021" calcext:value-type="float">
            <text:p>1.021</text:p>
          </table:table-cell>
          <table:table-cell table:formula="of:=([.Z8]*0.005+0.002)/SQRT(3)" office:value-type="float" office:value="0.00410207366259229" calcext:value-type="float">
            <text:p>0.004102073662592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1.538" calcext:value-type="float">
            <text:p>1.538</text:p>
          </table:table-cell>
          <table:table-cell table:formula="of:=([.AF8]*0.0005+0.004)/SQRT(3)" office:value-type="float" office:value="0.00275338343376532" calcext:value-type="float">
            <text:p>0.002753383433765</text:p>
          </table:table-cell>
          <table:table-cell office:value-type="float" office:value="1.02" calcext:value-type="float">
            <text:p>1.02</text:p>
          </table:table-cell>
          <table:table-cell table:formula="of:=([.AH8]*0.005+0.002)/SQRT(3)" office:value-type="float" office:value="0.00409918691124634" calcext:value-type="float">
            <text:p>0.004099186911246</text:p>
          </table:table-cell>
          <table:table-cell table:number-columns-repeated="2"/>
          <table:table-cell office:value-type="string" calcext:value-type="string">
            <text:p>Interna Ohm</text:p>
          </table:table-cell>
          <table:table-cell table:number-columns-repeated="2"/>
          <table:table-cell office:value-type="float" office:value="51.62" calcext:value-type="float">
            <text:p>51.62</text:p>
          </table:table-cell>
          <table:table-cell office:value-type="float" office:value="0.498" calcext:value-type="float">
            <text:p>0.498</text:p>
          </table:table-cell>
          <table:table-cell table:formula="of:=([.AP8]*0.005+0.002)/SQRT(3)" office:value-type="float" office:value="0.00259230270866142" calcext:value-type="float">
            <text:p>0.002592302708661</text:p>
          </table:table-cell>
          <table:table-cell office:value-type="float" office:value="500" calcext:value-type="float">
            <text:p>500</text:p>
          </table:table-cell>
          <table:table-cell table:formula="of:=([.AR8]+0.0002)*0.01/SQRT(3)" office:value-type="float" office:value="2.88675250064867" calcext:value-type="float">
            <text:p>2.886752500648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019" calcext:value-type="float">
            <text:p>3.019</text:p>
          </table:table-cell>
          <table:table-cell table:formula="of:=([.D9]*0.005+0.002)/SQRT(3)" office:value-type="float" office:value="0.00986980285179665" calcext:value-type="float">
            <text:p>0.009869802851797</text:p>
          </table:table-cell>
          <table:table-cell office:value-type="float" office:value="3.62" calcext:value-type="float">
            <text:p>3.62</text:p>
          </table:table-cell>
          <table:table-cell table:style-name="ce3" table:formula="of:=([.F9]*0.0005+0.05)/SQRT(3)" office:value-type="float" office:value="0.0299125174467145" calcext:value-type="float">
            <text:p>0.0299125174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office:value-type="float" office:value="0.819" calcext:value-type="float">
            <text:p>0.819</text:p>
          </table:table-cell>
          <table:table-cell table:number-columns-repeated="2"/>
          <table:table-cell office:value-type="float" office:value="4.126" calcext:value-type="float">
            <text:p>4.126</text:p>
          </table:table-cell>
          <table:table-cell/>
          <table:table-cell table:formula="of:=[.N9]/[.Q9]/0.001-[.$L$3]" office:value-type="float" office:value="100.397333979641" calcext:value-type="float">
            <text:p>100.39733397964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609" calcext:value-type="float">
            <text:p>0.609</text:p>
          </table:table-cell>
          <table:table-cell table:formula="of:=([.X9]*0.0005+0.004)/SQRT(3)" office:value-type="float" office:value="0.00248520423372674" calcext:value-type="float">
            <text:p>0.002485204233727</text:p>
          </table:table-cell>
          <table:table-cell office:value-type="float" office:value="1.216" calcext:value-type="float">
            <text:p>1.216</text:p>
          </table:table-cell>
          <table:table-cell table:formula="of:=([.Z9]*0.005+0.002)/SQRT(3)" office:value-type="float" office:value="0.00466499017505218" calcext:value-type="float">
            <text:p>0.004664990175052</text:p>
          </table:table-cell>
          <table:table-cell table:number-columns-repeated="2"/>
          <table:table-cell office:value-type="float" office:value="0.992" calcext:value-type="float">
            <text:p>0.992</text:p>
          </table:table-cell>
          <table:table-cell office:value-type="float" office:value="1.2" calcext:value-type="float">
            <text:p>1.2</text:p>
          </table:table-cell>
          <table:table-cell office:value-type="float" office:value="1.835" calcext:value-type="float">
            <text:p>1.835</text:p>
          </table:table-cell>
          <table:table-cell table:formula="of:=([.AF9]*0.0005+0.004)/SQRT(3)" office:value-type="float" office:value="0.00283911994873998" calcext:value-type="float">
            <text:p>0.00283911994874</text:p>
          </table:table-cell>
          <table:table-cell office:value-type="float" office:value="1.217" calcext:value-type="float">
            <text:p>1.217</text:p>
          </table:table-cell>
          <table:table-cell table:formula="of:=([.AH9]*0.005+0.002)/SQRT(3)" office:value-type="float" office:value="0.00466787692639812" calcext:value-type="float">
            <text:p>0.00466787692639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51.45" calcext:value-type="float">
            <text:p>51.45</text:p>
          </table:table-cell>
          <table:table-cell office:value-type="float" office:value="0.5" calcext:value-type="float">
            <text:p>0.5</text:p>
          </table:table-cell>
          <table:table-cell table:formula="of:=([.AP9]*0.005+0.002)/SQRT(3)" office:value-type="float" office:value="0.00259807621135332" calcext:value-type="float">
            <text:p>0.002598076211353</text:p>
          </table:table-cell>
          <table:table-cell office:value-type="float" office:value="750" calcext:value-type="float">
            <text:p>750</text:p>
          </table:table-cell>
          <table:table-cell table:formula="of:=([.AR9]+0.0002)*0.01/SQRT(3)" office:value-type="float" office:value="4.33012817362273" calcext:value-type="float">
            <text:p>4.330128173622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015" calcext:value-type="float">
            <text:p>4.015</text:p>
          </table:table-cell>
          <table:table-cell table:formula="of:=([.D10]*0.005+0.002)/SQRT(3)" office:value-type="float" office:value="0.012745007192361" calcext:value-type="float">
            <text:p>0.012745007192361</text:p>
          </table:table-cell>
          <table:table-cell office:value-type="float" office:value="4.8" calcext:value-type="float">
            <text:p>4.8</text:p>
          </table:table-cell>
          <table:table-cell table:style-name="ce3" table:formula="of:=([.F10]*0.0005+0.05)/SQRT(3)" office:value-type="float" office:value="0.0302531541055364" calcext:value-type="float">
            <text:p>0.0302531541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float" office:value="0.912" calcext:value-type="float">
            <text:p>0.912</text:p>
          </table:table-cell>
          <table:table-cell table:number-columns-repeated="2"/>
          <table:table-cell office:value-type="float" office:value="4.5998" calcext:value-type="float">
            <text:p>4.5998</text:p>
          </table:table-cell>
          <table:table-cell/>
          <table:table-cell table:formula="of:=[.N10]/[.Q10]/0.001-[.$L$3]" office:value-type="float" office:value="100.169489977825" calcext:value-type="float">
            <text:p>100.1694899778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708" calcext:value-type="float">
            <text:p>0.708</text:p>
          </table:table-cell>
          <table:table-cell table:formula="of:=([.X10]*0.0005+0.004)/SQRT(3)" office:value-type="float" office:value="0.00251378307205163" calcext:value-type="float">
            <text:p>0.002513783072052</text:p>
          </table:table-cell>
          <table:table-cell office:value-type="float" office:value="1.415" calcext:value-type="float">
            <text:p>1.415</text:p>
          </table:table-cell>
          <table:table-cell table:formula="of:=([.Z10]*0.005+0.002)/SQRT(3)" office:value-type="float" office:value="0.00523945369289585" calcext:value-type="float">
            <text:p>0.005239453692896</text:p>
          </table:table-cell>
          <table:table-cell table:number-columns-repeated="2"/>
          <table:table-cell table:formula="of:=[.AD9]*0.009+0.001" office:value-type="float" office:value="0.009928" calcext:value-type="float">
            <text:p>0.009928</text:p>
          </table:table-cell>
          <table:table-cell office:value-type="float" office:value="1.4" calcext:value-type="float">
            <text:p>1.4</text:p>
          </table:table-cell>
          <table:table-cell office:value-type="float" office:value="2.138" calcext:value-type="float">
            <text:p>2.138</text:p>
          </table:table-cell>
          <table:table-cell table:formula="of:=([.AF10]*0.0005+0.004)/SQRT(3)" office:value-type="float" office:value="0.00292658851452221" calcext:value-type="float">
            <text:p>0.002926588514522</text:p>
          </table:table-cell>
          <table:table-cell office:value-type="float" office:value="1.417" calcext:value-type="float">
            <text:p>1.417</text:p>
          </table:table-cell>
          <table:table-cell table:formula="of:=([.AH10]*0.005+0.002)/SQRT(3)" office:value-type="float" office:value="0.00524522719558775" calcext:value-type="float">
            <text:p>0.005245227195588</text:p>
          </table:table-cell>
          <table:table-cell table:number-columns-repeated="5"/>
          <table:table-cell office:value-type="float" office:value="51.37" calcext:value-type="float">
            <text:p>51.37</text:p>
          </table:table-cell>
          <table:table-cell office:value-type="float" office:value="0.501" calcext:value-type="float">
            <text:p>0.501</text:p>
          </table:table-cell>
          <table:table-cell table:formula="of:=([.AP10]*0.005+0.002)/SQRT(3)" office:value-type="float" office:value="0.00260096296269926" calcext:value-type="float">
            <text:p>0.002600962962699</text:p>
          </table:table-cell>
          <table:table-cell office:value-type="float" office:value="1000" calcext:value-type="float">
            <text:p>1000</text:p>
          </table:table-cell>
          <table:table-cell table:formula="of:=([.AR10]+0.0002)*0.01/SQRT(3)" office:value-type="float" office:value="5.7735038465968" calcext:value-type="float">
            <text:p>5.7735038465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015" calcext:value-type="float">
            <text:p>5.015</text:p>
          </table:table-cell>
          <table:table-cell table:formula="of:=([.D11]*0.005+0.002)/SQRT(3)" office:value-type="float" office:value="0.0156317585383091" calcext:value-type="float">
            <text:p>0.015631758538309</text:p>
          </table:table-cell>
          <table:table-cell office:value-type="float" office:value="5.99" calcext:value-type="float">
            <text:p>5.99</text:p>
          </table:table-cell>
          <table:table-cell table:style-name="ce3" table:formula="of:=([.F11]*0.0005+0.05)/SQRT(3)" office:value-type="float" office:value="0.0305966775157042" calcext:value-type="float">
            <text:p>0.03059667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016" calcext:value-type="float">
            <text:p>1.016</text:p>
          </table:table-cell>
          <table:table-cell table:number-columns-repeated="2"/>
          <table:table-cell office:value-type="float" office:value="10.201" calcext:value-type="float">
            <text:p>10.201</text:p>
          </table:table-cell>
          <table:table-cell/>
          <table:table-cell table:formula="of:=[.N11]/[.Q11]/0.001-[.$L$3]" office:value-type="float" office:value="1.49807861974315" calcext:value-type="float">
            <text:p>1.4980786197431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809" calcext:value-type="float">
            <text:p>0.809</text:p>
          </table:table-cell>
          <table:table-cell table:formula="of:=([.X11]*0.0005+0.004)/SQRT(3)" office:value-type="float" office:value="0.00254293926064571" calcext:value-type="float">
            <text:p>0.002542939260646</text:p>
          </table:table-cell>
          <table:table-cell office:value-type="float" office:value="1.616" calcext:value-type="float">
            <text:p>1.616</text:p>
          </table:table-cell>
          <table:table-cell table:formula="of:=([.Z11]*0.005+0.002)/SQRT(3)" office:value-type="float" office:value="0.00581969071343143" calcext:value-type="float">
            <text:p>0.005819690713431</text:p>
          </table:table-cell>
          <table:table-cell table:number-columns-repeated="2"/>
          <table:table-cell table:formula="of:=[.AD10]/SQRT(3)" office:value-type="float" office:value="0.0057319334725146" calcext:value-type="float">
            <text:p>0.005731933472515</text:p>
          </table:table-cell>
          <table:table-cell office:value-type="float" office:value="1.6" calcext:value-type="float">
            <text:p>1.6</text:p>
          </table:table-cell>
          <table:table-cell office:value-type="float" office:value="2.442" calcext:value-type="float">
            <text:p>2.442</text:p>
          </table:table-cell>
          <table:table-cell table:formula="of:=([.AF11]*0.0005+0.004)/SQRT(3)" office:value-type="float" office:value="0.00301434575543904" calcext:value-type="float">
            <text:p>0.003014345755439</text:p>
          </table:table-cell>
          <table:table-cell office:value-type="float" office:value="1.619" calcext:value-type="float">
            <text:p>1.619</text:p>
          </table:table-cell>
          <table:table-cell table:formula="of:=([.AH11]*0.005+0.002)/SQRT(3)" office:value-type="float" office:value="0.00582835096746927" calcext:value-type="float">
            <text:p>0.005828350967469</text:p>
          </table:table-cell>
          <table:table-cell table:number-columns-repeated="5"/>
          <table:table-cell office:value-type="float" office:value="51.37" calcext:value-type="float">
            <text:p>51.37</text:p>
          </table:table-cell>
          <table:table-cell office:value-type="float" office:value="0.501" calcext:value-type="float">
            <text:p>0.501</text:p>
          </table:table-cell>
          <table:table-cell table:formula="of:=([.AP11]*0.005+0.002)/SQRT(3)" office:value-type="float" office:value="0.00260096296269926" calcext:value-type="float">
            <text:p>0.002600962962699</text:p>
          </table:table-cell>
          <table:table-cell office:value-type="float" office:value="1100" calcext:value-type="float">
            <text:p>1100</text:p>
          </table:table-cell>
          <table:table-cell table:formula="of:=([.AR11]+0.0002)*0.01/SQRT(3)" office:value-type="float" office:value="6.35085411578642" calcext:value-type="float">
            <text:p>6.3508541157864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908" calcext:value-type="float">
            <text:p>0.908</text:p>
          </table:table-cell>
          <table:table-cell table:formula="of:=([.X12]*0.0005+0.004)/SQRT(3)" office:value-type="float" office:value="0.00257151809897059" calcext:value-type="float">
            <text:p>0.002571518098971</text:p>
          </table:table-cell>
          <table:table-cell office:value-type="float" office:value="1.815" calcext:value-type="float">
            <text:p>1.815</text:p>
          </table:table-cell>
          <table:table-cell table:formula="of:=([.Z12]*0.005+0.002)/SQRT(3)" office:value-type="float" office:value="0.00639415423127511" calcext:value-type="float">
            <text:p>0.006394154231275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2.741" calcext:value-type="float">
            <text:p>2.741</text:p>
          </table:table-cell>
          <table:table-cell table:formula="of:=([.AF12]*0.0005+0.004)/SQRT(3)" office:value-type="float" office:value="0.00310065962068289" calcext:value-type="float">
            <text:p>0.003100659620683</text:p>
          </table:table-cell>
          <table:table-cell office:value-type="float" office:value="1.817" calcext:value-type="float">
            <text:p>1.817</text:p>
          </table:table-cell>
          <table:table-cell table:formula="of:=([.AH12]*0.005+0.002)/SQRT(3)" office:value-type="float" office:value="0.006399927733967" calcext:value-type="float">
            <text:p>0.006399927733967</text:p>
          </table:table-cell>
          <table:table-cell table:number-columns-repeated="5"/>
          <table:table-cell office:value-type="float" office:value="76.21" calcext:value-type="float">
            <text:p>76.21</text:p>
          </table:table-cell>
          <table:table-cell office:value-type="float" office:value="0.252" calcext:value-type="float">
            <text:p>0.252</text:p>
          </table:table-cell>
          <table:table-cell table:formula="of:=([.AP12]*0.005+0.002)/SQRT(3)" office:value-type="float" office:value="0.00188216187755818" calcext:value-type="float">
            <text:p>0.001882161877558</text:p>
          </table:table-cell>
          <table:table-cell office:value-type="float" office:value="5" calcext:value-type="float">
            <text:p>5</text:p>
          </table:table-cell>
          <table:table-cell table:formula="of:=([.AR12]+0.0002)*0.01/SQRT(3)" office:value-type="float" office:value="0.0288686681600197" calcext:value-type="float">
            <text:p>0.02886866816002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08" calcext:value-type="float">
            <text:p>1.008</text:p>
          </table:table-cell>
          <table:table-cell table:formula="of:=([.X13]*0.0005+0.004)/SQRT(3)" office:value-type="float" office:value="0.00260038561243007" calcext:value-type="float">
            <text:p>0.00260038561243</text:p>
          </table:table-cell>
          <table:table-cell office:value-type="float" office:value="2.015" calcext:value-type="float">
            <text:p>2.015</text:p>
          </table:table-cell>
          <table:table-cell table:formula="of:=([.Z13]*0.005+0.002)/SQRT(3)" office:value-type="float" office:value="0.00697150450046473" calcext:value-type="float">
            <text:p>0.0069715045004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.032" calcext:value-type="float">
            <text:p>3.032</text:p>
          </table:table-cell>
          <table:table-cell table:formula="of:=([.AF13]*0.0005+0.004)/SQRT(3)" office:value-type="float" office:value="0.00318466408484998" calcext:value-type="float">
            <text:p>0.00318466408485</text:p>
          </table:table-cell>
          <table:table-cell office:value-type="float" office:value="2.01" calcext:value-type="float">
            <text:p>2.01</text:p>
          </table:table-cell>
          <table:table-cell table:formula="of:=([.AH13]*0.005+0.002)/SQRT(3)" office:value-type="float" office:value="0.00695707074373499" calcext:value-type="float">
            <text:p>0.006957070743735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table:number-columns-repeated="2"/>
          <table:table-cell office:value-type="string" calcext:value-type="string">
            <text:p>Corrente mis milliAmp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08" calcext:value-type="float">
            <text:p>1.108</text:p>
          </table:table-cell>
          <table:table-cell table:formula="of:=([.X14]*0.0005+0.004)/SQRT(3)" office:value-type="float" office:value="0.00262925312588956" calcext:value-type="float">
            <text:p>0.00262925312589</text:p>
          </table:table-cell>
          <table:table-cell office:value-type="float" office:value="2.213" calcext:value-type="float">
            <text:p>2.213</text:p>
          </table:table-cell>
          <table:table-cell table:formula="of:=([.Z14]*0.005+0.002)/SQRT(3)" office:value-type="float" office:value="0.00754308126696246" calcext:value-type="float">
            <text:p>0.007543081266962</text:p>
          </table:table-cell>
          <table:table-cell table:number-columns-repeated="3"/>
          <table:table-cell office:value-type="float" office:value="2.2" calcext:value-type="float">
            <text:p>2.2</text:p>
          </table:table-cell>
          <table:table-cell office:value-type="float" office:value="3.334" calcext:value-type="float">
            <text:p>3.334</text:p>
          </table:table-cell>
          <table:table-cell table:formula="of:=([.AF14]*0.0005+0.004)/SQRT(3)" office:value-type="float" office:value="0.00327184397549761" calcext:value-type="float">
            <text:p>0.003271843975498</text:p>
          </table:table-cell>
          <table:table-cell office:value-type="float" office:value="2.214" calcext:value-type="float">
            <text:p>2.214</text:p>
          </table:table-cell>
          <table:table-cell table:formula="of:=([.AH14]*0.005+0.002)/SQRT(3)" office:value-type="float" office:value="0.00754596801830841" calcext:value-type="float">
            <text:p>0.007545968018308</text:p>
          </table:table-cell>
          <table:table-cell table:number-columns-repeated="4"/>
          <table:table-cell office:value-type="string" calcext:value-type="string">
            <text:p>Sbaglia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nterpol 1</text:p>
          </table:table-cell>
          <table:table-cell office:value-type="string" calcext:value-type="string">
            <text:p>1 1 1 1</text:p>
          </table:table-cell>
          <table:table-cell table:number-columns-repeated="7"/>
          <table:table-cell office:value-type="float" office:value="98.1" calcext:value-type="float">
            <text:p>98.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212" calcext:value-type="float">
            <text:p>1.212</text:p>
          </table:table-cell>
          <table:table-cell table:formula="of:=([.X15]*0.0005+0.004)/SQRT(3)" office:value-type="float" office:value="0.00265927533988742" calcext:value-type="float">
            <text:p>0.002659275339887</text:p>
          </table:table-cell>
          <table:table-cell office:value-type="float" office:value="2.421" calcext:value-type="float">
            <text:p>2.421</text:p>
          </table:table-cell>
          <table:table-cell table:formula="of:=([.Z15]*0.005+0.002)/SQRT(3)" office:value-type="float" office:value="0.00814352554691967" calcext:value-type="float">
            <text:p>0.00814352554692</text:p>
          </table:table-cell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3.644" calcext:value-type="float">
            <text:p>3.644</text:p>
          </table:table-cell>
          <table:table-cell table:formula="of:=([.AF15]*0.0005+0.004)/SQRT(3)" office:value-type="float" office:value="0.003361333267222" calcext:value-type="float">
            <text:p>0.003361333267222</text:p>
          </table:table-cell>
          <table:table-cell office:value-type="float" office:value="2.419" calcext:value-type="float">
            <text:p>2.419</text:p>
          </table:table-cell>
          <table:table-cell table:formula="of:=([.AH15]*0.005+0.002)/SQRT(3)" office:value-type="float" office:value="0.00813775204422778" calcext:value-type="float">
            <text:p>0.008137752044228</text:p>
          </table:table-cell>
          <table:table-cell table:number-columns-repeated="2"/>
          <table:table-cell office:value-type="string" calcext:value-type="string">
            <text:p>Parte terza</text:p>
          </table:table-cell>
          <table:table-cell/>
          <table:table-cell office:value-type="string" calcext:value-type="string">
            <text:p>V gen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0.836469057954811" calcext:value-type="float">
            <text:p>0.836469057954811</text:p>
          </table:table-cell>
          <table:table-cell/>
          <table:table-cell office:value-type="string" calcext:value-type="string">
            <text:p>dist unif</text:p>
          </table:table-cell>
          <table:table-cell table:number-columns-repeated="8"/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/>
          <table:table-cell table:formula="of:=[.N16]/[.Q16]/0.001-[.$L$3]" office:value-type="float" office:value="1.45555555555556" calcext:value-type="float">
            <text:p>1.4555555555555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.312" calcext:value-type="float">
            <text:p>1.312</text:p>
          </table:table-cell>
          <table:table-cell table:formula="of:=([.X16]*0.0005+0.004)/SQRT(3)" office:value-type="float" office:value="0.0026881428533469" calcext:value-type="float">
            <text:p>0.002688142853347</text:p>
          </table:table-cell>
          <table:table-cell office:value-type="float" office:value="2.621" calcext:value-type="float">
            <text:p>2.621</text:p>
          </table:table-cell>
          <table:table-cell table:formula="of:=([.Z16]*0.005+0.002)/SQRT(3)" office:value-type="float" office:value="0.0087208758161093" calcext:value-type="float">
            <text:p>0.008720875816109</text:p>
          </table:table-cell>
          <table:table-cell table:number-columns-repeated="3"/>
          <table:table-cell office:value-type="float" office:value="2.6" calcext:value-type="float">
            <text:p>2.6</text:p>
          </table:table-cell>
          <table:table-cell office:value-type="float" office:value="3.944" calcext:value-type="float">
            <text:p>3.944</text:p>
          </table:table-cell>
          <table:table-cell table:formula="of:=([.AF16]*0.0005+0.004)/SQRT(3)" office:value-type="float" office:value="0.00344793580760045" calcext:value-type="float">
            <text:p>0.0034479358076</text:p>
          </table:table-cell>
          <table:table-cell office:value-type="float" office:value="2.614" calcext:value-type="float">
            <text:p>2.614</text:p>
          </table:table-cell>
          <table:table-cell table:formula="of:=([.AH16]*0.005+0.002)/SQRT(3)" office:value-type="float" office:value="0.00870066855668766" calcext:value-type="float">
            <text:p>0.00870066855668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219" calcext:value-type="float">
            <text:p>0.219</text:p>
          </table:table-cell>
          <table:table-cell table:formula="of:=0.03*0.001" office:value-type="float" office:value="0.00003" calcext:value-type="float">
            <text:p>3E-05</text:p>
          </table:table-cell>
          <table:table-cell table:formula="of:=0.01*0.001" office:value-type="float" office:value="0.00001" calcext:value-type="float">
            <text:p>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std</text:p>
          </table:table-cell>
          <table:table-cell office:value-type="float" office:value="0.00292402461635799" calcext:value-type="float">
            <text:p>0.002924024616358</text:p>
          </table:table-cell>
          <table:table-cell table:number-columns-repeated="10"/>
          <table:table-cell office:value-type="float" office:value="0.2" calcext:value-type="float">
            <text:p>0.2</text:p>
          </table:table-cell>
          <table:table-cell office:value-type="float" office:value="0.215" calcext:value-type="float">
            <text:p>0.215</text:p>
          </table:table-cell>
          <table:table-cell table:number-columns-repeated="2"/>
          <table:table-cell office:value-type="float" office:value="2.158" calcext:value-type="float">
            <text:p>2.158</text:p>
          </table:table-cell>
          <table:table-cell/>
          <table:table-cell table:formula="of:=[.N17]/[.Q17]/0.001-[.$L$3]" office:value-type="float" office:value="1.52928637627433" calcext:value-type="float">
            <text:p>1.5292863762743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41" calcext:value-type="float">
            <text:p>1.41</text:p>
          </table:table-cell>
          <table:table-cell table:formula="of:=([.X17]*0.0005+0.004)/SQRT(3)" office:value-type="float" office:value="0.00271643301653719" calcext:value-type="float">
            <text:p>0.002716433016537</text:p>
          </table:table-cell>
          <table:table-cell office:value-type="float" office:value="2.815" calcext:value-type="float">
            <text:p>2.815</text:p>
          </table:table-cell>
          <table:table-cell table:formula="of:=([.Z17]*0.005+0.002)/SQRT(3)" office:value-type="float" office:value="0.00928090557722323" calcext:value-type="float">
            <text:p>0.009280905577223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4.243" calcext:value-type="float">
            <text:p>4.243</text:p>
          </table:table-cell>
          <table:table-cell table:formula="of:=([.AF17]*0.0005+0.004)/SQRT(3)" office:value-type="float" office:value="0.00353424967284429" calcext:value-type="float">
            <text:p>0.003534249672844</text:p>
          </table:table-cell>
          <table:table-cell office:value-type="float" office:value="2.812" calcext:value-type="float">
            <text:p>2.812</text:p>
          </table:table-cell>
          <table:table-cell table:formula="of:=([.AH17]*0.005+0.002)/SQRT(3)" office:value-type="float" office:value="0.00927224532318539" calcext:value-type="float">
            <text:p>0.009272245323185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413" calcext:value-type="float">
            <text:p>0.413</text:p>
          </table:table-cell>
          <table:table-cell table:formula="of:=2.12*0.001" office:value-type="float" office:value="0.00212" calcext:value-type="float">
            <text:p>0.00212</text:p>
          </table:table-cell>
          <table:table-cell table:formula="of:=0.01*0.001" office:value-type="float" office:value="0.00001" calcext:value-type="float">
            <text:p>1E-0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3" calcext:value-type="float">
            <text:p>0.3</text:p>
          </table:table-cell>
          <table:table-cell office:value-type="float" office:value="0.318" calcext:value-type="float">
            <text:p>0.318</text:p>
          </table:table-cell>
          <table:table-cell table:number-columns-repeated="2"/>
          <table:table-cell office:value-type="float" office:value="3.188" calcext:value-type="float">
            <text:p>3.188</text:p>
          </table:table-cell>
          <table:table-cell/>
          <table:table-cell table:formula="of:=[.N18]/[.Q18]/0.001-[.$L$3]" office:value-type="float" office:value="1.64905897114178" calcext:value-type="float">
            <text:p>1.6490589711417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13" calcext:value-type="float">
            <text:p>1.513</text:p>
          </table:table-cell>
          <table:table-cell table:formula="of:=([.X18]*0.0005+0.004)/SQRT(3)" office:value-type="float" office:value="0.00274616655540045" calcext:value-type="float">
            <text:p>0.0027461665554</text:p>
          </table:table-cell>
          <table:table-cell office:value-type="float" office:value="3.019" calcext:value-type="float">
            <text:p>3.019</text:p>
          </table:table-cell>
          <table:table-cell table:formula="of:=([.Z18]*0.005+0.002)/SQRT(3)" office:value-type="float" office:value="0.00986980285179665" calcext:value-type="float">
            <text:p>0.00986980285179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.544" calcext:value-type="float">
            <text:p>4.544</text:p>
          </table:table-cell>
          <table:table-cell table:formula="of:=([.AF18]*0.0005+0.004)/SQRT(3)" office:value-type="float" office:value="0.00362114088835733" calcext:value-type="float">
            <text:p>0.003621140888357</text:p>
          </table:table-cell>
          <table:table-cell office:value-type="float" office:value="3.01" calcext:value-type="float">
            <text:p>3.01</text:p>
          </table:table-cell>
          <table:table-cell table:formula="of:=([.AH18]*0.005+0.002)/SQRT(3)" office:value-type="float" office:value="0.00984382208968312" calcext:value-type="float">
            <text:p>0.009843822089683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587" calcext:value-type="float">
            <text:p>0.587</text:p>
          </table:table-cell>
          <table:table-cell table:formula="of:=329*0.001" office:value-type="float" office:value="0.329" calcext:value-type="float">
            <text:p>0.329</text:p>
          </table:table-cell>
          <table:table-cell table:formula="of:=1*0.001"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 reduced</text:p>
          </table:table-cell>
          <table:table-cell office:value-type="float" office:value="0.0681367127214459" calcext:value-type="float">
            <text:p>0.068136712721446</text:p>
          </table:table-cell>
          <table:table-cell/>
          <table:table-cell office:value-type="string" calcext:value-type="string">
            <text:p>R voltmetro MOhm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0.513" calcext:value-type="float">
            <text:p>0.513</text:p>
          </table:table-cell>
          <table:table-cell table:number-columns-repeated="2"/>
          <table:table-cell office:value-type="float" office:value="5.146" calcext:value-type="float">
            <text:p>5.146</text:p>
          </table:table-cell>
          <table:table-cell/>
          <table:table-cell table:formula="of:=[.N19]/[.Q19]/0.001-[.$L$3]" office:value-type="float" office:value="1.58907889623009" calcext:value-type="float">
            <text:p>1.5890788962300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611" calcext:value-type="float">
            <text:p>1.611</text:p>
          </table:table-cell>
          <table:table-cell table:formula="of:=([.X19]*0.0005+0.004)/SQRT(3)" office:value-type="float" office:value="0.00277445671859075" calcext:value-type="float">
            <text:p>0.002774456718591</text:p>
          </table:table-cell>
          <table:table-cell office:value-type="float" office:value="3.214" calcext:value-type="float">
            <text:p>3.214</text:p>
          </table:table-cell>
          <table:table-cell table:formula="of:=([.Z19]*0.005+0.002)/SQRT(3)" office:value-type="float" office:value="0.0104327193642565" calcext:value-type="float">
            <text:p>0.010432719364257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4.84" calcext:value-type="float">
            <text:p>4.84</text:p>
          </table:table-cell>
          <table:table-cell table:formula="of:=([.AF19]*0.0005+0.004)/SQRT(3)" office:value-type="float" office:value="0.0037065887281974" calcext:value-type="float">
            <text:p>0.003706588728197</text:p>
          </table:table-cell>
          <table:table-cell office:value-type="float" office:value="3.207" calcext:value-type="float">
            <text:p>3.207</text:p>
          </table:table-cell>
          <table:table-cell table:formula="of:=([.AH19]*0.005+0.002)/SQRT(3)" office:value-type="float" office:value="0.0104125121048349" calcext:value-type="float">
            <text:p>0.010412512104835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01" calcext:value-type="float">
            <text:p>0.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ia</text:p>
          </table:table-cell>
          <table:table-cell office:value-type="float" office:value="10.6179771006392" calcext:value-type="float">
            <text:p>10.617977100639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0.618" calcext:value-type="float">
            <text:p>0.618</text:p>
          </table:table-cell>
          <table:table-cell table:number-columns-repeated="2"/>
          <table:table-cell office:value-type="float" office:value="6.198" calcext:value-type="float">
            <text:p>6.198</text:p>
          </table:table-cell>
          <table:table-cell/>
          <table:table-cell table:formula="of:=[.N20]/[.Q20]/0.001-[.$L$3]" office:value-type="float" office:value="1.60958373668925" calcext:value-type="float">
            <text:p>1.6095837366892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712" calcext:value-type="float">
            <text:p>1.712</text:p>
          </table:table-cell>
          <table:table-cell table:formula="of:=([.X20]*0.0005+0.004)/SQRT(3)" office:value-type="float" office:value="0.00280361290718482" calcext:value-type="float">
            <text:p>0.002803612907185</text:p>
          </table:table-cell>
          <table:table-cell office:value-type="float" office:value="3.418" calcext:value-type="float">
            <text:p>3.418</text:p>
          </table:table-cell>
          <table:table-cell table:formula="of:=([.Z20]*0.005+0.002)/SQRT(3)" office:value-type="float" office:value="0.01102161663883" calcext:value-type="float">
            <text:p>0.01102161663883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5.14" calcext:value-type="float">
            <text:p>5.14</text:p>
          </table:table-cell>
          <table:table-cell table:formula="of:=([.AF20]*0.0005+0.004)/SQRT(3)" office:value-type="float" office:value="0.00379319126857584" calcext:value-type="float">
            <text:p>0.003793191268576</text:p>
          </table:table-cell>
          <table:table-cell office:value-type="float" office:value="3.405" calcext:value-type="float">
            <text:p>3.405</text:p>
          </table:table-cell>
          <table:table-cell table:formula="of:=([.AH20]*0.005+0.002)/SQRT(3)" office:value-type="float" office:value="0.0109840888713326" calcext:value-type="float">
            <text:p>0.010984088871333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0002" calcext:value-type="float">
            <text:p>0.00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-value</text:p>
          </table:table-cell>
          <table:table-cell office:value-type="float" office:value="0.999526557711941" calcext:value-type="float">
            <text:p>0.999526557711941</text:p>
          </table:table-cell>
          <table:table-cell office:value-type="string" calcext:value-type="string">
            <text:p>dstd</text:p>
          </table:table-cell>
          <table:table-cell office:value-type="float" office:value="0.863915113717562" calcext:value-type="float">
            <text:p>0.863915113717562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0.814" calcext:value-type="float">
            <text:p>0.814</text:p>
          </table:table-cell>
          <table:table-cell table:number-columns-repeated="2"/>
          <table:table-cell office:value-type="float" office:value="8.158" calcext:value-type="float">
            <text:p>8.158</text:p>
          </table:table-cell>
          <table:table-cell/>
          <table:table-cell table:formula="of:=[.N21]/[.Q21]/0.001-[.$L$3]" office:value-type="float" office:value="1.6793576857073" calcext:value-type="float">
            <text:p>1.679357685707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813" calcext:value-type="float">
            <text:p>1.813</text:p>
          </table:table-cell>
          <table:table-cell table:formula="of:=([.X21]*0.0005+0.004)/SQRT(3)" office:value-type="float" office:value="0.0028327690957789" calcext:value-type="float">
            <text:p>0.002832769095779</text:p>
          </table:table-cell>
          <table:table-cell office:value-type="float" office:value="3.619" calcext:value-type="float">
            <text:p>3.619</text:p>
          </table:table-cell>
          <table:table-cell table:formula="of:=([.Z21]*0.005+0.002)/SQRT(3)" office:value-type="float" office:value="0.0116018536593655" calcext:value-type="float">
            <text:p>0.011601853659366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5.449" calcext:value-type="float">
            <text:p>5.449</text:p>
          </table:table-cell>
          <table:table-cell table:formula="of:=([.AF21]*0.0005+0.004)/SQRT(3)" office:value-type="float" office:value="0.00388239188516564" calcext:value-type="float">
            <text:p>0.003882391885166</text:p>
          </table:table-cell>
          <table:table-cell office:value-type="float" office:value="3.61" calcext:value-type="float">
            <text:p>3.61</text:p>
          </table:table-cell>
          <table:table-cell table:formula="of:=([.AH21]*0.005+0.002)/SQRT(3)" office:value-type="float" office:value="0.011575872897252" calcext:value-type="float">
            <text:p>0.011575872897252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637" calcext:value-type="float">
            <text:p>0.637</text:p>
          </table:table-cell>
          <table:table-cell office:value-type="float" office:value="1.276" calcext:value-type="float">
            <text:p>1.276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9" calcext:value-type="float">
            <text:p>0.9</text:p>
          </table:table-cell>
          <table:table-cell office:value-type="float" office:value="0.922" calcext:value-type="float">
            <text:p>0.922</text:p>
          </table:table-cell>
          <table:table-cell table:number-columns-repeated="2"/>
          <table:table-cell office:value-type="float" office:value="9.246" calcext:value-type="float">
            <text:p>9.246</text:p>
          </table:table-cell>
          <table:table-cell/>
          <table:table-cell table:formula="of:=[.N22]/[.Q22]/0.001-[.$L$3]" office:value-type="float" office:value="1.61879731775903" calcext:value-type="float">
            <text:p>1.6187973177590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.913" calcext:value-type="float">
            <text:p>1.913</text:p>
          </table:table-cell>
          <table:table-cell table:formula="of:=([.X22]*0.0005+0.004)/SQRT(3)" office:value-type="float" office:value="0.00286163660923838" calcext:value-type="float">
            <text:p>0.002861636609238</text:p>
          </table:table-cell>
          <table:table-cell office:value-type="float" office:value="3.819" calcext:value-type="float">
            <text:p>3.819</text:p>
          </table:table-cell>
          <table:table-cell table:formula="of:=([.Z22]*0.005+0.002)/SQRT(3)" office:value-type="float" office:value="0.0121792039285552" calcext:value-type="float">
            <text:p>0.012179203928555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office:value-type="float" office:value="5.744" calcext:value-type="float">
            <text:p>5.744</text:p>
          </table:table-cell>
          <table:table-cell table:formula="of:=([.AF22]*0.0005+0.004)/SQRT(3)" office:value-type="float" office:value="0.00396755104987111" calcext:value-type="float">
            <text:p>0.003967551049871</text:p>
          </table:table-cell>
          <table:table-cell office:value-type="float" office:value="3.805" calcext:value-type="float">
            <text:p>3.805</text:p>
          </table:table-cell>
          <table:table-cell table:formula="of:=([.AH22]*0.005+0.002)/SQRT(3)" office:value-type="float" office:value="0.0121387894097119" calcext:value-type="float">
            <text:p>0.012138789409712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647" calcext:value-type="float">
            <text:p>0.647</text:p>
          </table:table-cell>
          <table:table-cell office:value-type="float" office:value="1.666" calcext:value-type="float">
            <text:p>1.666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1.021" calcext:value-type="float">
            <text:p>1.021</text:p>
          </table:table-cell>
          <table:table-cell table:number-columns-repeated="2"/>
          <table:table-cell office:value-type="float" office:value="10.246" calcext:value-type="float">
            <text:p>10.246</text:p>
          </table:table-cell>
          <table:table-cell/>
          <table:table-cell table:formula="of:=[.N23]/[.Q23]/0.001-[.$L$3]" office:value-type="float" office:value="1.54864337302361" calcext:value-type="float">
            <text:p>1.5486433730236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.01</text:p>
          </table:table-cell>
          <table:table-cell table:formula="of:=([.X23]*0.0005+0.004)/SQRT(3)" office:value-type="float" office:value="0.00288963809729408" calcext:value-type="float">
            <text:p>0.002889638097294</text:p>
          </table:table-cell>
          <table:table-cell office:value-type="float" office:value="4.13" calcext:value-type="float">
            <text:p>4.13</text:p>
          </table:table-cell>
          <table:table-cell table:formula="of:=([.Z23]*0.005+0.002)/SQRT(3)" office:value-type="float" office:value="0.013076983597145" calcext:value-type="float">
            <text:p>0.013076983597145</text:p>
          </table:table-cell>
          <table:table-cell office:value-type="string" calcext:value-type="string">
            <text:p>Non considerat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051" calcext:value-type="float">
            <text:p>6.051</text:p>
          </table:table-cell>
          <table:table-cell table:formula="of:=([.AF23]*0.0005+0.004)/SQRT(3)" office:value-type="float" office:value="0.00405617431619172" calcext:value-type="float">
            <text:p>0.004056174316192</text:p>
          </table:table-cell>
          <table:table-cell office:value-type="float" office:value="4.009" calcext:value-type="float">
            <text:p>4.009</text:p>
          </table:table-cell>
          <table:table-cell table:formula="of:=([.AH23]*0.005+0.002)/SQRT(3)" office:value-type="float" office:value="0.0127276866842853" calcext:value-type="float">
            <text:p>0.012727686684285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0.656" calcext:value-type="float">
            <text:p>0.656</text:p>
          </table:table-cell>
          <table:table-cell office:value-type="float" office:value="2.112" calcext:value-type="float">
            <text:p>2.112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21" calcext:value-type="float">
            <text:p>2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112" calcext:value-type="float">
            <text:p>2.112</text:p>
          </table:table-cell>
          <table:table-cell table:formula="of:=([.X24]*0.0005+0.004)/SQRT(3)" office:value-type="float" office:value="0.00291908296102275" calcext:value-type="float">
            <text:p>0.002919082961023</text:p>
          </table:table-cell>
          <table:table-cell office:value-type="float" office:value="4.216" calcext:value-type="float">
            <text:p>4.216</text:p>
          </table:table-cell>
          <table:table-cell table:formula="of:=([.Z24]*0.005+0.002)/SQRT(3)" office:value-type="float" office:value="0.0133252442128966" calcext:value-type="float">
            <text:p>0.013325244212897</text:p>
          </table:table-cell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6.352" calcext:value-type="float">
            <text:p>6.352</text:p>
          </table:table-cell>
          <table:table-cell table:formula="of:=([.AF24]*0.0005+0.004)/SQRT(3)" office:value-type="float" office:value="0.00414306553170475" calcext:value-type="float">
            <text:p>0.004143065531705</text:p>
          </table:table-cell>
          <table:table-cell office:value-type="float" office:value="4.208" calcext:value-type="float">
            <text:p>4.208</text:p>
          </table:table-cell>
          <table:table-cell table:formula="of:=([.AH24]*0.005+0.002)/SQRT(3)" office:value-type="float" office:value="0.013302150202129" calcext:value-type="float">
            <text:p>0.01330215020212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24" calcext:value-type="float">
            <text:p>2.5424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table:number-columns-repeated="23"/>
          <table:table-cell office:value-type="float" office:value="0.95" calcext:value-type="float">
            <text:p>0.95</text:p>
          </table:table-cell>
          <table:table-cell office:value-type="float" office:value="0.669" calcext:value-type="float">
            <text:p>0.669</text:p>
          </table:table-cell>
          <table:table-cell office:value-type="float" office:value="3.009" calcext:value-type="float">
            <text:p>3.009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Dist</text:p>
          </table:table-cell>
          <table:table-cell table:number-columns-repeated="3"/>
          <table:table-cell office:value-type="string" calcext:value-type="string">
            <text:p>SBAGLIATO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673" calcext:value-type="float">
            <text:p>0.673</text:p>
          </table:table-cell>
          <table:table-cell office:value-type="float" office:value="3.427" calcext:value-type="float">
            <text:p>3.427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verr manuale</text:p>
          </table:table-cell>
          <table:table-cell office:value-type="string" calcext:value-type="string">
            <text:p>Corrente mis milliAmp</text:p>
          </table:table-cell>
          <table:table-cell office:value-type="string" calcext:value-type="string">
            <text:p>err</text:p>
          </table:table-cell>
          <table:table-cell table:number-columns-repeated="4"/>
          <table:table-cell office:value-type="string" calcext:value-type="string">
            <text:p>Interpol 3</text:p>
          </table:table-cell>
          <table:table-cell office:value-type="string" calcext:value-type="string">
            <text:p>media</text:p>
          </table:table-cell>
          <table:table-cell office:value-type="float" office:value="1.99711387098316" calcext:value-type="float">
            <text:p>1.99711387098316</text:p>
          </table:table-cell>
          <table:table-cell/>
          <table:table-cell table:formula="of:=ABS([.X27]-[.V3])" office:value-type="float" office:value="0.00111387098315996" calcext:value-type="float">
            <text:p>0.00111387098316</text:p>
          </table:table-cell>
          <table:table-cell table:number-columns-repeated="3"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678" calcext:value-type="float">
            <text:p>0.678</text:p>
          </table:table-cell>
          <table:table-cell office:value-type="float" office:value="3.935" calcext:value-type="float">
            <text:p>3.935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/>
          <table:table-cell table:style-name="ce5" office:value-type="float" office:value="1.312" calcext:value-type="float">
            <text:p>1.312</text:p>
          </table:table-cell>
          <table:table-cell table:formula="of:=([.P28]*0.0005+0.004)/SQRT(3)" office:value-type="float" office:value="0.0026881428533469" calcext:value-type="float">
            <text:p>0.002688142853347</text:p>
          </table:table-cell>
          <table:table-cell table:number-columns-repeated="4"/>
          <table:table-cell office:value-type="string" calcext:value-type="string">
            <text:p>3 1 1 1</text:p>
          </table:table-cell>
          <table:table-cell office:value-type="string" calcext:value-type="string">
            <text:p>dstd</text:p>
          </table:table-cell>
          <table:table-cell office:value-type="float" office:value="0.0019966868575602" calcext:value-type="float">
            <text:p>0.00199668685756</text:p>
          </table:table-cell>
          <table:table-cell/>
          <table:table-cell table:formula="of:=SQRT([.V5]^2+[.X28]^2)" office:value-type="float" office:value="0.0111294439996114" calcext:value-type="float">
            <text:p>0.011129443999612</text:p>
          </table:table-cell>
          <table:table-cell table:number-columns-repeated="3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/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0.682" calcext:value-type="float">
            <text:p>0.682</text:p>
          </table:table-cell>
          <table:table-cell office:value-type="float" office:value="4.3794" calcext:value-type="float">
            <text:p>4.3794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1"/>
          <table:table-cell table:formula="of:=[.L28]*0.009+0.2" office:value-type="float" office:value="0.2909" calcext:value-type="float">
            <text:p>0.2909</text:p>
          </table:table-cell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table:formula="of:=([.N29]*0.005+0.002)/SQRT(3)" office:value-type="float" office:value="0.00147801668912544" calcext:value-type="float">
            <text:p>0.001478016689125</text:p>
          </table:table-cell>
          <table:table-cell table:style-name="ce5" office:value-type="float" office:value="9.6" calcext:value-type="float">
            <text:p>9.600</text:p>
          </table:table-cell>
          <table:table-cell table:formula="of:=([.P29]*0.0005+0.004)/SQRT(3)" office:value-type="float" office:value="0.00508068236886871" calcext:value-type="float">
            <text:p>0.005080682368869</text:p>
          </table:table-cell>
          <table:table-cell table:number-columns-repeated="12"/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5"/>
          <table:table-cell office:value-type="float" office:value="1.15" calcext:value-type="float">
            <text:p>1.15</text:p>
          </table:table-cell>
          <table:table-cell office:value-type="float" office:value="0.685" calcext:value-type="float">
            <text:p>0.685</text:p>
          </table:table-cell>
          <table:table-cell office:value-type="float" office:value="4.8205" calcext:value-type="float">
            <text:p>4.8205</text:p>
          </table:table-cell>
          <table:table-cell office:value-type="float" office:value="0.001" calcext:value-type="float">
            <text:p>0.001</text:p>
          </table:table-cell>
          <table:table-cell table:number-columns-repeated="8"/>
        </table:table-row>
        <table:table-row table:style-name="ro1">
          <table:table-cell table:number-columns-repeated="11"/>
          <table:table-cell table:formula="of:=[.L29]/SQRT(3)" office:value-type="float" office:value="0.167951193307262" calcext:value-type="float">
            <text:p>0.167951193307262</text:p>
          </table:table-cell>
          <table:table-cell office:value-type="float" office:value="0.2" calcext:value-type="float">
            <text:p>0.2</text:p>
          </table:table-cell>
          <table:table-cell office:value-type="float" office:value="0.209" calcext:value-type="float">
            <text:p>0.209</text:p>
          </table:table-cell>
          <table:table-cell table:formula="of:=([.N30]*0.005+0.002)/SQRT(3)" office:value-type="float" office:value="0.00175803156968241" calcext:value-type="float">
            <text:p>0.001758031569682</text:p>
          </table:table-cell>
          <table:table-cell table:style-name="ce5" office:value-type="float" office:value="18.128" calcext:value-type="float">
            <text:p>18.128</text:p>
          </table:table-cell>
          <table:table-cell table:formula="of:=([.P30]*0.0005+0.004)/SQRT(3)" office:value-type="float" office:value="0.00754250391669327" calcext:value-type="float">
            <text:p>0.007542503916693</text:p>
          </table:table-cell>
          <table:table-cell table:number-columns-repeated="5"/>
          <table:table-cell office:value-type="string" calcext:value-type="string">
            <text:p>chi reduced</text:p>
          </table:table-cell>
          <table:table-cell office:value-type="float" office:value="0.0414270682624526" calcext:value-type="float">
            <text:p>0.041427068262453</text:p>
          </table:table-cell>
          <table:table-cell office:value-type="string" calcext:value-type="string">
            <text:p>p-value</text:p>
          </table:table-cell>
          <table:table-cell table:formula="of:=ERFC([.Z27]/(SQRT(2)*[.Z28]))" office:value-type="float" office:value="0.920278229056992" calcext:value-type="float">
            <text:p>0.920278229056992</text:p>
          </table:table-cell>
          <table:table-cell table:number-columns-repeated="3"/>
          <table:table-cell office:value-type="float" office:value="0.992" calcext:value-type="float">
            <text:p>0.992</text:p>
          </table:table-cell>
          <table:table-cell office:value-type="float" office:value="0.2" calcext:value-type="float">
            <text:p>0.2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float" office:value="0.215" calcext:value-type="float">
            <text:p>0.215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0.3" calcext:value-type="float">
            <text:p>0.3</text:p>
          </table:table-cell>
          <table:table-cell office:value-type="float" office:value="0.309" calcext:value-type="float">
            <text:p>0.309</text:p>
          </table:table-cell>
          <table:table-cell table:formula="of:=([.N31]*0.005+0.002)/SQRT(3)" office:value-type="float" office:value="0.00204670670427722" calcext:value-type="float">
            <text:p>0.002046706704277</text:p>
          </table:table-cell>
          <table:table-cell table:style-name="ce5" office:value-type="float" office:value="26.734" calcext:value-type="float">
            <text:p>26.734</text:p>
          </table:table-cell>
          <table:table-cell table:formula="of:=([.P31]*0.0005+0.004)/SQRT(3)" office:value-type="float" office:value="0.0100268421250162" calcext:value-type="float">
            <text:p>0.010026842125016</text:p>
          </table:table-cell>
          <table:table-cell table:number-columns-repeated="5"/>
          <table:table-cell office:value-type="string" calcext:value-type="string">
            <text:p>dof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0.4" calcext:value-type="float">
            <text:p>0.4</text:p>
          </table:table-cell>
          <table:table-cell office:value-type="float" office:value="0.206" calcext:value-type="float">
            <text:p>0.206</text:p>
          </table:table-cell>
          <table:table-cell/>
          <table:table-cell office:value-type="float" office:value="0.412" calcext:value-type="float">
            <text:p>0.412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float" office:value="0.4" calcext:value-type="float">
            <text:p>0.4</text:p>
          </table:table-cell>
          <table:table-cell office:value-type="float" office:value="0.409" calcext:value-type="float">
            <text:p>0.409</text:p>
          </table:table-cell>
          <table:table-cell table:formula="of:=([.N32]*0.005+0.002)/SQRT(3)" office:value-type="float" office:value="0.00233538183887204" calcext:value-type="float">
            <text:p>0.002335381838872</text:p>
          </table:table-cell>
          <table:table-cell table:style-name="ce5" office:value-type="float" office:value="35.46" calcext:value-type="float">
            <text:p>35.460</text:p>
          </table:table-cell>
          <table:table-cell table:formula="of:=([.P32]*0.0005+0.004)/SQRT(3)" office:value-type="float" office:value="0.0125458213494906" calcext:value-type="float">
            <text:p>0.012545821349491</text:p>
          </table:table-cell>
          <table:table-cell table:number-columns-repeated="5"/>
          <table:table-cell office:value-type="string" calcext:value-type="string">
            <text:p>p-value</text:p>
          </table:table-cell>
          <table:table-cell office:value-type="float" office:value="0.999999999912128" calcext:value-type="float">
            <text:p>0.999999999912128</text:p>
          </table:table-cell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0.306" calcext:value-type="float">
            <text:p>0.306</text:p>
          </table:table-cell>
          <table:table-cell/>
          <table:table-cell office:value-type="float" office:value="0.614" calcext:value-type="float">
            <text:p>0.614</text:p>
          </table:table-cell>
          <table:table-cell table:number-columns-repeated="17"/>
        </table:table-row>
        <table:table-row table:style-name="ro1">
          <table:table-cell table:number-columns-repeated="12"/>
          <table:table-cell office:value-type="float" office:value="0.45" calcext:value-type="float">
            <text:p>0.45</text:p>
          </table:table-cell>
          <table:table-cell office:value-type="float" office:value="0.464" calcext:value-type="float">
            <text:p>0.464</text:p>
          </table:table-cell>
          <table:table-cell table:formula="of:=([.N33]*0.005+0.002)/SQRT(3)" office:value-type="float" office:value="0.00249415316289918" calcext:value-type="float">
            <text:p>0.002494153162899</text:p>
          </table:table-cell>
          <table:table-cell table:style-name="ce5" office:value-type="float" office:value="40.202" calcext:value-type="float">
            <text:p>40.202</text:p>
          </table:table-cell>
          <table:table-cell table:formula="of:=([.P33]*0.0005+0.004)/SQRT(3)" office:value-type="float" office:value="0.0139147188377392" calcext:value-type="float">
            <text:p>0.013914718837739</text:p>
          </table:table-cell>
          <table:table-cell table:number-columns-repeated="13"/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819" calcext:value-type="float">
            <text:p>0.819</text:p>
          </table:table-cell>
          <table:table-cell table:number-columns-repeated="4"/>
          <table:table-cell office:value-type="string" calcext:value-type="string">
            <text:p>Prima scatt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0.5" calcext:value-type="float">
            <text:p>0.5</text:p>
          </table:table-cell>
          <table:table-cell office:value-type="float" office:value="0.512" calcext:value-type="float">
            <text:p>0.512</text:p>
          </table:table-cell>
          <table:table-cell table:formula="of:=([.N34]*0.005+0.002)/SQRT(3)" office:value-type="float" office:value="0.00263271722750469" calcext:value-type="float">
            <text:p>0.002632717227505</text:p>
          </table:table-cell>
          <table:table-cell table:style-name="ce5" office:value-type="float" office:value="44.35" calcext:value-type="float">
            <text:p>44.350</text:p>
          </table:table-cell>
          <table:table-cell table:formula="of:=([.P34]*0.0005+0.004)/SQRT(3)" office:value-type="float" office:value="0.0151121432960385" calcext:value-type="float">
            <text:p>0.015112143296039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0.508" calcext:value-type="float">
            <text:p>0.508</text:p>
          </table:table-cell>
          <table:table-cell/>
          <table:table-cell office:value-type="float" office:value="1.015" calcext:value-type="float">
            <text:p>1.015</text:p>
          </table:table-cell>
          <table:table-cell table:number-columns-repeated="5"/>
          <table:table-cell office:value-type="string" calcext:value-type="string">
            <text:p>V gen volt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 manuale</text:p>
          </table:table-cell>
          <table:table-cell table:number-columns-repeated="7"/>
        </table:table-row>
        <table:table-row table:style-name="ro1">
          <table:table-cell table:number-columns-repeated="30"/>
          <table:table-cell office:value-type="float" office:value="1.2" calcext:value-type="float">
            <text:p>1.2</text:p>
          </table:table-cell>
          <table:table-cell office:value-type="float" office:value="0.607" calcext:value-type="float">
            <text:p>0.607</text:p>
          </table:table-cell>
          <table:table-cell/>
          <table:table-cell office:value-type="float" office:value="1.214" calcext:value-type="float">
            <text:p>1.214</text:p>
          </table:table-cell>
          <table:table-cell table:number-columns-repeated="3"/>
          <table:table-cell table:formula="of:=[.AO35]/[.$D$20]" office:value-type="float" office:value="0.0200603182678909" calcext:value-type="float">
            <text:p>0.02006031826789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13" calcext:value-type="float">
            <text:p>0.213</text:p>
          </table:table-cell>
          <table:table-cell table:style-name="ce8" table:formula="of:=([.AO35]*0.005+0.002)/SQRT(3)" office:value-type="float" office:value="0.0017695785750662" calcext:value-type="float">
            <text:p>0.001769579</text:p>
          </table:table-cell>
          <table:table-cell table:formula="of:=0.02*0.001" office:value-type="float" office:value="0.00002" calcext:value-type="float">
            <text:p>2E-05</text:p>
          </table:table-cell>
          <table:table-cell table:formula="of:=([.AQ35]*0.0005+0.00005)" office:value-type="float" office:value="0.00005001" calcext:value-type="float">
            <text:p>5.001E-05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B</text:p>
          </table:table-cell>
          <table:table-cell office:value-type="string" calcext:value-type="string">
            <text:p>Interpol 2</text:p>
          </table:table-cell>
          <table:table-cell office:value-type="string" calcext:value-type="string">
            <text:p>2 1 1 1</text:p>
          </table:table-cell>
          <table:table-cell table:number-columns-repeated="16"/>
          <table:table-cell office:value-type="float" office:value="1.4" calcext:value-type="float">
            <text:p>1.4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1.419" calcext:value-type="float">
            <text:p>1.419</text:p>
          </table:table-cell>
          <table:table-cell table:number-columns-repeated="3"/>
          <table:table-cell table:formula="of:=[.AO36]/[.$D$20]" office:value-type="float" office:value="0.0388962978621547" calcext:value-type="float">
            <text:p>0.03889629786215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13" calcext:value-type="float">
            <text:p>0.413</text:p>
          </table:table-cell>
          <table:table-cell table:style-name="ce8" table:formula="of:=([.AO36]*0.005+0.002)/SQRT(3)" office:value-type="float" office:value="0.00234692884425583" calcext:value-type="float">
            <text:p>0.002346929</text:p>
          </table:table-cell>
          <table:table-cell table:formula="of:=1.82*0.001" office:value-type="float" office:value="0.00182" calcext:value-type="float">
            <text:p>0.00182</text:p>
          </table:table-cell>
          <table:table-cell table:formula="of:=([.AQ36]*0.0005+0.00005)" office:value-type="float" office:value="0.00005091" calcext:value-type="float">
            <text:p>5.091E-05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edia</text:p>
          </table:table-cell>
          <table:table-cell office:value-type="float" office:value="0.0115470431000412" calcext:value-type="float">
            <text:p>0.011547043100041</text:p>
          </table:table-cell>
          <table:table-cell/>
          <table:table-cell office:value-type="string" calcext:value-type="string">
            <text:p>dist unif</text:p>
          </table:table-cell>
          <table:table-cell table:number-columns-repeated="16"/>
          <table:table-cell office:value-type="float" office:value="1.6" calcext:value-type="float">
            <text:p>1.6</text:p>
          </table:table-cell>
          <table:table-cell office:value-type="float" office:value="0.809" calcext:value-type="float">
            <text:p>0.809</text:p>
          </table:table-cell>
          <table:table-cell/>
          <table:table-cell office:value-type="float" office:value="1.616" calcext:value-type="float">
            <text:p>1.616</text:p>
          </table:table-cell>
          <table:table-cell table:number-columns-repeated="3"/>
          <table:table-cell table:formula="of:=[.AO37]/[.$D$20]" office:value-type="float" office:value="0.0553777800071355" calcext:value-type="float">
            <text:p>0.05537778000713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88" calcext:value-type="float">
            <text:p>0.588</text:p>
          </table:table-cell>
          <table:table-cell table:style-name="ce8" table:formula="of:=([.AO37]*0.005+0.002)/SQRT(3)" office:value-type="float" office:value="0.00285211032979675" calcext:value-type="float">
            <text:p>0.002852110</text:p>
          </table:table-cell>
          <table:table-cell office:value-type="float" office:value="0.258" calcext:value-type="float">
            <text:p>0.258</text:p>
          </table:table-cell>
          <table:table-cell table:formula="of:=([.AQ37]*0.0005+0.00005)" office:value-type="float" office:value="0.000179" calcext:value-type="float">
            <text:p>0.00017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dstd</text:p>
          </table:table-cell>
          <table:table-cell table:style-name="ce1" office:value-type="float" office:value="0.0000303004043338693" calcext:value-type="float">
            <text:p>3.03E-05</text:p>
          </table:table-cell>
          <table:table-cell table:number-columns-repeated="18"/>
          <table:table-cell office:value-type="float" office:value="1.8" calcext:value-type="float">
            <text:p>1.8</text:p>
          </table:table-cell>
          <table:table-cell office:value-type="float" office:value="0.911" calcext:value-type="float">
            <text:p>0.911</text:p>
          </table:table-cell>
          <table:table-cell/>
          <table:table-cell office:value-type="float" office:value="1.82" calcext:value-type="float">
            <text:p>1.82</text:p>
          </table:table-cell>
          <table:table-cell table:number-columns-repeated="3"/>
          <table:table-cell table:formula="of:=[.AO38]/[.$D$20]" office:value-type="float" office:value="0.0593333357219309" calcext:value-type="float">
            <text:p>0.059333335721931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table:style-name="ce8" table:formula="of:=([.AO38]*0.005+0.002)/SQRT(3)" office:value-type="float" office:value="0.00297335388632657" calcext:value-type="float">
            <text:p>0.002973354</text:p>
          </table:table-cell>
          <table:table-cell office:value-type="float" office:value="0.8606" calcext:value-type="float">
            <text:p>0.8606</text:p>
          </table:table-cell>
          <table:table-cell table:formula="of:=([.AQ38]*0.0005+0.0004)/SQRT(3)" office:value-type="float" office:value="0.000479373928508146" calcext:value-type="float">
            <text:p>0.000479373928508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R amperom Ohm</text:p>
          </table:table-cell>
          <table:table-cell table:number-columns-repeated="7"/>
          <table:table-cell office:value-type="string" calcext:value-type="string">
            <text:p>Parallel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.011" calcext:value-type="float">
            <text:p>1.011</text:p>
          </table:table-cell>
          <table:table-cell/>
          <table:table-cell office:value-type="float" office:value="2.02" calcext:value-type="float">
            <text:p>2.02</text:p>
          </table:table-cell>
          <table:table-cell table:number-columns-repeated="3"/>
          <table:table-cell table:formula="of:=[.AO39]/[.$D$20]" office:value-type="float" office:value="0.0613111135793286" calcext:value-type="float">
            <text:p>0.06131111357932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51" calcext:value-type="float">
            <text:p>0.651</text:p>
          </table:table-cell>
          <table:table-cell table:style-name="ce8" table:formula="of:=([.AO39]*0.005+0.002)/SQRT(3)" office:value-type="float" office:value="0.00303397566459148" calcext:value-type="float">
            <text:p>0.003033976</text:p>
          </table:table-cell>
          <table:table-cell office:value-type="float" office:value="1.622" calcext:value-type="float">
            <text:p>1.622</text:p>
          </table:table-cell>
          <table:table-cell table:formula="of:=([.AQ39]*0.0005+0.0004)/SQRT(3)" office:value-type="float" office:value="0.000699171175988637" calcext:value-type="float">
            <text:p>0.00069917117598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chi reduced</text:p>
          </table:table-cell>
          <table:table-cell office:value-type="float" office:value="0.141173946806875" calcext:value-type="float">
            <text:p>0.141173946806875</text:p>
          </table:table-cell>
          <table:table-cell office:value-type="string" calcext:value-type="string">
            <text:p>media</text:p>
          </table:table-cell>
          <table:table-cell office:value-type="float" office:value="1.4470431000412" calcext:value-type="float">
            <text:p>1.4470431000412</text:p>
          </table:table-cell>
          <table:table-cell table:number-columns-repeated="7"/>
          <table:table-cell office:value-type="string" calcext:value-type="string">
            <text:p>Interpol 4</text:p>
          </table:table-cell>
          <table:table-cell office:value-type="string" calcext:value-type="string">
            <text:p>kOhm</text:p>
          </table:table-cell>
          <table:table-cell table:number-columns-repeated="7"/>
          <table:table-cell office:value-type="float" office:value="2.2" calcext:value-type="float">
            <text:p>2.2</text:p>
          </table:table-cell>
          <table:table-cell office:value-type="float" office:value="1.109" calcext:value-type="float">
            <text:p>1.109</text:p>
          </table:table-cell>
          <table:table-cell/>
          <table:table-cell office:value-type="float" office:value="2.213" calcext:value-type="float">
            <text:p>2.213</text:p>
          </table:table-cell>
          <table:table-cell table:number-columns-repeated="3"/>
          <table:table-cell table:formula="of:=[.AO40]/[.$D$20]" office:value-type="float" office:value="0.0627238120488984" calcext:value-type="float">
            <text:p>0.06272381204889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66" calcext:value-type="float">
            <text:p>0.666</text:p>
          </table:table-cell>
          <table:table-cell table:style-name="ce8" table:formula="of:=([.AO40]*0.005+0.002)/SQRT(3)" office:value-type="float" office:value="0.00307727693478071" calcext:value-type="float">
            <text:p>0.003077277</text:p>
          </table:table-cell>
          <table:table-cell office:value-type="float" office:value="2.505" calcext:value-type="float">
            <text:p>2.505</text:p>
          </table:table-cell>
          <table:table-cell table:formula="of:=([.AQ40]*0.0005+0.0004)/SQRT(3)" office:value-type="float" office:value="0.000954071319835857" calcext:value-type="float">
            <text:p>0.000954071319836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d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std</text:p>
          </table:table-cell>
          <table:table-cell office:value-type="float" office:value="0.170662584757554" calcext:value-type="float">
            <text:p>0.170662584757554</text:p>
          </table:table-cell>
          <table:table-cell table:number-columns-repeated="7"/>
          <table:table-cell office:value-type="string" calcext:value-type="string">
            <text:p>4 1 1 1</text:p>
          </table:table-cell>
          <table:table-cell office:value-type="string" calcext:value-type="string">
            <text:p>Misurato</text:p>
          </table:table-cell>
          <table:table-cell/>
          <table:table-cell office:value-type="string" calcext:value-type="string">
            <text:p>Teorico</text:p>
          </table:table-cell>
          <table:table-cell table:number-columns-repeated="5"/>
          <table:table-cell office:value-type="float" office:value="2.4" calcext:value-type="float">
            <text:p>2.4</text:p>
          </table:table-cell>
          <table:table-cell office:value-type="float" office:value="1.213" calcext:value-type="float">
            <text:p>1.213</text:p>
          </table:table-cell>
          <table:table-cell/>
          <table:table-cell office:value-type="float" office:value="2.421" calcext:value-type="float">
            <text:p>2.421</text:p>
          </table:table-cell>
          <table:table-cell table:number-columns-repeated="3"/>
          <table:table-cell table:formula="of:=[.AO41]/[.$D$20]" office:value-type="float" office:value="0.0636656110286116" calcext:value-type="float">
            <text:p>0.0636656110286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table:style-name="ce8" table:formula="of:=([.AO41]*0.005+0.002)/SQRT(3)" office:value-type="float" office:value="0.00310614444824019" calcext:value-type="float">
            <text:p>0.003106144</text:p>
          </table:table-cell>
          <table:table-cell office:value-type="float" office:value="3.362" calcext:value-type="float">
            <text:p>3.362</text:p>
          </table:table-cell>
          <table:table-cell table:formula="of:=([.AQ41]*0.0005+0.0004)/SQRT(3)" office:value-type="float" office:value="0.00120146591018361" calcext:value-type="float">
            <text:p>0.00120146591018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P-value</text:p>
          </table:table-cell>
          <table:table-cell office:value-type="float" office:value="0.982644977745764" calcext:value-type="float">
            <text:p>0.982644977745764</text:p>
          </table:table-cell>
          <table:table-cell table:number-columns-repeated="9"/>
          <table:table-cell office:value-type="string" calcext:value-type="string">
            <text:p>misura</text:p>
          </table:table-cell>
          <table:table-cell office:value-type="float" office:value="0.662896866014687" calcext:value-type="float">
            <text:p>0.662896866014687</text:p>
          </table:table-cell>
          <table:table-cell/>
          <table:table-cell table:formula="of:=POWER(1/[.AD4]+1/[.AD9]; -1)" office:value-type="float" office:value="0.662661311914324" calcext:value-type="float">
            <text:p>0.662661311914324</text:p>
          </table:table-cell>
          <table:table-cell table:number-columns-repeated="5"/>
          <table:table-cell office:value-type="float" office:value="2.6" calcext:value-type="float">
            <text:p>2.6</text:p>
          </table:table-cell>
          <table:table-cell office:value-type="float" office:value="1.311" calcext:value-type="float">
            <text:p>1.311</text:p>
          </table:table-cell>
          <table:table-cell/>
          <table:table-cell office:value-type="float" office:value="2.617" calcext:value-type="float">
            <text:p>2.617</text:p>
          </table:table-cell>
          <table:table-cell table:number-columns-repeated="3"/>
          <table:table-cell table:formula="of:=[.AO42]/[.$D$20]" office:value-type="float" office:value="0.0644190502123821" calcext:value-type="float">
            <text:p>0.06441905021238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84" calcext:value-type="float">
            <text:p>0.684</text:p>
          </table:table-cell>
          <table:table-cell table:style-name="ce8" table:formula="of:=([.AO42]*0.005+0.002)/SQRT(3)" office:value-type="float" office:value="0.00312923845900777" calcext:value-type="float">
            <text:p>0.003129238</text:p>
          </table:table-cell>
          <table:table-cell office:value-type="float" office:value="4.343" calcext:value-type="float">
            <text:p>4.343</text:p>
          </table:table-cell>
          <table:table-cell table:formula="of:=([.AQ42]*0.0005+0.0004)/SQRT(3)" office:value-type="float" office:value="0.00148465621722112" calcext:value-type="float">
            <text:p>0.001484656217221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dstd</text:p>
          </table:table-cell>
          <table:table-cell office:value-type="float" office:value="0.00054530771563011" calcext:value-type="float">
            <text:p>0.00054530771563</text:p>
          </table:table-cell>
          <table:table-cell/>
          <table:table-cell table:formula="of:=SQRT([.AD6]^2+[.AD11]^2)" office:value-type="float" office:value="0.0123585123160786" calcext:value-type="float">
            <text:p>0.012358512316079</text:p>
          </table:table-cell>
          <table:table-cell table:number-columns-repeated="5"/>
          <table:table-cell office:value-type="float" office:value="2.8" calcext:value-type="float">
            <text:p>2.8</text:p>
          </table:table-cell>
          <table:table-cell office:value-type="float" office:value="1.411" calcext:value-type="float">
            <text:p>1.411</text:p>
          </table:table-cell>
          <table:table-cell/>
          <table:table-cell office:value-type="float" office:value="2.817" calcext:value-type="float">
            <text:p>2.817</text:p>
          </table:table-cell>
          <table:table-cell table:number-columns-repeated="3"/>
          <table:table-cell table:formula="of:=[.AO43]/[.$D$20]" office:value-type="float" office:value="0.0647957698042674" calcext:value-type="float">
            <text:p>0.064795769804267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688" calcext:value-type="float">
            <text:p>0.688</text:p>
          </table:table-cell>
          <table:table-cell table:style-name="ce8" table:formula="of:=([.AO43]*0.005+0.002)/SQRT(3)" office:value-type="float" office:value="0.00314078546439156" calcext:value-type="float">
            <text:p>0.003140785</text:p>
          </table:table-cell>
          <table:table-cell office:value-type="float" office:value="4.812" calcext:value-type="float">
            <text:p>4.812</text:p>
          </table:table-cell>
          <table:table-cell table:formula="of:=([.AQ43]*0.0005+0.0004)/SQRT(3)" office:value-type="float" office:value="0.00162004485534609" calcext:value-type="float">
            <text:p>0.001620044855346</text:p>
          </table:table-cell>
          <table:table-cell table:number-columns-repeated="7"/>
        </table:table-row>
        <table:table-row table:style-name="ro1">
          <table:table-cell table:number-columns-repeated="24"/>
          <table:table-cell office:value-type="string" calcext:value-type="string">
            <text:p>Distanz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.513" calcext:value-type="float">
            <text:p>1.513</text:p>
          </table:table-cell>
          <table:table-cell/>
          <table:table-cell office:value-type="float" office:value="3.02" calcext:value-type="float">
            <text:p>3.02</text:p>
          </table:table-cell>
          <table:table-cell table:number-columns-repeated="7"/>
          <table:table-cell table:style-name="ce8"/>
          <table:table-cell table:number-columns-repeated="9"/>
        </table:table-row>
        <table:table-row table:style-name="ro1">
          <table:table-cell table:number-columns-repeated="21"/>
          <table:table-cell office:value-type="string" calcext:value-type="string">
            <text:p>chi reduced</text:p>
          </table:table-cell>
          <table:table-cell office:value-type="float" office:value="0.0470826764737599" calcext:value-type="float">
            <text:p>0.04708267647376</text:p>
          </table:table-cell>
          <table:table-cell office:value-type="string" calcext:value-type="string">
            <text:p>misura</text:p>
          </table:table-cell>
          <table:table-cell table:formula="of:=ABS([.W42]-[.Y42])" office:value-type="float" office:value="0.000235554100363022" calcext:value-type="float">
            <text:p>0.000235554100363</text:p>
          </table:table-cell>
          <table:table-cell table:number-columns-repeated="5"/>
          <table:table-cell office:value-type="float" office:value="3.2" calcext:value-type="float">
            <text:p>3.2</text:p>
          </table:table-cell>
          <table:table-cell office:value-type="float" office:value="1.611" calcext:value-type="float">
            <text:p>1.611</text:p>
          </table:table-cell>
          <table:table-cell/>
          <table:table-cell office:value-type="float" office:value="3.217" calcext:value-type="float">
            <text:p>3.217</text:p>
          </table:table-cell>
          <table:table-cell/>
          <table:table-cell office:value-type="string" calcext:value-type="string">
            <text:p>% tota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rrente voltmetro micro A</text:p>
          </table:table-cell>
          <table:table-cell office:value-type="string" calcext:value-type="string">
            <text:p>Dopo scatto</text:p>
          </table:table-cell>
          <table:table-cell table:number-columns-repeated="2"/>
          <table:table-cell table:style-name="ce8"/>
          <table:table-cell table:number-columns-repeated="3"/>
          <table:table-cell office:value-type="string" calcext:value-type="string">
            <text:p>dopo scatto</text:p>
          </table:table-cell>
          <table:table-cell table:number-columns-repeated="4"/>
          <table:table-cell office:value-type="string" calcext:value-type="string">
            <text:p>Res diodo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o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std</text:p>
          </table:table-cell>
          <table:table-cell table:formula="of:=SQRT([.W43]^2+[.Y43]^2)" office:value-type="float" office:value="0.0123705370607501" calcext:value-type="float">
            <text:p>0.01237053706075</text:p>
          </table:table-cell>
          <table:table-cell table:number-columns-repeated="5"/>
          <table:table-cell office:value-type="float" office:value="3.4" calcext:value-type="float">
            <text:p>3.4</text:p>
          </table:table-cell>
          <table:table-cell office:value-type="float" office:value="1.712" calcext:value-type="float">
            <text:p>1.712</text:p>
          </table:table-cell>
          <table:table-cell/>
          <table:table-cell office:value-type="float" office:value="3.42" calcext:value-type="float">
            <text:p>3.42</text:p>
          </table:table-cell>
          <table:table-cell/>
          <table:table-cell table:formula="of:=[.AK46]/([.AQ46]*0.001)" office:value-type="float" office:value="0.00000862089430648922" calcext:value-type="float">
            <text:p>8.62089430648922E-06</text:p>
          </table:table-cell>
          <table:table-cell table:formula="of:=[.AO46]/([.$D$20]*1000000)" office:value-type="float" office:value="0.0000000662084682738372" calcext:value-type="float">
            <text:p>6.62084682738372E-08</text:p>
          </table:table-cell>
          <table:table-cell table:style-name="ce7" table:formula="of:=[.AO46]/[.$D$20]" office:value-type="float" office:value="0.0662084682738372" calcext:value-type="float">
            <text:p>0.06620846827384</text:p>
          </table:table-cell>
          <table:table-cell/>
          <table:table-cell office:value-type="float" office:value="0.7" calcext:value-type="float">
            <text:p>0.7</text:p>
          </table:table-cell>
          <table:table-cell table:style-name="ce5" office:value-type="float" office:value="0.703" calcext:value-type="float">
            <text:p>0.703</text:p>
          </table:table-cell>
          <table:table-cell table:style-name="ce8" table:formula="of:=([.AO46]*0.005+0.002)/SQRT(3)" office:value-type="float" office:value="0.00318408673458079" calcext:value-type="float">
            <text:p>0.003184087</text:p>
          </table:table-cell>
          <table:table-cell table:style-name="ce9" office:value-type="float" office:value="7.68" calcext:value-type="float">
            <text:p>7.68</text:p>
          </table:table-cell>
          <table:table-cell table:formula="of:=([.AQ46]*0.0005+0.04)/SQRT(3)" office:value-type="float" office:value="0.0253110358012732" calcext:value-type="float">
            <text:p>0.025311035801273</text:p>
          </table:table-cell>
          <table:table-cell table:style-name="ce5"/>
          <table:table-cell table:style-name="ce9" office:value-type="string" calcext:value-type="string">
            <text:p>Interpol 6</text:p>
          </table:table-cell>
          <table:table-cell table:style-name="ce10" table:number-columns-repeated="2"/>
          <table:table-cell table:number-columns-repeated="2"/>
          <table:table-cell table:formula="of:=POWER([.AQ46]*0.001/([.AO46])-1/([.$D$20]*1000000);-1)" office:value-type="float" office:value="91.5372474662688" calcext:value-type="float">
            <text:p>91.537247466268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-value</text:p>
          </table:table-cell>
          <table:table-cell office:value-type="float" office:value="0.999999999903773" calcext:value-type="float">
            <text:p>0.999999999903773</text:p>
          </table:table-cell>
          <table:table-cell/>
          <table:table-cell table:formula="of:=ERFC([.Y45]/(SQRT(2)*[.Y46]))" office:value-type="float" office:value="0.984807965726704" calcext:value-type="float">
            <text:p>0.984807965726704</text:p>
          </table:table-cell>
          <table:table-cell table:number-columns-repeated="5"/>
          <table:table-cell office:value-type="float" office:value="3.6" calcext:value-type="float">
            <text:p>3.6</text:p>
          </table:table-cell>
          <table:table-cell office:value-type="float" office:value="1.812" calcext:value-type="float">
            <text:p>1.812</text:p>
          </table:table-cell>
          <table:table-cell/>
          <table:table-cell office:value-type="float" office:value="3.615" calcext:value-type="float">
            <text:p>3.615</text:p>
          </table:table-cell>
          <table:table-cell/>
          <table:table-cell table:formula="of:=[.AK47]/([.AQ47]*0.001)" office:value-type="float" office:value="0.00000201070210298846" calcext:value-type="float">
            <text:p>2.01070210298846E-06</text:p>
          </table:table-cell>
          <table:table-cell table:formula="of:=[.AO47]/([.$D$20]*1000000)" office:value-type="float" office:value="0.0000000709174631724031" calcext:value-type="float">
            <text:p>7.09174631724031E-08</text:p>
          </table:table-cell>
          <table:table-cell table:style-name="ce7" table:formula="of:=[.AO47]/[.$D$20]" office:value-type="float" office:value="0.0709174631724031" calcext:value-type="float">
            <text:p>0.07091746317240</text:p>
          </table:table-cell>
          <table:table-cell/>
          <table:table-cell office:value-type="float" office:value="0.8" calcext:value-type="float">
            <text:p>0.8</text:p>
          </table:table-cell>
          <table:table-cell table:style-name="ce5" office:value-type="float" office:value="0.753" calcext:value-type="float">
            <text:p>0.753</text:p>
          </table:table-cell>
          <table:table-cell table:style-name="ce8" table:formula="of:=([.AO47]*0.005+0.002)/SQRT(3)" office:value-type="float" office:value="0.00332842430187819" calcext:value-type="float">
            <text:p>0.003328424</text:p>
          </table:table-cell>
          <table:table-cell table:style-name="ce9" office:value-type="float" office:value="35.27" calcext:value-type="float">
            <text:p>35.27</text:p>
          </table:table-cell>
          <table:table-cell table:formula="of:=([.AQ47]*0.0005+0.04)/SQRT(3)" office:value-type="float" office:value="0.0332755827647441" calcext:value-type="float">
            <text:p>0.033275582764744</text:p>
          </table:table-cell>
          <table:table-cell table:style-name="ce5"/>
          <table:table-cell table:style-name="ce9"/>
          <table:table-cell table:style-name="ce10" office:value-type="string" calcext:value-type="string">
            <text:p>I0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formula="of:=POWER([.AQ47]*0.001/([.AO47])-1/([.$D$20]*1000000);-1)" office:value-type="float" office:value="21.3496318134882" calcext:value-type="float">
            <text:p>21.3496318134882</text:p>
          </table:table-cell>
        </table:table-row>
        <table:table-row table:style-name="ro1">
          <table:table-cell table:number-columns-repeated="30"/>
          <table:table-cell office:value-type="float" office:value="3.8" calcext:value-type="float">
            <text:p>3.8</text:p>
          </table:table-cell>
          <table:table-cell office:value-type="float" office:value="1.912" calcext:value-type="float">
            <text:p>1.912</text:p>
          </table:table-cell>
          <table:table-cell/>
          <table:table-cell office:value-type="float" office:value="3.817" calcext:value-type="float">
            <text:p>3.817</text:p>
          </table:table-cell>
          <table:table-cell/>
          <table:table-cell table:formula="of:=[.AK48]/([.AQ48]*0.001)" office:value-type="float" office:value="0.00000094641564137845" calcext:value-type="float">
            <text:p>9.4641564137845E-07</text:p>
          </table:table-cell>
          <table:table-cell table:formula="of:=[.AO48]/([.$D$20]*1000000)" office:value-type="float" office:value="0.0000000733661405196574" calcext:value-type="float">
            <text:p>7.33661405196574E-08</text:p>
          </table:table-cell>
          <table:table-cell table:style-name="ce7" table:formula="of:=[.AO48]/[.$D$20]" office:value-type="float" office:value="0.0733661405196574" calcext:value-type="float">
            <text:p>0.07336614051966</text:p>
          </table:table-cell>
          <table:table-cell/>
          <table:table-cell office:value-type="float" office:value="0.9" calcext:value-type="float">
            <text:p>0.9</text:p>
          </table:table-cell>
          <table:table-cell table:style-name="ce5" office:value-type="float" office:value="0.779" calcext:value-type="float">
            <text:p>0.779</text:p>
          </table:table-cell>
          <table:table-cell table:style-name="ce8" table:formula="of:=([.AO48]*0.005+0.002)/SQRT(3)" office:value-type="float" office:value="0.00340347983687284" calcext:value-type="float">
            <text:p>0.003403480</text:p>
          </table:table-cell>
          <table:table-cell table:style-name="ce9" office:value-type="float" office:value="77.52" calcext:value-type="float">
            <text:p>77.52</text:p>
          </table:table-cell>
          <table:table-cell table:formula="of:=([.AQ48]*0.0005+0.04)/SQRT(3)" office:value-type="float" office:value="0.0454721072013749" calcext:value-type="float">
            <text:p>0.045472107201375</text:p>
          </table:table-cell>
          <table:table-cell table:style-name="ce5"/>
          <table:table-cell table:style-name="ce9" office:value-type="string" calcext:value-type="string">
            <text:p>Misura</text:p>
          </table:table-cell>
          <table:table-cell table:style-name="ce1" office:value-type="float" office:value="0.000000000003093247401076" calcext:value-type="float">
            <text:p>3.09E-12</text:p>
          </table:table-cell>
          <table:table-cell office:value-type="float" office:value="39.5619104748745" calcext:value-type="float">
            <text:p>39.5619104748745</text:p>
          </table:table-cell>
          <table:table-cell office:value-type="float" office:value="4.02112881511499" calcext:value-type="float">
            <text:p>4.02112881511499</text:p>
          </table:table-cell>
          <table:table-cell/>
          <table:table-cell table:formula="of:=POWER([.AQ48]*0.001/([.AO48])-1/([.$D$20]*1000000);-1)" office:value-type="float" office:value="10.0490291184015" calcext:value-type="float">
            <text:p>10.0490291184015</text:p>
          </table:table-cell>
        </table:table-row>
        <table:table-row table:style-name="ro1">
          <table:table-cell table:number-columns-repeated="30"/>
          <table:table-cell office:value-type="float" office:value="4" calcext:value-type="float">
            <text:p>4</text:p>
          </table:table-cell>
          <table:table-cell office:value-type="float" office:value="2.014" calcext:value-type="float">
            <text:p>2.014</text:p>
          </table:table-cell>
          <table:table-cell/>
          <table:table-cell office:value-type="float" office:value="4.019" calcext:value-type="float">
            <text:p>4.019</text:p>
          </table:table-cell>
          <table:table-cell/>
          <table:table-cell table:formula="of:=[.AK49]/([.AQ49]*0.001)" office:value-type="float" office:value="0.000000593159074666475" calcext:value-type="float">
            <text:p>5.93159074666475E-07</text:p>
          </table:table-cell>
          <table:table-cell table:formula="of:=[.AO49]/([.$D$20]*1000000)" office:value-type="float" office:value="0.0000000746846590912559" calcext:value-type="float">
            <text:p>7.46846590912559E-08</text:p>
          </table:table-cell>
          <table:table-cell table:style-name="ce7" table:formula="of:=[.AO49]/[.$D$20]" office:value-type="float" office:value="0.0746846590912559" calcext:value-type="float">
            <text:p>0.074684659091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0.793" calcext:value-type="float">
            <text:p>0.793</text:p>
          </table:table-cell>
          <table:table-cell table:style-name="ce8" table:formula="of:=([.AO49]*0.005+0.002)/SQRT(3)" office:value-type="float" office:value="0.00344389435571612" calcext:value-type="float">
            <text:p>0.003443894</text:p>
          </table:table-cell>
          <table:table-cell table:style-name="ce9" office:value-type="float" office:value="125.91" calcext:value-type="float">
            <text:p>125.91</text:p>
          </table:table-cell>
          <table:table-cell table:formula="of:=([.AQ49]*0.0005+0.04)/SQRT(3)" office:value-type="float" office:value="0.0594410969644179" calcext:value-type="float">
            <text:p>0.059441096964418</text:p>
          </table:table-cell>
          <table:table-cell table:style-name="ce5"/>
          <table:table-cell table:style-name="ce9" office:value-type="string" calcext:value-type="string">
            <text:p>dstd</text:p>
          </table:table-cell>
          <table:table-cell table:style-name="ce1" office:value-type="float" office:value="0.00000000000379590381245661" calcext:value-type="float">
            <text:p>3.80E-12</text:p>
          </table:table-cell>
          <table:table-cell office:value-type="float" office:value="1.52246778328162" calcext:value-type="float">
            <text:p>1.52246778328162</text:p>
          </table:table-cell>
          <table:table-cell office:value-type="float" office:value="0.781466573101241" calcext:value-type="float">
            <text:p>0.781466573101241</text:p>
          </table:table-cell>
          <table:table-cell/>
          <table:table-cell table:formula="of:=POWER([.AQ49]*0.001/([.AO49])-1/([.$D$20]*1000000);-1)" office:value-type="float" office:value="6.2981532076517" calcext:value-type="float">
            <text:p>6.2981532076517</text:p>
          </table:table-cell>
        </table:table-row>
        <table:table-row table:style-name="ro1">
          <table:table-cell table:number-columns-repeated="30"/>
          <table:table-cell office:value-type="float" office:value="4.2" calcext:value-type="float">
            <text:p>4.2</text:p>
          </table:table-cell>
          <table:table-cell office:value-type="float" office:value="2.115" calcext:value-type="float">
            <text:p>2.115</text:p>
          </table:table-cell>
          <table:table-cell/>
          <table:table-cell office:value-type="float" office:value="4.221" calcext:value-type="float">
            <text:p>4.221</text:p>
          </table:table-cell>
          <table:table-cell/>
          <table:table-cell table:formula="of:=[.AK50]/([.AQ50]*0.001)" office:value-type="float" office:value="0.000000431657865701878" calcext:value-type="float">
            <text:p>4.31657865701878E-07</text:p>
          </table:table-cell>
          <table:table-cell table:formula="of:=[.AO50]/([.$D$20]*1000000)" office:value-type="float" office:value="0.0000000756264580709691" calcext:value-type="float">
            <text:p>7.56264580709691E-08</text:p>
          </table:table-cell>
          <table:table-cell table:style-name="ce7" table:formula="of:=[.AO50]/[.$D$20]" office:value-type="float" office:value="0.0756264580709691" calcext:value-type="float">
            <text:p>0.07562645807097</text:p>
          </table:table-cell>
          <table:table-cell/>
          <table:table-cell office:value-type="float" office:value="1.1" calcext:value-type="float">
            <text:p>1.1</text:p>
          </table:table-cell>
          <table:table-cell table:style-name="ce5" office:value-type="float" office:value="0.803" calcext:value-type="float">
            <text:p>0.803</text:p>
          </table:table-cell>
          <table:table-cell table:style-name="ce8" table:formula="of:=([.AO50]*0.005+0.002)/SQRT(3)" office:value-type="float" office:value="0.0034727618691756" calcext:value-type="float">
            <text:p>0.003472762</text:p>
          </table:table-cell>
          <table:table-cell table:style-name="ce9" office:value-type="float" office:value="175.2" calcext:value-type="float">
            <text:p>175.20</text:p>
          </table:table-cell>
          <table:table-cell table:formula="of:=([.AQ50]*0.0005+0.04)/SQRT(3)" office:value-type="float" office:value="0.0736698943485963" calcext:value-type="float">
            <text:p>0.073669894348596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0]*0.001/([.AO50])-1/([.$D$20]*1000000);-1)" office:value-type="float" office:value="4.58333531176607" calcext:value-type="float">
            <text:p>4.58333531176607</text:p>
          </table:table-cell>
        </table:table-row>
        <table:table-row table:style-name="ro1">
          <table:table-cell table:number-columns-repeated="35"/>
          <table:table-cell table:formula="of:=[.AK51]/([.AQ51]*0.001)" office:value-type="float" office:value="0.000000334935552644479" calcext:value-type="float">
            <text:p>3.34935552644479E-07</text:p>
          </table:table-cell>
          <table:table-cell table:formula="of:=[.AO51]/([.$D$20]*1000000)" office:value-type="float" office:value="0.0000000760973575608257" calcext:value-type="float">
            <text:p>7.60973575608257E-08</text:p>
          </table:table-cell>
          <table:table-cell table:style-name="ce7" table:formula="of:=[.AO51]/[.$D$20]" office:value-type="float" office:value="0.0760973575608257" calcext:value-type="float">
            <text:p>0.07609735756083</text:p>
          </table:table-cell>
          <table:table-cell/>
          <table:table-cell office:value-type="float" office:value="1.2" calcext:value-type="float">
            <text:p>1.2</text:p>
          </table:table-cell>
          <table:table-cell table:style-name="ce5" office:value-type="float" office:value="0.808" calcext:value-type="float">
            <text:p>0.808</text:p>
          </table:table-cell>
          <table:table-cell table:style-name="ce8" table:formula="of:=([.AO51]*0.005+0.002)/SQRT(3)" office:value-type="float" office:value="0.00348719562590534" calcext:value-type="float">
            <text:p>0.003487196</text:p>
          </table:table-cell>
          <table:table-cell table:style-name="ce9" office:value-type="float" office:value="227.2" calcext:value-type="float">
            <text:p>227.20</text:p>
          </table:table-cell>
          <table:table-cell table:formula="of:=([.AQ51]*0.0005+0.04)/SQRT(3)" office:value-type="float" office:value="0.0886810013475265" calcext:value-type="float">
            <text:p>0.088681001347527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1]*0.001/([.AO51])-1/([.$D$20]*1000000);-1)" office:value-type="float" office:value="3.55633921931346" calcext:value-type="float">
            <text:p>3.55633921931346</text:p>
          </table:table-cell>
        </table:table-row>
        <table:table-row table:style-name="ro1">
          <table:table-cell table:number-columns-repeated="35"/>
          <table:table-cell table:formula="of:=[.AK52]/([.AQ52]*0.001)" office:value-type="float" office:value="0.000000302841275731514" calcext:value-type="float">
            <text:p>3.02841275731514E-07</text:p>
          </table:table-cell>
          <table:table-cell table:formula="of:=[.AO52]/([.$D$20]*1000000)" office:value-type="float" office:value="0.0000000762857173567683" calcext:value-type="float">
            <text:p>7.62857173567683E-08</text:p>
          </table:table-cell>
          <table:table-cell table:style-name="ce7" table:formula="of:=[.AO52]/[.$D$20]" office:value-type="float" office:value="0.0762857173567683" calcext:value-type="float">
            <text:p>0.07628571735677</text:p>
          </table:table-cell>
          <table:table-cell/>
          <table:table-cell office:value-type="float" office:value="1.25" calcext:value-type="float">
            <text:p>1.25</text:p>
          </table:table-cell>
          <table:table-cell table:style-name="ce5" office:value-type="float" office:value="0.81" calcext:value-type="float">
            <text:p>0.810</text:p>
          </table:table-cell>
          <table:table-cell table:style-name="ce8" table:formula="of:=([.AO52]*0.005+0.002)/SQRT(3)" office:value-type="float" office:value="0.00349296912859724" calcext:value-type="float">
            <text:p>0.003492969</text:p>
          </table:table-cell>
          <table:table-cell table:style-name="ce9" office:value-type="float" office:value="251.9" calcext:value-type="float">
            <text:p>251.90</text:p>
          </table:table-cell>
          <table:table-cell table:formula="of:=([.AQ52]*0.0005+0.04)/SQRT(3)" office:value-type="float" office:value="0.0958112771720184" calcext:value-type="float">
            <text:p>0.095811277172019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2]*0.001/([.AO52])-1/([.$D$20]*1000000);-1)" office:value-type="float" office:value="3.21556270465069" calcext:value-type="float">
            <text:p>3.21556270465069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/>
          <table:table-cell table:formula="of:=[.AK53]/([.AQ53]*0.001)" office:value-type="float" office:value="0.000000275640192185996" calcext:value-type="float">
            <text:p>2.75640192185996E-07</text:p>
          </table:table-cell>
          <table:table-cell table:formula="of:=[.AO53]/([.$D$20]*1000000)" office:value-type="float" office:value="0.0000000763798972547396" calcext:value-type="float">
            <text:p>7.63798972547396E-08</text:p>
          </table:table-cell>
          <table:table-cell table:style-name="ce7" table:formula="of:=[.AO53]/[.$D$20]" office:value-type="float" office:value="0.0763798972547396" calcext:value-type="float">
            <text:p>0.07637989725474</text:p>
          </table:table-cell>
          <table:table-cell/>
          <table:table-cell office:value-type="float" office:value="1.3" calcext:value-type="float">
            <text:p>1.3</text:p>
          </table:table-cell>
          <table:table-cell table:style-name="ce5" office:value-type="float" office:value="0.811" calcext:value-type="float">
            <text:p>0.811</text:p>
          </table:table-cell>
          <table:table-cell table:style-name="ce8" table:formula="of:=([.AO53]*0.005+0.002)/SQRT(3)" office:value-type="float" office:value="0.00349585587994318" calcext:value-type="float">
            <text:p>0.003495856</text:p>
          </table:table-cell>
          <table:table-cell table:style-name="ce9" office:value-type="float" office:value="277.1" calcext:value-type="float">
            <text:p>277.10</text:p>
          </table:table-cell>
          <table:table-cell table:formula="of:=([.AQ53]*0.0005+0.04)/SQRT(3)" office:value-type="float" office:value="0.103085890563808" calcext:value-type="float">
            <text:p>0.103085890563808</text:p>
          </table:table-cell>
          <table:table-cell table:style-name="ce5"/>
          <table:table-cell table:style-name="ce9" office:value-type="string" calcext:value-type="string">
            <text:p>Chi2 ridotto</text:p>
          </table:table-cell>
          <table:table-cell office:value-type="float" office:value="0.304377379980943" calcext:value-type="float">
            <text:p>0.304377379980943</text:p>
          </table:table-cell>
          <table:table-cell table:style-name="ce10"/>
          <table:table-cell table:number-columns-repeated="2"/>
          <table:table-cell table:formula="of:=POWER([.AQ53]*0.001/([.AO53])-1/([.$D$20]*1000000);-1)" office:value-type="float" office:value="2.92674205537444" calcext:value-type="float">
            <text:p>2.92674205537444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x err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 manuale</text:p>
          </table:table-cell>
          <table:table-cell table:formula="of:=[.AK54]/([.AQ54]*0.001)" office:value-type="float" office:value="0.000000253597211209572" calcext:value-type="float">
            <text:p>2.53597211209572E-07</text:p>
          </table:table-cell>
          <table:table-cell table:formula="of:=[.AO54]/([.$D$20]*1000000)" office:value-type="float" office:value="0.0000000766624369486536" calcext:value-type="float">
            <text:p>7.66624369486536E-08</text:p>
          </table:table-cell>
          <table:table-cell table:style-name="ce7" table:formula="of:=[.AO54]/[.$D$20]" office:value-type="float" office:value="0.0766624369486536" calcext:value-type="float">
            <text:p>0.07666243694865</text:p>
          </table:table-cell>
          <table:table-cell/>
          <table:table-cell office:value-type="float" office:value="1.35" calcext:value-type="float">
            <text:p>1.35</text:p>
          </table:table-cell>
          <table:table-cell table:style-name="ce5" office:value-type="float" office:value="0.814" calcext:value-type="float">
            <text:p>0.814</text:p>
          </table:table-cell>
          <table:table-cell table:style-name="ce8" table:formula="of:=([.AO54]*0.005+0.002)/SQRT(3)" office:value-type="float" office:value="0.00350451613398103" calcext:value-type="float">
            <text:p>0.003504516</text:p>
          </table:table-cell>
          <table:table-cell table:style-name="ce9" office:value-type="float" office:value="302.3" calcext:value-type="float">
            <text:p>302.30</text:p>
          </table:table-cell>
          <table:table-cell table:formula="of:=([.AQ54]*0.0005+0.04)/SQRT(3)" office:value-type="float" office:value="0.110360503955597" calcext:value-type="float">
            <text:p>0.110360503955597</text:p>
          </table:table-cell>
          <table:table-cell table:style-name="ce5"/>
          <table:table-cell table:style-name="ce9" office:value-type="string" calcext:value-type="string">
            <text:p>DoF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number-columns-repeated="2"/>
          <table:table-cell table:formula="of:=POWER([.AQ54]*0.001/([.AO54])-1/([.$D$20]*1000000);-1)" office:value-type="float" office:value="2.69269006426789" calcext:value-type="float">
            <text:p>2.69269006426789</text:p>
          </table:table-cell>
        </table:table-row>
        <table:table-row table:style-name="ro1">
          <table:table-cell table:number-columns-repeated="29"/>
          <table:table-cell office:value-type="string" calcext:value-type="string">
            <text:p>R1</text:p>
          </table:table-cell>
          <table:table-cell office:value-type="float" office:value="0" calcext:value-type="float">
            <text:p>0</text:p>
          </table:table-cell>
          <table:table-cell office:value-type="float" office:value="0.00369" calcext:value-type="float">
            <text:p>0.00369</text:p>
          </table:table-cell>
          <table:table-cell table:formula="of:=([.AF55]*0.0005+0.00005)/SQRT(3)" office:value-type="float" office:value="0.0000299327247061361" calcext:value-type="float">
            <text:p>2.99327247061361E-05</text:p>
          </table:table-cell>
          <table:table-cell table:style-name="ce5" office:value-type="float" office:value="0.011" calcext:value-type="float">
            <text:p>0.011</text:p>
          </table:table-cell>
          <table:table-cell table:formula="of:=([.AH55]*0.005+0.002)/SQRT(3)" office:value-type="float" office:value="0.00118645480318468" calcext:value-type="float">
            <text:p>0.001186454803185</text:p>
          </table:table-cell>
          <table:table-cell table:formula="of:=[.AK55]/([.AQ55]*0.001)" office:value-type="float" office:value="0.00000023182744116017" calcext:value-type="float">
            <text:p>2.3182744116017E-07</text:p>
          </table:table-cell>
          <table:table-cell table:formula="of:=[.AO55]/([.$D$20]*1000000)" office:value-type="float" office:value="0.0000000768507967445962" calcext:value-type="float">
            <text:p>7.68507967445962E-08</text:p>
          </table:table-cell>
          <table:table-cell table:style-name="ce7" table:formula="of:=[.AO55]/[.$D$20]" office:value-type="float" office:value="0.0768507967445962" calcext:value-type="float">
            <text:p>0.07685079674460</text:p>
          </table:table-cell>
          <table:table-cell/>
          <table:table-cell office:value-type="float" office:value="1.4" calcext:value-type="float">
            <text:p>1.4</text:p>
          </table:table-cell>
          <table:table-cell table:style-name="ce5" office:value-type="float" office:value="0.816" calcext:value-type="float">
            <text:p>0.816</text:p>
          </table:table-cell>
          <table:table-cell table:style-name="ce8" table:formula="of:=([.AO55]*0.005+0.002)/SQRT(3)" office:value-type="float" office:value="0.00351028963667292" calcext:value-type="float">
            <text:p>0.003510290</text:p>
          </table:table-cell>
          <table:table-cell table:style-name="ce9" office:value-type="float" office:value="331.5" calcext:value-type="float">
            <text:p>331.50</text:p>
          </table:table-cell>
          <table:table-cell table:formula="of:=([.AQ55]*0.0005+0.04)/SQRT(3)" office:value-type="float" office:value="0.118789817885766" calcext:value-type="float">
            <text:p>0.118789817885766</text:p>
          </table:table-cell>
          <table:table-cell table:style-name="ce5"/>
          <table:table-cell table:style-name="ce9" office:value-type="string" calcext:value-type="string">
            <text:p>p-value</text:p>
          </table:table-cell>
          <table:table-cell office:value-type="float" office:value="0.99636243676919" calcext:value-type="float">
            <text:p>0.99636243676919</text:p>
          </table:table-cell>
          <table:table-cell table:style-name="ce10"/>
          <table:table-cell table:number-columns-repeated="2"/>
          <table:table-cell table:formula="of:=POWER([.AQ55]*0.001/([.AO55])-1/([.$D$20]*1000000);-1)" office:value-type="float" office:value="2.46153903219076" calcext:value-type="float">
            <text:p>2.46153903219076</text:p>
          </table:table-cell>
        </table:table-row>
        <table:table-row table:style-name="ro1">
          <table:table-cell table:number-columns-repeated="29"/>
          <table:table-cell office:value-type="float" office:value="1.996" calcext:value-type="float">
            <text:p>1.996</text:p>
          </table:table-cell>
          <table:table-cell office:value-type="float" office:value="0.2" calcext:value-type="float">
            <text:p>0.2</text:p>
          </table:table-cell>
          <table:table-cell office:value-type="float" office:value="0.06835" calcext:value-type="float">
            <text:p>0.06835</text:p>
          </table:table-cell>
          <table:table-cell table:formula="of:=([.AF56]*0.0005+0.00005)/SQRT(3)" office:value-type="float" office:value="0.0000485984589090368" calcext:value-type="float">
            <text:p>4.85984589090368E-05</text:p>
          </table:table-cell>
          <table:table-cell table:style-name="ce5" office:value-type="float" office:value="0.204" calcext:value-type="float">
            <text:p>0.204</text:p>
          </table:table-cell>
          <table:table-cell table:formula="of:=([.AH56]*0.005+0.002)/SQRT(3)" office:value-type="float" office:value="0.00174359781295267" calcext:value-type="float">
            <text:p>0.001743597812953</text:p>
          </table:table-cell>
          <table:table-cell table:formula="of:=[.AK56]/([.AQ56]*0.001)" office:value-type="float" office:value="0.000000217297307660456" calcext:value-type="float">
            <text:p>2.17297307660456E-07</text:p>
          </table:table-cell>
          <table:table-cell table:formula="of:=[.AO56]/([.$D$20]*1000000)" office:value-type="float" office:value="0.0000000769449766425675" calcext:value-type="float">
            <text:p>7.69449766425675E-08</text:p>
          </table:table-cell>
          <table:table-cell table:style-name="ce7" table:formula="of:=[.AO56]/[.$D$20]" office:value-type="float" office:value="0.0769449766425675" calcext:value-type="float">
            <text:p>0.07694497664257</text:p>
          </table:table-cell>
          <table:table-cell/>
          <table:table-cell office:value-type="float" office:value="1.45" calcext:value-type="float">
            <text:p>1.45</text:p>
          </table:table-cell>
          <table:table-cell table:style-name="ce5" office:value-type="float" office:value="0.817" calcext:value-type="float">
            <text:p>0.817</text:p>
          </table:table-cell>
          <table:table-cell table:style-name="ce8" table:formula="of:=([.AO56]*0.005+0.002)/SQRT(3)" office:value-type="float" office:value="0.00351317638801887" calcext:value-type="float">
            <text:p>0.003513176</text:p>
          </table:table-cell>
          <table:table-cell table:style-name="ce9" office:value-type="float" office:value="354.1" calcext:value-type="float">
            <text:p>354.10</text:p>
          </table:table-cell>
          <table:table-cell table:formula="of:=([.AQ56]*0.0005+0.04)/SQRT(3)" office:value-type="float" office:value="0.125313875927608" calcext:value-type="float">
            <text:p>0.125313875927608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6]*0.001/([.AO56])-1/([.$D$20]*1000000);-1)" office:value-type="float" office:value="2.3072583381303" calcext:value-type="float">
            <text:p>2.3072583381303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Serie</text:p>
          </table:table-cell>
          <table:table-cell table:number-columns-repeated="5"/>
          <table:table-cell table:formula="of:=[.AD56]*0.009+0.001" office:value-type="float" office:value="0.018964" calcext:value-type="float">
            <text:p>0.018964</text:p>
          </table:table-cell>
          <table:table-cell office:value-type="float" office:value="0.4" calcext:value-type="float">
            <text:p>0.4</text:p>
          </table:table-cell>
          <table:table-cell office:value-type="float" office:value="0.13394" calcext:value-type="float">
            <text:p>0.13394</text:p>
          </table:table-cell>
          <table:table-cell table:formula="of:=([.AF57]*0.0005+0.00005)/SQRT(3)" office:value-type="float" office:value="0.0000675326609871105" calcext:value-type="float">
            <text:p>6.75326609871105E-05</text:p>
          </table:table-cell>
          <table:table-cell table:style-name="ce5" office:value-type="float" office:value="0.4" calcext:value-type="float">
            <text:p>0.400</text:p>
          </table:table-cell>
          <table:table-cell table:formula="of:=([.AH57]*0.005+0.002)/SQRT(3)" office:value-type="float" office:value="0.0023094010767585" calcext:value-type="float">
            <text:p>0.002309401076759</text:p>
          </table:table-cell>
          <table:table-cell table:formula="of:=[.AK57]/([.AQ57]*0.001)" office:value-type="float" office:value="0.000000201761277631468" calcext:value-type="float">
            <text:p>2.01761277631468E-07</text:p>
          </table:table-cell>
          <table:table-cell table:formula="of:=[.AO57]/([.$D$20]*1000000)" office:value-type="float" office:value="0.0000000771333364385102" calcext:value-type="float">
            <text:p>7.71333364385102E-08</text:p>
          </table:table-cell>
          <table:table-cell table:style-name="ce7" table:formula="of:=[.AO57]/[.$D$20]" office:value-type="float" office:value="0.0771333364385102" calcext:value-type="float">
            <text:p>0.07713333643851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5" office:value-type="float" office:value="0.819" calcext:value-type="float">
            <text:p>0.819</text:p>
          </table:table-cell>
          <table:table-cell table:style-name="ce8" table:formula="of:=([.AO57]*0.005+0.002)/SQRT(3)" office:value-type="float" office:value="0.00351894989071077" calcext:value-type="float">
            <text:p>0.003518950</text:p>
          </table:table-cell>
          <table:table-cell table:style-name="ce9" office:value-type="float" office:value="382.3" calcext:value-type="float">
            <text:p>382.30</text:p>
          </table:table-cell>
          <table:table-cell table:formula="of:=([.AQ57]*0.0005+0.04)/SQRT(3)" office:value-type="float" office:value="0.133454514723182" calcext:value-type="float">
            <text:p>0.133454514723182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7]*0.001/([.AO57])-1/([.$D$20]*1000000);-1)" office:value-type="float" office:value="2.14229705791922" calcext:value-type="float">
            <text:p>2.14229705791922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Interpol 5</text:p>
          </table:table-cell>
          <table:table-cell office:value-type="string" calcext:value-type="string">
            <text:p>kOhm</text:p>
          </table:table-cell>
          <table:table-cell table:number-columns-repeated="4"/>
          <table:table-cell table:formula="of:=[.AD57]/SQRT(3)" office:value-type="float" office:value="0.0109488705049121" calcext:value-type="float">
            <text:p>0.010948870504912</text:p>
          </table:table-cell>
          <table:table-cell office:value-type="float" office:value="0.6" calcext:value-type="float">
            <text:p>0.6</text:p>
          </table:table-cell>
          <table:table-cell office:value-type="float" office:value="0.20104" calcext:value-type="float">
            <text:p>0.20104</text:p>
          </table:table-cell>
          <table:table-cell table:formula="of:=([.AF58]*0.0005+0.00005)/SQRT(3)" office:value-type="float" office:value="0.0000869027625184225" calcext:value-type="float">
            <text:p>8.69027625184225E-05</text:p>
          </table:table-cell>
          <table:table-cell table:style-name="ce5" office:value-type="float" office:value="0.6" calcext:value-type="float">
            <text:p>0.600</text:p>
          </table:table-cell>
          <table:table-cell table:formula="of:=([.AH58]*0.005+0.002)/SQRT(3)" office:value-type="float" office:value="0.00288675134594813" calcext:value-type="float">
            <text:p>0.002886751345948</text:p>
          </table:table-cell>
          <table:table-cell table:formula="of:=[.AK58]/([.AQ58]*0.001)" office:value-type="float" office:value="0.000000191015375553998" calcext:value-type="float">
            <text:p>1.91015375553998E-07</text:p>
          </table:table-cell>
          <table:table-cell table:formula="of:=[.AO58]/([.$D$20]*1000000)" office:value-type="float" office:value="0.0000000772275163364815" calcext:value-type="float">
            <text:p>7.72275163364815E-08</text:p>
          </table:table-cell>
          <table:table-cell table:style-name="ce7" table:formula="of:=[.AO58]/[.$D$20]" office:value-type="float" office:value="0.0772275163364815" calcext:value-type="float">
            <text:p>0.07722751633648</text:p>
          </table:table-cell>
          <table:table-cell/>
          <table:table-cell office:value-type="float" office:value="1.55" calcext:value-type="float">
            <text:p>1.55</text:p>
          </table:table-cell>
          <table:table-cell table:style-name="ce5" office:value-type="float" office:value="0.82" calcext:value-type="float">
            <text:p>0.820</text:p>
          </table:table-cell>
          <table:table-cell table:style-name="ce8" table:formula="of:=([.AO58]*0.005+0.002)/SQRT(3)" office:value-type="float" office:value="0.00352183664205672" calcext:value-type="float">
            <text:p>0.003521837</text:p>
          </table:table-cell>
          <table:table-cell table:style-name="ce9" office:value-type="float" office:value="404.3" calcext:value-type="float">
            <text:p>404.30</text:p>
          </table:table-cell>
          <table:table-cell table:formula="of:=([.AQ58]*0.0005+0.04)/SQRT(3)" office:value-type="float" office:value="0.139805367684268" calcext:value-type="float">
            <text:p>0.139805367684268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8]*0.001/([.AO58])-1/([.$D$20]*1000000);-1)" office:value-type="float" office:value="2.02819727091921" calcext:value-type="float">
            <text:p>2.02819727091921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5 1 1 1</text:p>
          </table:table-cell>
          <table:table-cell office:value-type="string" calcext:value-type="string">
            <text:p>Misurato</text:p>
          </table:table-cell>
          <table:table-cell/>
          <table:table-cell office:value-type="string" calcext:value-type="string">
            <text:p>Teorico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6481" calcext:value-type="float">
            <text:p>0.26481</text:p>
          </table:table-cell>
          <table:table-cell table:formula="of:=([.AF59]*0.0005+0.00005)/SQRT(3)" office:value-type="float" office:value="0.000105311575851534" calcext:value-type="float">
            <text:p>0.000105311575852</text:p>
          </table:table-cell>
          <table:table-cell table:style-name="ce5" office:value-type="float" office:value="0.791" calcext:value-type="float">
            <text:p>0.791</text:p>
          </table:table-cell>
          <table:table-cell table:formula="of:=([.AH59]*0.005+0.002)/SQRT(3)" office:value-type="float" office:value="0.00343812085302422" calcext:value-type="float">
            <text:p>0.003438120853024</text:p>
          </table:table-cell>
          <table:table-cell table:formula="of:=[.AK59]/([.AQ59]*0.001)" office:value-type="float" office:value="0.000000177127331046976" calcext:value-type="float">
            <text:p>1.77127331046976E-07</text:p>
          </table:table-cell>
          <table:table-cell table:formula="of:=[.AO59]/([.$D$20]*1000000)" office:value-type="float" office:value="0.0000000772275163364815" calcext:value-type="float">
            <text:p>7.72275163364815E-08</text:p>
          </table:table-cell>
          <table:table-cell table:style-name="ce7" table:formula="of:=[.AO59]/[.$D$20]" office:value-type="float" office:value="0.0772275163364815" calcext:value-type="float">
            <text:p>0.07722751633648</text:p>
          </table:table-cell>
          <table:table-cell/>
          <table:table-cell office:value-type="float" office:value="1.6" calcext:value-type="float">
            <text:p>1.6</text:p>
          </table:table-cell>
          <table:table-cell table:style-name="ce5" office:value-type="float" office:value="0.82" calcext:value-type="float">
            <text:p>0.820</text:p>
          </table:table-cell>
          <table:table-cell table:style-name="ce8" table:formula="of:=([.AO59]*0.005+0.002)/SQRT(3)" office:value-type="float" office:value="0.00352183664205672" calcext:value-type="float">
            <text:p>0.003521837</text:p>
          </table:table-cell>
          <table:table-cell table:style-name="ce9" office:value-type="float" office:value="436" calcext:value-type="float">
            <text:p>436.00</text:p>
          </table:table-cell>
          <table:table-cell table:formula="of:=([.AQ59]*0.0005+0.04)/SQRT(3)" office:value-type="float" office:value="0.148956369450923" calcext:value-type="float">
            <text:p>0.148956369450923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2"/>
          <table:table-cell table:formula="of:=POWER([.AQ59]*0.001/([.AO59])-1/([.$D$20]*1000000);-1)" office:value-type="float" office:value="1.88073427808357" calcext:value-type="float">
            <text:p>1.88073427808357</text:p>
          </table:table-cell>
        </table:table-row>
        <table:table-row table:style-name="ro1">
          <table:table-cell table:number-columns-repeated="23"/>
          <table:table-cell office:value-type="string" calcext:value-type="string">
            <text:p>misura</text:p>
          </table:table-cell>
          <table:table-cell office:value-type="float" office:value="2.98620058400769" calcext:value-type="float">
            <text:p>2.98620058400769</text:p>
          </table:table-cell>
          <table:table-cell/>
          <table:table-cell table:formula="of:=[.AD56]+[.AD61]" office:value-type="float" office:value="2.988" calcext:value-type="float">
            <text:p>2.988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float" office:value="0.33115" calcext:value-type="float">
            <text:p>0.33115</text:p>
          </table:table-cell>
          <table:table-cell table:formula="of:=([.AF60]*0.0005+0.00005)/SQRT(3)" office:value-type="float" office:value="0.000124462284280554" calcext:value-type="float">
            <text:p>0.000124462284281</text:p>
          </table:table-cell>
          <table:table-cell table:style-name="ce5" office:value-type="float" office:value="0.989" calcext:value-type="float">
            <text:p>0.989</text:p>
          </table:table-cell>
          <table:table-cell table:formula="of:=([.AH60]*0.005+0.002)/SQRT(3)" office:value-type="float" office:value="0.00400969761952195" calcext:value-type="float">
            <text:p>0.004009697619522</text:p>
          </table:table-cell>
          <table:table-cell table:formula="of:=[.AK60]/([.AQ60]*0.001)" office:value-type="float" office:value="0.000000665493017865312" calcext:value-type="float">
            <text:p>6.65493017865312E-07</text:p>
          </table:table-cell>
          <table:table-cell table:formula="of:=[.AO60]/([.$D$20]*1000000)" office:value-type="float" office:value="0.0000000744021193973419" calcext:value-type="float">
            <text:p>7.44021193973419E-08</text:p>
          </table:table-cell>
          <table:table-cell table:style-name="ce7" table:formula="of:=[.AO60]/[.$D$20]" office:value-type="float" office:value="0.0744021193973419" calcext:value-type="float">
            <text:p>0.07440211939734</text:p>
          </table:table-cell>
          <table:table-cell/>
          <table:table-cell office:value-type="float" office:value="0.97" calcext:value-type="float">
            <text:p>0.97</text:p>
          </table:table-cell>
          <table:table-cell table:style-name="ce5" office:value-type="float" office:value="0.79" calcext:value-type="float">
            <text:p>0.790</text:p>
          </table:table-cell>
          <table:table-cell table:style-name="ce8" table:formula="of:=([.AO60]*0.005+0.002)/SQRT(3)" office:value-type="float" office:value="0.00343523410167827" calcext:value-type="float">
            <text:p>0.003435234</text:p>
          </table:table-cell>
          <table:table-cell table:style-name="ce9" office:value-type="float" office:value="111.8" calcext:value-type="float">
            <text:p>111.80</text:p>
          </table:table-cell>
          <table:table-cell table:formula="of:=([.AQ60]*0.0005+0.04)/SQRT(3)" office:value-type="float" office:value="0.0553678908152851" calcext:value-type="float">
            <text:p>0.055367890815285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dstd</text:p>
          </table:table-cell>
          <table:table-cell office:value-type="float" office:value="0.00238311266611256" calcext:value-type="float">
            <text:p>0.002383112666113</text:p>
          </table:table-cell>
          <table:table-cell/>
          <table:table-cell table:formula="of:=SQRT([.AD58]^2+-[.AD63]^2)" office:value-type="float" office:value="0.0123585123160786" calcext:value-type="float">
            <text:p>0.012358512316079</text:p>
          </table:table-cell>
          <table:table-cell table:number-columns-repeated="2"/>
          <table:table-cell office:value-type="float" office:value="0.992" calcext:value-type="float">
            <text:p>0.992</text:p>
          </table:table-cell>
          <table:table-cell office:value-type="float" office:value="1.2" calcext:value-type="float">
            <text:p>1.2</text:p>
          </table:table-cell>
          <table:table-cell office:value-type="float" office:value="0.39593" calcext:value-type="float">
            <text:p>0.39593</text:p>
          </table:table-cell>
          <table:table-cell table:formula="of:=([.AF61]*0.0005+0.00005)/SQRT(3)" office:value-type="float" office:value="0.000143162659499606" calcext:value-type="float">
            <text:p>0.0001431626595</text:p>
          </table:table-cell>
          <table:table-cell table:style-name="ce5" office:value-type="float" office:value="1.182" calcext:value-type="float">
            <text:p>1.182</text:p>
          </table:table-cell>
          <table:table-cell table:formula="of:=([.AH61]*0.005+0.002)/SQRT(3)" office:value-type="float" office:value="0.00456684062928994" calcext:value-type="float">
            <text:p>0.00456684062929</text:p>
          </table:table-cell>
          <table:table-cell table:formula="of:=[.AK61]/([.AQ61]*0.001)" office:value-type="float" office:value="0.000000506487035648726" calcext:value-type="float">
            <text:p>5.06487035648726E-07</text:p>
          </table:table-cell>
          <table:table-cell table:formula="of:=[.AO61]/([.$D$20]*1000000)" office:value-type="float" office:value="0.0000000750613786831411" calcext:value-type="float">
            <text:p>7.50613786831411E-08</text:p>
          </table:table-cell>
          <table:table-cell table:style-name="ce7" table:formula="of:=[.AO61]/[.$D$20]" office:value-type="float" office:value="0.0750613786831411" calcext:value-type="float">
            <text:p>0.07506137868314</text:p>
          </table:table-cell>
          <table:table-cell/>
          <table:table-cell office:value-type="float" office:value="1.04" calcext:value-type="float">
            <text:p>1.04</text:p>
          </table:table-cell>
          <table:table-cell table:style-name="ce5" office:value-type="float" office:value="0.797" calcext:value-type="float">
            <text:p>0.797</text:p>
          </table:table-cell>
          <table:table-cell table:style-name="ce8" table:formula="of:=([.AO61]*0.005+0.002)/SQRT(3)" office:value-type="float" office:value="0.00345544136109991" calcext:value-type="float">
            <text:p>0.003455441</text:p>
          </table:table-cell>
          <table:table-cell table:style-name="ce9" office:value-type="float" office:value="148.2" calcext:value-type="float">
            <text:p>148.20</text:p>
          </table:table-cell>
          <table:table-cell table:formula="of:=([.AQ61]*0.0005+0.04)/SQRT(3)" office:value-type="float" office:value="0.0658756657145363" calcext:value-type="float">
            <text:p>0.065875665714536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6"/>
          <table:table-cell office:value-type="string" calcext:value-type="string">
            <text:p>Distanza</text:p>
          </table:table-cell>
          <table:table-cell table:number-columns-repeated="2"/>
          <table:table-cell table:formula="of:=[.AD61]*0.009+0.001" office:value-type="float" office:value="0.009928" calcext:value-type="float">
            <text:p>0.009928</text:p>
          </table:table-cell>
          <table:table-cell office:value-type="float" office:value="1.4" calcext:value-type="float">
            <text:p>1.4</text:p>
          </table:table-cell>
          <table:table-cell office:value-type="float" office:value="0.45965" calcext:value-type="float">
            <text:p>0.45965</text:p>
          </table:table-cell>
          <table:table-cell table:formula="of:=([.AF62]*0.0005+0.00005)/SQRT(3)" office:value-type="float" office:value="0.000161557039075987" calcext:value-type="float">
            <text:p>0.000161557039076</text:p>
          </table:table-cell>
          <table:table-cell table:style-name="ce5" office:value-type="float" office:value="1.373" calcext:value-type="float">
            <text:p>1.373</text:p>
          </table:table-cell>
          <table:table-cell table:formula="of:=([.AH62]*0.005+0.002)/SQRT(3)" office:value-type="float" office:value="0.00511821013636603" calcext:value-type="float">
            <text:p>0.005118210136366</text:p>
          </table:table-cell>
          <table:table-cell table:formula="of:=[.AK62]/([.AQ62]*0.001)" office:value-type="float" office:value="0.000000448475704625328" calcext:value-type="float">
            <text:p>4.48475704625328E-07</text:p>
          </table:table-cell>
          <table:table-cell table:formula="of:=[.AO62]/([.$D$20]*1000000)" office:value-type="float" office:value="0.0000000753439183770551" calcext:value-type="float">
            <text:p>7.53439183770551E-08</text:p>
          </table:table-cell>
          <table:table-cell table:style-name="ce7" table:formula="of:=[.AO62]/[.$D$20]" office:value-type="float" office:value="0.0753439183770551" calcext:value-type="float">
            <text:p>0.07534391837706</text:p>
          </table:table-cell>
          <table:table-cell/>
          <table:table-cell office:value-type="float" office:value="1.08" calcext:value-type="float">
            <text:p>1.08</text:p>
          </table:table-cell>
          <table:table-cell table:style-name="ce5" office:value-type="float" office:value="0.8" calcext:value-type="float">
            <text:p>0.800</text:p>
          </table:table-cell>
          <table:table-cell table:style-name="ce8" table:formula="of:=([.AO62]*0.005+0.002)/SQRT(3)" office:value-type="float" office:value="0.00346410161513775" calcext:value-type="float">
            <text:p>0.003464102</text:p>
          </table:table-cell>
          <table:table-cell table:style-name="ce9" office:value-type="float" office:value="168" calcext:value-type="float">
            <text:p>168.00</text:p>
          </table:table-cell>
          <table:table-cell table:formula="of:=([.AQ62]*0.0005+0.04)/SQRT(3)" office:value-type="float" office:value="0.0715914333795136" calcext:value-type="float">
            <text:p>0.071591433379514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chi reduced</text:p>
          </table:table-cell>
          <table:table-cell office:value-type="float" office:value="0.00281132018352739" calcext:value-type="float">
            <text:p>0.002811320183527</text:p>
          </table:table-cell>
          <table:table-cell office:value-type="string" calcext:value-type="string">
            <text:p>misura</text:p>
          </table:table-cell>
          <table:table-cell table:formula="of:=ABS([.Y60]-[.AA60])" office:value-type="float" office:value="0.00179941599231004" calcext:value-type="float">
            <text:p>0.00179941599231</text:p>
          </table:table-cell>
          <table:table-cell table:number-columns-repeated="2"/>
          <table:table-cell table:formula="of:=[.AD62]/SQRT(3)" office:value-type="float" office:value="0.0057319334725146" calcext:value-type="float">
            <text:p>0.005731933472515</text:p>
          </table:table-cell>
          <table:table-cell office:value-type="float" office:value="1.6" calcext:value-type="float">
            <text:p>1.6</text:p>
          </table:table-cell>
          <table:table-cell office:value-type="float" office:value="0.5259" calcext:value-type="float">
            <text:p>0.5259</text:p>
          </table:table-cell>
          <table:table-cell table:formula="of:=([.AF63]*0.0005+0.0004)/SQRT(3)" office:value-type="float" office:value="0.000382754360959262" calcext:value-type="float">
            <text:p>0.000382754360959</text:p>
          </table:table-cell>
          <table:table-cell table:style-name="ce5" office:value-type="float" office:value="1.57" calcext:value-type="float">
            <text:p>1.570</text:p>
          </table:table-cell>
          <table:table-cell table:formula="of:=([.AH63]*0.005+0.002)/SQRT(3)" office:value-type="float" office:value="0.00568690015151782" calcext:value-type="float">
            <text:p>0.005686900151518</text:p>
          </table:table-cell>
          <table:table-cell table:formula="of:=[.AK63]/([.AQ63]*0.001)" office:value-type="float" office:value="0.000000386329785555818" calcext:value-type="float">
            <text:p>3.86329785555818E-07</text:p>
          </table:table-cell>
          <table:table-cell table:formula="of:=[.AO63]/([.$D$20]*1000000)" office:value-type="float" office:value="0.0000000757206379689404" calcext:value-type="float">
            <text:p>7.57206379689404E-08</text:p>
          </table:table-cell>
          <table:table-cell table:style-name="ce7" table:formula="of:=[.AO63]/[.$D$20]" office:value-type="float" office:value="0.0757206379689404" calcext:value-type="float">
            <text:p>0.07572063796894</text:p>
          </table:table-cell>
          <table:table-cell/>
          <table:table-cell office:value-type="float" office:value="1.13" calcext:value-type="float">
            <text:p>1.13</text:p>
          </table:table-cell>
          <table:table-cell table:style-name="ce5" office:value-type="float" office:value="0.804" calcext:value-type="float">
            <text:p>0.804</text:p>
          </table:table-cell>
          <table:table-cell table:style-name="ce8" table:formula="of:=([.AO63]*0.005+0.002)/SQRT(3)" office:value-type="float" office:value="0.00347564862052155" calcext:value-type="float">
            <text:p>0.003475649</text:p>
          </table:table-cell>
          <table:table-cell table:style-name="ce9" office:value-type="float" office:value="196" calcext:value-type="float">
            <text:p>196.00</text:p>
          </table:table-cell>
          <table:table-cell table:formula="of:=([.AQ63]*0.0005+0.04)/SQRT(3)" office:value-type="float" office:value="0.0796743371481684" calcext:value-type="float">
            <text:p>0.079674337148168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do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std</text:p>
          </table:table-cell>
          <table:table-cell table:formula="of:=SQRT([.Y61]^2+[.AA61]^2)" office:value-type="float" office:value="0.0125861849917301" calcext:value-type="float">
            <text:p>0.01258618499173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0.5882" calcext:value-type="float">
            <text:p>0.5882</text:p>
          </table:table-cell>
          <table:table-cell table:formula="of:=([.AF64]*0.0005+0.0004)/SQRT(3)" office:value-type="float" office:value="0.000400738821844519" calcext:value-type="float">
            <text:p>0.000400738821845</text:p>
          </table:table-cell>
          <table:table-cell table:style-name="ce5" office:value-type="float" office:value="1.757" calcext:value-type="float">
            <text:p>1.757</text:p>
          </table:table-cell>
          <table:table-cell table:formula="of:=([.AH64]*0.005+0.002)/SQRT(3)" office:value-type="float" office:value="0.00622672265321012" calcext:value-type="float">
            <text:p>0.00622672265321</text:p>
          </table:table-cell>
          <table:table-cell table:formula="of:=[.AK64]/([.AQ64]*0.001)" office:value-type="float" office:value="0.000000318793043760657" calcext:value-type="float">
            <text:p>3.18793043760657E-07</text:p>
          </table:table-cell>
          <table:table-cell table:formula="of:=[.AO64]/([.$D$20]*1000000)" office:value-type="float" office:value="0.000000076191537458797" calcext:value-type="float">
            <text:p>7.6191537458797E-08</text:p>
          </table:table-cell>
          <table:table-cell table:style-name="ce7" table:formula="of:=[.AO64]/[.$D$20]" office:value-type="float" office:value="0.076191537458797" calcext:value-type="float">
            <text:p>0.07619153745880</text:p>
          </table:table-cell>
          <table:table-cell/>
          <table:table-cell office:value-type="float" office:value="1.22" calcext:value-type="float">
            <text:p>1.22</text:p>
          </table:table-cell>
          <table:table-cell table:style-name="ce5" office:value-type="float" office:value="0.809" calcext:value-type="float">
            <text:p>0.809</text:p>
          </table:table-cell>
          <table:table-cell table:style-name="ce8" table:formula="of:=([.AO64]*0.005+0.002)/SQRT(3)" office:value-type="float" office:value="0.00349008237725129" calcext:value-type="float">
            <text:p>0.003490082</text:p>
          </table:table-cell>
          <table:table-cell table:style-name="ce9" office:value-type="float" office:value="239" calcext:value-type="float">
            <text:p>239.00</text:p>
          </table:table-cell>
          <table:table-cell table:formula="of:=([.AQ64]*0.0005+0.04)/SQRT(3)" office:value-type="float" office:value="0.0920873679357453" calcext:value-type="float">
            <text:p>0.092087367935745</text:p>
          </table:table-cell>
          <table:table-cell table:style-name="ce5"/>
          <table:table-cell table:style-name="ce9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3"/>
          <table:table-cell office:value-type="string" calcext:value-type="string">
            <text:p>P-value</text:p>
          </table:table-cell>
          <table:table-cell office:value-type="float" office:value="1" calcext:value-type="float">
            <text:p>1</text:p>
          </table:table-cell>
          <table:table-cell/>
          <table:table-cell table:formula="of:=1-ERF([.AA63]/(SQRT(2)*[.AA64]))" office:value-type="float" office:value="0.886315811726776" calcext:value-type="float">
            <text:p>0.8863158117267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654" calcext:value-type="float">
            <text:p>0.654</text:p>
          </table:table-cell>
          <table:table-cell table:formula="of:=([.AF65]*0.0005+0.0004)/SQRT(3)" office:value-type="float" office:value="0.000419733645700858" calcext:value-type="float">
            <text:p>0.000419733645701</text:p>
          </table:table-cell>
          <table:table-cell table:style-name="ce5" office:value-type="float" office:value="1.953" calcext:value-type="float">
            <text:p>1.953</text:p>
          </table:table-cell>
          <table:table-cell table:formula="of:=([.AH65]*0.005+0.002)/SQRT(3)" office:value-type="float" office:value="0.00679252591701595" calcext:value-type="float">
            <text:p>0.006792525917016</text:p>
          </table:table-cell>
          <table:table-cell table:number-columns-repeated="16"/>
        </table:table-row>
        <table:table-row table:style-name="ro1">
          <table:table-cell table:number-columns-repeated="30"/>
          <table:table-cell office:value-type="float" office:value="2.2" calcext:value-type="float">
            <text:p>2.2</text:p>
          </table:table-cell>
          <table:table-cell office:value-type="float" office:value="0.7177" calcext:value-type="float">
            <text:p>0.7177</text:p>
          </table:table-cell>
          <table:table-cell table:formula="of:=([.AF66]*0.0005+0.0004)/SQRT(3)" office:value-type="float" office:value="0.000438122251774548" calcext:value-type="float">
            <text:p>0.000438122251775</text:p>
          </table:table-cell>
          <table:table-cell table:style-name="ce5" office:value-type="float" office:value="2.143" calcext:value-type="float">
            <text:p>2.143</text:p>
          </table:table-cell>
          <table:table-cell table:formula="of:=([.AH66]*0.005+0.002)/SQRT(3)" office:value-type="float" office:value="0.00734100867274609" calcext:value-type="float">
            <text:p>0.007341008672746</text:p>
          </table:table-cell>
          <table:table-cell table:number-columns-repeated="4"/>
          <table:table-cell office:value-type="string" calcext:value-type="string">
            <text:p>giorno successivo, dopo scatto</text:p>
          </table:table-cell>
          <table:table-cell table:number-columns-repeated="11"/>
        </table:table-row>
        <table:table-row table:style-name="ro1">
          <table:table-cell table:number-columns-repeated="30"/>
          <table:table-cell office:value-type="float" office:value="2.4" calcext:value-type="float">
            <text:p>2.4</text:p>
          </table:table-cell>
          <table:table-cell office:value-type="float" office:value="0.7823" calcext:value-type="float">
            <text:p>0.7823</text:p>
          </table:table-cell>
          <table:table-cell table:formula="of:=([.AF67]*0.0005+0.0004)/SQRT(3)" office:value-type="float" office:value="0.000456770665469372" calcext:value-type="float">
            <text:p>0.000456770665469</text:p>
          </table:table-cell>
          <table:table-cell table:style-name="ce5" office:value-type="float" office:value="2.336" calcext:value-type="float">
            <text:p>2.336</text:p>
          </table:table-cell>
          <table:table-cell table:formula="of:=([.AH67]*0.005+0.002)/SQRT(3)" office:value-type="float" office:value="0.00789815168251408" calcext:value-type="float">
            <text:p>0.007898151682514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30"/>
          <table:table-cell office:value-type="float" office:value="2.6" calcext:value-type="float">
            <text:p>2.6</text:p>
          </table:table-cell>
          <table:table-cell office:value-type="float" office:value="0.8477" calcext:value-type="float">
            <text:p>0.8477</text:p>
          </table:table-cell>
          <table:table-cell table:formula="of:=([.AF68]*0.0005+0.0004)/SQRT(3)" office:value-type="float" office:value="0.000475650019271873" calcext:value-type="float">
            <text:p>0.000475650019272</text:p>
          </table:table-cell>
          <table:table-cell table:style-name="ce5" office:value-type="float" office:value="2.531" calcext:value-type="float">
            <text:p>2.531</text:p>
          </table:table-cell>
          <table:table-cell table:formula="of:=([.AH68]*0.005+0.002)/SQRT(3)" office:value-type="float" office:value="0.00846106819497397" calcext:value-type="float">
            <text:p>0.008461068194974</text:p>
          </table:table-cell>
          <table:table-cell table:number-columns-repeated="4"/>
          <table:table-cell office:value-type="string" calcext:value-type="string">
            <text:p>V gen volt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xerr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  <table:table-cell office:value-type="string" calcext:value-type="string">
            <text:p>yerr unif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2.8" calcext:value-type="float">
            <text:p>2.8</text:p>
          </table:table-cell>
          <table:table-cell office:value-type="float" office:value="0.9137" calcext:value-type="float">
            <text:p>0.9137</text:p>
          </table:table-cell>
          <table:table-cell table:formula="of:=([.AF69]*0.0005+0.0004)/SQRT(3)" office:value-type="float" office:value="0.000494702578155131" calcext:value-type="float">
            <text:p>0.000494702578155</text:p>
          </table:table-cell>
          <table:table-cell table:style-name="ce5" office:value-type="float" office:value="2.728" calcext:value-type="float">
            <text:p>2.728</text:p>
          </table:table-cell>
          <table:table-cell table:formula="of:=([.AH69]*0.005+0.002)/SQRT(3)" office:value-type="float" office:value="0.00902975821012575" calcext:value-type="float">
            <text:p>0.009029758210126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751" calcext:value-type="float">
            <text:p>0.751</text:p>
          </table:table-cell>
          <table:table-cell table:style-name="ce8" table:formula="of:=([.AO69]*0.005+0.002)/SQRT(3)" office:value-type="float" office:value="0.0033226507991863" calcext:value-type="float">
            <text:p>0.003322651</text:p>
          </table:table-cell>
          <table:table-cell office:value-type="float" office:value="35.56" calcext:value-type="float">
            <text:p>35.56</text:p>
          </table:table-cell>
          <table:table-cell table:formula="of:=[.AQ69]*0.0005+0.004" office:value-type="float" office:value="0.02178" calcext:value-type="float">
            <text:p>0.02178</text:p>
          </table:table-cell>
          <table:table-cell table:formula="of:=[.AR69]/SQRT(3)" office:value-type="float" office:value="0.0125746888629501" calcext:value-type="float">
            <text:p>0.01257468886295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" calcext:value-type="float">
            <text:p>3</text:p>
          </table:table-cell>
          <table:table-cell office:value-type="float" office:value="0.9778" calcext:value-type="float">
            <text:p>0.9778</text:p>
          </table:table-cell>
          <table:table-cell table:formula="of:=([.AF70]*0.0005+0.0004)/SQRT(3)" office:value-type="float" office:value="0.000513206654282658" calcext:value-type="float">
            <text:p>0.000513206654283</text:p>
          </table:table-cell>
          <table:table-cell table:style-name="ce5" office:value-type="float" office:value="2.92" calcext:value-type="float">
            <text:p>2.920</text:p>
          </table:table-cell>
          <table:table-cell table:formula="of:=([.AH70]*0.005+0.002)/SQRT(3)" office:value-type="float" office:value="0.00958401446854779" calcext:value-type="float">
            <text:p>0.0095840144685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93" calcext:value-type="float">
            <text:p>0.793</text:p>
          </table:table-cell>
          <table:table-cell table:style-name="ce8" table:formula="of:=([.AO70]*0.005+0.002)/SQRT(3)" office:value-type="float" office:value="0.00344389435571612" calcext:value-type="float">
            <text:p>0.003443894</text:p>
          </table:table-cell>
          <table:table-cell office:value-type="float" office:value="123.44" calcext:value-type="float">
            <text:p>123.44</text:p>
          </table:table-cell>
          <table:table-cell table:formula="of:=[.AQ70]*0.0005+0.04" office:value-type="float" office:value="0.10172" calcext:value-type="float">
            <text:p>0.10172</text:p>
          </table:table-cell>
          <table:table-cell table:formula="of:=[.AR70]/SQRT(3)" office:value-type="float" office:value="0.0587280693819687" calcext:value-type="float">
            <text:p>0.058728069381969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.2" calcext:value-type="float">
            <text:p>3.2</text:p>
          </table:table-cell>
          <table:table-cell office:value-type="float" office:value="1.0424" calcext:value-type="float">
            <text:p>1.0424</text:p>
          </table:table-cell>
          <table:table-cell table:formula="of:=([.AF71]*0.0005+0.0004)/SQRT(3)" office:value-type="float" office:value="0.000531855067977483" calcext:value-type="float">
            <text:p>0.000531855067977</text:p>
          </table:table-cell>
          <table:table-cell table:style-name="ce5" office:value-type="float" office:value="3.113" calcext:value-type="float">
            <text:p>3.113</text:p>
          </table:table-cell>
          <table:table-cell table:formula="of:=([.AH71]*0.005+0.002)/SQRT(3)" office:value-type="float" office:value="0.0101411574783158" calcext:value-type="float">
            <text:p>0.010141157478316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0.808" calcext:value-type="float">
            <text:p>0.808</text:p>
          </table:table-cell>
          <table:table-cell table:style-name="ce8" table:formula="of:=([.AO71]*0.005+0.002)/SQRT(3)" office:value-type="float" office:value="0.00348719562590534" calcext:value-type="float">
            <text:p>0.003487196</text:p>
          </table:table-cell>
          <table:table-cell office:value-type="float" office:value="222.1" calcext:value-type="float">
            <text:p>222.1</text:p>
          </table:table-cell>
          <table:table-cell table:formula="of:=[.AQ71]*0.0005+0.04" office:value-type="float" office:value="0.15105" calcext:value-type="float">
            <text:p>0.15105</text:p>
          </table:table-cell>
          <table:table-cell table:formula="of:=[.AR71]/SQRT(3)" office:value-type="float" office:value="0.087208758161093" calcext:value-type="float">
            <text:p>0.087208758161093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.4" calcext:value-type="float">
            <text:p>3.4</text:p>
          </table:table-cell>
          <table:table-cell office:value-type="float" office:value="1.1067" calcext:value-type="float">
            <text:p>1.1067</text:p>
          </table:table-cell>
          <table:table-cell table:formula="of:=([.AF72]*0.0005+0.0004)/SQRT(3)" office:value-type="float" office:value="0.00055041687913193" calcext:value-type="float">
            <text:p>0.000550416879132</text:p>
          </table:table-cell>
          <table:table-cell table:style-name="ce5" office:value-type="float" office:value="3.305" calcext:value-type="float">
            <text:p>3.305</text:p>
          </table:table-cell>
          <table:table-cell table:formula="of:=([.AH72]*0.005+0.002)/SQRT(3)" office:value-type="float" office:value="0.0106954137367378" calcext:value-type="float">
            <text:p>0.010695413736738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816" calcext:value-type="float">
            <text:p>0.816</text:p>
          </table:table-cell>
          <table:table-cell table:style-name="ce8" table:formula="of:=([.AO72]*0.005+0.002)/SQRT(3)" office:value-type="float" office:value="0.00351028963667292" calcext:value-type="float">
            <text:p>0.003510290</text:p>
          </table:table-cell>
          <table:table-cell office:value-type="float" office:value="322.9" calcext:value-type="float">
            <text:p>322.9</text:p>
          </table:table-cell>
          <table:table-cell table:formula="of:=[.AQ72]*0.0005+0.04" office:value-type="float" office:value="0.20145" calcext:value-type="float">
            <text:p>0.20145</text:p>
          </table:table-cell>
          <table:table-cell table:formula="of:=[.AR72]/SQRT(3)" office:value-type="float" office:value="0.11630721172825" calcext:value-type="float">
            <text:p>0.11630721172825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.6" calcext:value-type="float">
            <text:p>3.6</text:p>
          </table:table-cell>
          <table:table-cell office:value-type="float" office:value="1.1719" calcext:value-type="float">
            <text:p>1.1719</text:p>
          </table:table-cell>
          <table:table-cell table:formula="of:=([.AF73]*0.0005+0.0004)/SQRT(3)" office:value-type="float" office:value="0.000569238497907512" calcext:value-type="float">
            <text:p>0.000569238497908</text:p>
          </table:table-cell>
          <table:table-cell table:style-name="ce5" office:value-type="float" office:value="3.5" calcext:value-type="float">
            <text:p>3.500</text:p>
          </table:table-cell>
          <table:table-cell table:formula="of:=([.AH73]*0.005+0.002)/SQRT(3)" office:value-type="float" office:value="0.0112583302491977" calcext:value-type="float">
            <text:p>0.011258330249198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821" calcext:value-type="float">
            <text:p>0.821</text:p>
          </table:table-cell>
          <table:table-cell table:style-name="ce8" table:formula="of:=([.AO73]*0.005+0.002)/SQRT(3)" office:value-type="float" office:value="0.00352472339340267" calcext:value-type="float">
            <text:p>0.003524723</text:p>
          </table:table-cell>
          <table:table-cell office:value-type="float" office:value="423.61" calcext:value-type="float">
            <text:p>423.61</text:p>
          </table:table-cell>
          <table:table-cell table:formula="of:=[.AQ73]*0.0005+0.04" office:value-type="float" office:value="0.251805" calcext:value-type="float">
            <text:p>0.251805</text:p>
          </table:table-cell>
          <table:table-cell table:formula="of:=[.AR73]/SQRT(3)" office:value-type="float" office:value="0.145379684533294" calcext:value-type="float">
            <text:p>0.145379684533294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3.8" calcext:value-type="float">
            <text:p>3.8</text:p>
          </table:table-cell>
          <table:table-cell office:value-type="float" office:value="1.2363" calcext:value-type="float">
            <text:p>1.2363</text:p>
          </table:table-cell>
          <table:table-cell table:formula="of:=([.AF74]*0.0005+0.0004)/SQRT(3)" office:value-type="float" office:value="0.000587829176575417" calcext:value-type="float">
            <text:p>0.000587829176575</text:p>
          </table:table-cell>
          <table:table-cell table:style-name="ce5" office:value-type="float" office:value="3.692" calcext:value-type="float">
            <text:p>3.692</text:p>
          </table:table-cell>
          <table:table-cell table:formula="of:=([.AH74]*0.005+0.002)/SQRT(3)" office:value-type="float" office:value="0.0118125865076197" calcext:value-type="float">
            <text:p>0.01181258650762</text:p>
          </table:table-cell>
          <table:table-cell table:number-columns-repeated="4"/>
          <table:table-cell office:value-type="float" office:value="0.77" calcext:value-type="float">
            <text:p>0.77</text:p>
          </table:table-cell>
          <table:table-cell office:value-type="float" office:value="0.739" calcext:value-type="float">
            <text:p>0.739</text:p>
          </table:table-cell>
          <table:table-cell table:style-name="ce8" table:formula="of:=([.AO74]*0.005+0.002)/SQRT(3)" office:value-type="float" office:value="0.00328800978303492" calcext:value-type="float">
            <text:p>0.003288010</text:p>
          </table:table-cell>
          <table:table-cell office:value-type="float" office:value="24.54" calcext:value-type="float">
            <text:p>24.54</text:p>
          </table:table-cell>
          <table:table-cell table:formula="of:=[.AQ74]*0.0005+0.04" office:value-type="float" office:value="0.05227" calcext:value-type="float">
            <text:p>0.05227</text:p>
          </table:table-cell>
          <table:table-cell table:formula="of:=[.AR74]/SQRT(3)" office:value-type="float" office:value="0.0301780985705417" calcext:value-type="float">
            <text:p>0.030178098570542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4" calcext:value-type="float">
            <text:p>4</text:p>
          </table:table-cell>
          <table:table-cell office:value-type="float" office:value="1.3032" calcext:value-type="float">
            <text:p>1.3032</text:p>
          </table:table-cell>
          <table:table-cell table:formula="of:=([.AF75]*0.0005+0.0004)/SQRT(3)" office:value-type="float" office:value="0.00060714154307981" calcext:value-type="float">
            <text:p>0.00060714154308</text:p>
          </table:table-cell>
          <table:table-cell table:style-name="ce5" office:value-type="float" office:value="3.892" calcext:value-type="float">
            <text:p>3.892</text:p>
          </table:table-cell>
          <table:table-cell table:formula="of:=([.AH75]*0.005+0.002)/SQRT(3)" office:value-type="float" office:value="0.0123899367768094" calcext:value-type="float">
            <text:p>0.012389936776809</text:p>
          </table:table-cell>
          <table:table-cell table:number-columns-repeated="4"/>
          <table:table-cell office:value-type="float" office:value="0.81" calcext:value-type="float">
            <text:p>0.81</text:p>
          </table:table-cell>
          <table:table-cell office:value-type="float" office:value="0.754" calcext:value-type="float">
            <text:p>0.754</text:p>
          </table:table-cell>
          <table:table-cell table:style-name="ce8" table:formula="of:=([.AO75]*0.005+0.002)/SQRT(3)" office:value-type="float" office:value="0.00333131105322414" calcext:value-type="float">
            <text:p>0.003331311</text:p>
          </table:table-cell>
          <table:table-cell office:value-type="float" office:value="37.71" calcext:value-type="float">
            <text:p>37.71</text:p>
          </table:table-cell>
          <table:table-cell table:formula="of:=[.AQ75]*0.0005+0.04" office:value-type="float" office:value="0.058855" calcext:value-type="float">
            <text:p>0.058855</text:p>
          </table:table-cell>
          <table:table-cell table:formula="of:=[.AR75]/SQRT(3)" office:value-type="float" office:value="0.0339799500931554" calcext:value-type="float">
            <text:p>0.033979950093156</text:p>
          </table:table-cell>
          <table:table-cell table:number-columns-repeated="6"/>
        </table:table-row>
        <table:table-row table:style-name="ro1">
          <table:table-cell table:number-columns-repeated="30"/>
          <table:table-cell office:value-type="float" office:value="4.2" calcext:value-type="float">
            <text:p>4.2</text:p>
          </table:table-cell>
          <table:table-cell office:value-type="float" office:value="1.3679" calcext:value-type="float">
            <text:p>1.3679</text:p>
          </table:table-cell>
          <table:table-cell table:formula="of:=([.AF76]*0.0005+0.0004)/SQRT(3)" office:value-type="float" office:value="0.000625818824288095" calcext:value-type="float">
            <text:p>0.000625818824288</text:p>
          </table:table-cell>
          <table:table-cell table:style-name="ce5" office:value-type="float" office:value="4.085" calcext:value-type="float">
            <text:p>4.085</text:p>
          </table:table-cell>
          <table:table-cell table:formula="of:=([.AH76]*0.005+0.002)/SQRT(3)" office:value-type="float" office:value="0.0129470797865774" calcext:value-type="float">
            <text:p>0.012947079786577</text:p>
          </table:table-cell>
          <table:table-cell table:number-columns-repeated="4"/>
          <table:table-cell office:value-type="float" office:value="0.84" calcext:value-type="float">
            <text:p>0.84</text:p>
          </table:table-cell>
          <table:table-cell office:value-type="float" office:value="0.764" calcext:value-type="float">
            <text:p>0.764</text:p>
          </table:table-cell>
          <table:table-cell table:style-name="ce8" table:formula="of:=([.AO76]*0.005+0.002)/SQRT(3)" office:value-type="float" office:value="0.00336017856668362" calcext:value-type="float">
            <text:p>0.003360179</text:p>
          </table:table-cell>
          <table:table-cell office:value-type="float" office:value="51.21" calcext:value-type="float">
            <text:p>51.21</text:p>
          </table:table-cell>
          <table:table-cell table:formula="of:=[.AQ76]*0.0005+0.04" office:value-type="float" office:value="0.065605" calcext:value-type="float">
            <text:p>0.065605</text:p>
          </table:table-cell>
          <table:table-cell table:formula="of:=[.AR76]/SQRT(3)" office:value-type="float" office:value="0.0378770644101854" calcext:value-type="float">
            <text:p>0.037877064410185</text:p>
          </table:table-cell>
          <table:table-cell table:number-columns-repeated="6"/>
        </table:table-row>
        <table:table-row table:style-name="ro1">
          <table:table-cell table:number-columns-repeated="39"/>
          <table:table-cell office:value-type="float" office:value="0.88" calcext:value-type="float">
            <text:p>0.88</text:p>
          </table:table-cell>
          <table:table-cell office:value-type="float" office:value="0.774" calcext:value-type="float">
            <text:p>0.774</text:p>
          </table:table-cell>
          <table:table-cell table:style-name="ce8" table:formula="of:=([.AO77]*0.005+0.002)/SQRT(3)" office:value-type="float" office:value="0.0033890460801431" calcext:value-type="float">
            <text:p>0.003389046</text:p>
          </table:table-cell>
          <table:table-cell office:value-type="float" office:value="69.52" calcext:value-type="float">
            <text:p>69.52</text:p>
          </table:table-cell>
          <table:table-cell table:formula="of:=[.AQ77]*0.0005+0.04" office:value-type="float" office:value="0.07476" calcext:value-type="float">
            <text:p>0.07476</text:p>
          </table:table-cell>
          <table:table-cell table:formula="of:=[.AR77]/SQRT(3)" office:value-type="float" office:value="0.0431627061246164" calcext:value-type="float">
            <text:p>0.043162706124617</text:p>
          </table:table-cell>
          <table:table-cell table:number-columns-repeated="6"/>
        </table:table-row>
        <table:table-row table:style-name="ro1">
          <table:table-cell table:number-columns-repeated="39"/>
          <table:table-cell office:value-type="float" office:value="0.92" calcext:value-type="float">
            <text:p>0.92</text:p>
          </table:table-cell>
          <table:table-cell office:value-type="float" office:value="0.781" calcext:value-type="float">
            <text:p>0.781</text:p>
          </table:table-cell>
          <table:table-cell table:style-name="ce8" table:formula="of:=([.AO78]*0.005+0.002)/SQRT(3)" office:value-type="float" office:value="0.00340925333956474" calcext:value-type="float">
            <text:p>0.003409253</text:p>
          </table:table-cell>
          <table:table-cell office:value-type="float" office:value="85.83" calcext:value-type="float">
            <text:p>85.83</text:p>
          </table:table-cell>
          <table:table-cell table:formula="of:=[.AQ78]*0.0005+0.04" office:value-type="float" office:value="0.082915" calcext:value-type="float">
            <text:p>0.082915</text:p>
          </table:table-cell>
          <table:table-cell table:formula="of:=[.AR78]/SQRT(3)" office:value-type="float" office:value="0.0478709975698578" calcext:value-type="float">
            <text:p>0.047870997569858</text:p>
          </table:table-cell>
          <table:table-cell table:number-columns-repeated="6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38"/>
          <table:table-cell office:value-type="string" calcext:value-type="string">
            <text:p>Fit lineare V soglia</text:p>
          </table:table-cell>
          <table:table-cell table:number-columns-repeated="12"/>
        </table:table-row>
        <table:table-row table:style-name="ro1">
          <table:table-cell table:number-columns-repeated="3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9"/>
        </table:table-row>
        <table:table-row table:style-name="ro1">
          <table:table-cell table:number-columns-repeated="39"/>
          <table:table-cell office:value-type="string" calcext:value-type="string">
            <text:p>V volt</text:p>
          </table:table-cell>
          <table:table-cell/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  <table:table-cell office:value-type="string" calcext:value-type="string">
            <text:p>yerr manuale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25" calcext:value-type="float">
            <text:p>1.25</text:p>
          </table:table-cell>
          <table:table-cell office:value-type="float" office:value="0.81" calcext:value-type="float">
            <text:p>0.81</text:p>
          </table:table-cell>
          <table:table-cell table:style-name="ce8" table:formula="of:=([.AN83]*0.005+0.002)/SQRT(3)" office:value-type="float" office:value="0.00349296912859724" calcext:value-type="float">
            <text:p>0.003492969</text:p>
          </table:table-cell>
          <table:table-cell office:value-type="float" office:value="251.9" calcext:value-type="float">
            <text:p>251.9</text:p>
          </table:table-cell>
          <table:table-cell table:formula="of:=[.AP83]*0.0005+0.4" office:value-type="float" office:value="0.52595" calcext:value-type="float">
            <text:p>0.52595</text:p>
          </table:table-cell>
          <table:table-cell table:formula="of:=([.AP83]*0.0005+0.04)/SQRT(3)" office:value-type="float" office:value="0.0958112771720184" calcext:value-type="float">
            <text:p>0.095811277172019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3" calcext:value-type="float">
            <text:p>1.3</text:p>
          </table:table-cell>
          <table:table-cell office:value-type="float" office:value="0.811" calcext:value-type="float">
            <text:p>0.811</text:p>
          </table:table-cell>
          <table:table-cell table:style-name="ce8" table:formula="of:=([.AN84]*0.005+0.002)/SQRT(3)" office:value-type="float" office:value="0.00349585587994318" calcext:value-type="float">
            <text:p>0.003495856</text:p>
          </table:table-cell>
          <table:table-cell office:value-type="float" office:value="277.1" calcext:value-type="float">
            <text:p>277.1</text:p>
          </table:table-cell>
          <table:table-cell table:formula="of:=[.AP84]*0.0005+0.4" office:value-type="float" office:value="0.53855" calcext:value-type="float">
            <text:p>0.53855</text:p>
          </table:table-cell>
          <table:table-cell table:formula="of:=([.AP84]*0.0005+0.04)/SQRT(3)" office:value-type="float" office:value="0.103085890563808" calcext:value-type="float">
            <text:p>0.103085890563808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35" calcext:value-type="float">
            <text:p>1.35</text:p>
          </table:table-cell>
          <table:table-cell office:value-type="float" office:value="0.814" calcext:value-type="float">
            <text:p>0.814</text:p>
          </table:table-cell>
          <table:table-cell table:style-name="ce8" table:formula="of:=([.AN85]*0.005+0.002)/SQRT(3)" office:value-type="float" office:value="0.00350451613398103" calcext:value-type="float">
            <text:p>0.003504516</text:p>
          </table:table-cell>
          <table:table-cell office:value-type="float" office:value="302.3" calcext:value-type="float">
            <text:p>302.3</text:p>
          </table:table-cell>
          <table:table-cell table:formula="of:=[.AP85]*0.0005+0.4" office:value-type="float" office:value="0.55115" calcext:value-type="float">
            <text:p>0.55115</text:p>
          </table:table-cell>
          <table:table-cell table:formula="of:=([.AP85]*0.0005+0.04)/SQRT(3)" office:value-type="float" office:value="0.110360503955597" calcext:value-type="float">
            <text:p>0.110360503955597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4" calcext:value-type="float">
            <text:p>1.4</text:p>
          </table:table-cell>
          <table:table-cell office:value-type="float" office:value="0.816" calcext:value-type="float">
            <text:p>0.816</text:p>
          </table:table-cell>
          <table:table-cell table:style-name="ce8" table:formula="of:=([.AN86]*0.005+0.002)/SQRT(3)" office:value-type="float" office:value="0.00351028963667292" calcext:value-type="float">
            <text:p>0.003510290</text:p>
          </table:table-cell>
          <table:table-cell office:value-type="float" office:value="331.5" calcext:value-type="float">
            <text:p>331.5</text:p>
          </table:table-cell>
          <table:table-cell table:formula="of:=[.AP86]*0.0005+0.4" office:value-type="float" office:value="0.56575" calcext:value-type="float">
            <text:p>0.56575</text:p>
          </table:table-cell>
          <table:table-cell table:formula="of:=([.AP86]*0.0005+0.04)/SQRT(3)" office:value-type="float" office:value="0.118789817885766" calcext:value-type="float">
            <text:p>0.118789817885766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45" calcext:value-type="float">
            <text:p>1.45</text:p>
          </table:table-cell>
          <table:table-cell office:value-type="float" office:value="0.817" calcext:value-type="float">
            <text:p>0.817</text:p>
          </table:table-cell>
          <table:table-cell table:style-name="ce8" table:formula="of:=([.AN87]*0.005+0.002)/SQRT(3)" office:value-type="float" office:value="0.00351317638801887" calcext:value-type="float">
            <text:p>0.003513176</text:p>
          </table:table-cell>
          <table:table-cell office:value-type="float" office:value="354.1" calcext:value-type="float">
            <text:p>354.1</text:p>
          </table:table-cell>
          <table:table-cell table:formula="of:=[.AP87]*0.0005+0.4" office:value-type="float" office:value="0.57705" calcext:value-type="float">
            <text:p>0.57705</text:p>
          </table:table-cell>
          <table:table-cell table:formula="of:=([.AP87]*0.0005+0.04)/SQRT(3)" office:value-type="float" office:value="0.125313875927608" calcext:value-type="float">
            <text:p>0.125313875927608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5" calcext:value-type="float">
            <text:p>1.5</text:p>
          </table:table-cell>
          <table:table-cell office:value-type="float" office:value="0.819" calcext:value-type="float">
            <text:p>0.819</text:p>
          </table:table-cell>
          <table:table-cell table:style-name="ce8" table:formula="of:=([.AN88]*0.005+0.002)/SQRT(3)" office:value-type="float" office:value="0.00351894989071077" calcext:value-type="float">
            <text:p>0.003518950</text:p>
          </table:table-cell>
          <table:table-cell office:value-type="float" office:value="382.3" calcext:value-type="float">
            <text:p>382.3</text:p>
          </table:table-cell>
          <table:table-cell table:formula="of:=[.AP88]*0.0005+0.4" office:value-type="float" office:value="0.59115" calcext:value-type="float">
            <text:p>0.59115</text:p>
          </table:table-cell>
          <table:table-cell table:formula="of:=([.AP88]*0.0005+0.04)/SQRT(3)" office:value-type="float" office:value="0.133454514723182" calcext:value-type="float">
            <text:p>0.133454514723182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float" office:value="1.55" calcext:value-type="float">
            <text:p>1.55</text:p>
          </table:table-cell>
          <table:table-cell office:value-type="float" office:value="0.82" calcext:value-type="float">
            <text:p>0.82</text:p>
          </table:table-cell>
          <table:table-cell table:style-name="ce8" table:formula="of:=([.AN89]*0.005+0.002)/SQRT(3)" office:value-type="float" office:value="0.00352183664205672" calcext:value-type="float">
            <text:p>0.003521837</text:p>
          </table:table-cell>
          <table:table-cell office:value-type="float" office:value="404.3" calcext:value-type="float">
            <text:p>404.3</text:p>
          </table:table-cell>
          <table:table-cell table:formula="of:=[.AP89]*0.0005+0.4" office:value-type="float" office:value="0.60215" calcext:value-type="float">
            <text:p>0.60215</text:p>
          </table:table-cell>
          <table:table-cell table:formula="of:=([.AP89]*0.0005+0.04)/SQRT(3)" office:value-type="float" office:value="0.139805367684268" calcext:value-type="float">
            <text:p>0.139805367684268</text:p>
          </table:table-cell>
          <table:table-cell table:number-columns-repeated="7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38"/>
          <table:table-cell office:value-type="string" calcext:value-type="string">
            <text:p>Interpol 8</text:p>
          </table:table-cell>
          <table:table-cell table:number-columns-repeated="12"/>
        </table:table-row>
        <table:table-row table:style-name="ro1">
          <table:table-cell table:number-columns-repeated="38"/>
          <table:table-cell office:value-type="string" calcext:value-type="string">
            <text:p>8 0 1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at covar</text:p>
          </table:table-cell>
          <table:table-cell table:number-columns-repeated="8"/>
        </table:table-row>
        <table:table-row table:style-name="ro1">
          <table:table-cell table:number-columns-repeated="38"/>
          <table:table-cell office:value-type="string" calcext:value-type="string">
            <text:p>misura</text:p>
          </table:table-cell>
          <table:table-cell office:value-type="float" office:value="-11616.1853876069" calcext:value-type="float">
            <text:p>-11616.1853876069</text:p>
          </table:table-cell>
          <table:table-cell office:value-type="float" office:value="14651.6259829531" calcext:value-type="float">
            <text:p>14651.6259829531</text:p>
          </table:table-cell>
          <table:table-cell/>
          <table:table-cell office:value-type="float" office:value="20328690.9426403" calcext:value-type="float">
            <text:p>20328690.9426403</text:p>
          </table:table-cell>
          <table:table-cell office:value-type="float" office:value="-24934644.8183819" calcext:value-type="float">
            <text:p>-24934644.8183819</text:p>
          </table:table-cell>
          <table:table-cell table:number-columns-repeated="7"/>
        </table:table-row>
        <table:table-row table:style-name="ro1">
          <table:table-cell table:number-columns-repeated="38"/>
          <table:table-cell office:value-type="string" calcext:value-type="string">
            <text:p>dstd</text:p>
          </table:table-cell>
          <table:table-cell office:value-type="float" office:value="4508.73496034534" calcext:value-type="float">
            <text:p>4508.73496034534</text:p>
          </table:table-cell>
          <table:table-cell office:value-type="float" office:value="5530.34660350042" calcext:value-type="float">
            <text:p>5530.34660350042</text:p>
          </table:table-cell>
          <table:table-cell/>
          <table:table-cell table:formula="of:=[.AR93]" office:value-type="float" office:value="-24934644.8183819" calcext:value-type="float">
            <text:p>-24934644.8183819</text:p>
          </table:table-cell>
          <table:table-cell office:value-type="float" office:value="30584733.5548487" calcext:value-type="float">
            <text:p>30584733.5548487</text:p>
          </table:table-cell>
          <table:table-cell table:number-columns-repeated="7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38"/>
          <table:table-cell office:value-type="string" calcext:value-type="string">
            <text:p>chi reduced</text:p>
          </table:table-cell>
          <table:table-cell office:value-type="float" office:value="0.0215430965028713" calcext:value-type="float">
            <text:p>0.021543096502871</text:p>
          </table:table-cell>
          <table:table-cell table:number-columns-repeated="2"/>
          <table:table-cell office:value-type="string" calcext:value-type="string">
            <text:p>V soglia</text:p>
          </table:table-cell>
          <table:table-cell table:number-columns-repeated="8"/>
        </table:table-row>
        <table:table-row table:style-name="ro1">
          <table:table-cell table:number-columns-repeated="38"/>
          <table:table-cell office:value-type="string" calcext:value-type="string">
            <text:p>do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sura</text:p>
          </table:table-cell>
          <table:table-cell office:value-type="float" office:value="0.792825683724258" calcext:value-type="float">
            <text:p>0.792825683724258</text:p>
          </table:table-cell>
          <table:table-cell table:number-columns-repeated="8"/>
        </table:table-row>
        <table:table-row table:style-name="ro1">
          <table:table-cell table:number-columns-repeated="38"/>
          <table:table-cell office:value-type="string" calcext:value-type="string">
            <text:p>P-value</text:p>
          </table:table-cell>
          <table:table-cell office:value-type="float" office:value="0.999805075895646" calcext:value-type="float">
            <text:p>0.999805075895646</text:p>
          </table:table-cell>
          <table:table-cell/>
          <table:table-cell office:value-type="string" calcext:value-type="string">
            <text:p>dstd</text:p>
          </table:table-cell>
          <table:table-cell office:value-type="float" office:value="0.0085687159443298" calcext:value-type="float">
            <text:p>0.00856871594433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6.298in" svg:height="3.5449in" svg:x="0.7591in" svg:y="4.5906in">
            <draw:object draw:notify-on-update-of-ranges="Sheet2.B16:Sheet2.B25 Sheet2.D16:Sheet2.D25 Sheet2.B16:Sheet2.B25 Sheet2.L29:Sheet2.L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0.7264in" svg:y="8.4602in">
            <draw:object draw:notify-on-update-of-ranges="Sheet2.B16:Sheet2.B25 Sheet2.C16:Sheet2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onfig 1" draw:style-name="gr1" draw:text-style-name="P1" svg:width="6.298in" svg:height="3.5449in" svg:x="11.6417in" svg:y="3.2213in">
            <draw:object draw:notify-on-update-of-ranges="Sheet2.H5:Sheet2.H16 Sheet2.I5:Sheet2.I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1.6323in" svg:y="6.9961in">
            <draw:object draw:notify-on-update-of-ranges="Sheet2.K5:Sheet2.K16 Sheet2.J5:Sheet2.J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Onlin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arte 1</text:p>
          </table:table-cell>
          <table:table-cell office:value-type="string" calcext:value-type="string">
            <text:p>Diodo</text:p>
          </table:table-cell>
          <table:table-cell/>
          <table:table-cell office:value-type="string" calcext:value-type="string">
            <text:p>R amper Ohm</text:p>
          </table:table-cell>
          <table:table-cell office:value-type="string" calcext:value-type="string">
            <text:p>R volt megaOhm</text:p>
          </table:table-cell>
          <table:table-cell/>
          <table:table-cell office:value-type="string" calcext:value-type="string">
            <text:p>Parte 2</text:p>
          </table:table-cell>
          <table:table-cell table:number-columns-repeated="4"/>
          <table:table-cell office:value-type="string" calcext:value-type="string">
            <text:p>Config 1</text:p>
          </table:table-cell>
          <table:table-cell table:number-columns-repeated="3"/>
          <table:table-cell office:value-type="string" calcext:value-type="string">
            <text:p>Config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 mV</text:p>
          </table:table-cell>
          <table:table-cell office:value-type="string" calcext:value-type="string">
            <text:p>I 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string" calcext:value-type="string">
            <text:p>Config 1</text:p>
          </table:table-cell>
          <table:table-cell office:value-type="string" calcext:value-type="string">
            <text:p>Config 2</text:p>
          </table:table-cell>
          <table:table-cell table:number-columns-repeated="3"/>
          <table:table-cell office:value-type="string" calcext:value-type="string">
            <text:p>Caduta potenz amper, V</text:p>
          </table:table-cell>
          <table:table-cell table:number-columns-repeated="3"/>
          <table:table-cell office:value-type="string" calcext:value-type="string">
            <text:p>Corrente voltmetro, 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.0297" calcext:value-type="float">
            <text:p>1.0297</text:p>
          </table:table-cell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V mV</text:p>
          </table:table-cell>
          <table:table-cell table:number-columns-repeated="2" office:value-type="string" calcext:value-type="string">
            <text:p>I A</text:p>
          </table:table-cell>
          <table:table-cell office:value-type="string" calcext:value-type="string">
            <text:p>V mV</text:p>
          </table:table-cell>
          <table:table-cell/>
          <table:table-cell office:value-type="string" calcext:value-type="string">
            <text:p>R_D Ohm</text:p>
          </table:table-cell>
          <table:table-cell/>
          <table:table-cell office:value-type="string" calcext:value-type="string">
            <text:p>Caduta amper su totale</text:p>
          </table:table-cell>
          <table:table-cell/>
          <table:table-cell office:value-type="string" calcext:value-type="string">
            <text:p>R_D Ohm</text:p>
          </table:table-cell>
          <table:table-cell/>
          <table:table-cell office:value-type="string" calcext:value-type="string">
            <text:p>Percent corrent voltmetro su total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5.844" calcext:value-type="float">
            <text:p>15.844</text:p>
          </table:table-cell>
          <table:table-cell office:value-type="string" calcext:value-type="string">
            <text:p>nan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" office:value-type="float" office:value="0.00000000000002472" calcext:value-type="float">
            <text:p>2.47E-14</text:p>
          </table:table-cell>
          <table:table-cell table:style-name="ce1" office:value-type="float" office:value="0.0000000018182" calcext:value-type="float">
            <text:p>1.82E-09</text:p>
          </table:table-cell>
          <table:table-cell table:formula="of:=[.H5]" office:value-type="float" office:value="10" calcext:value-type="float">
            <text:p>10</text:p>
          </table:table-cell>
          <table:table-cell/>
          <table:table-cell table:formula="of:=[.H5]*0.001/[.I5]-[.$E$3]" office:value-type="float" office:value="404530744334.07" calcext:value-type="float">
            <text:p>404530744334.07</text:p>
          </table:table-cell>
          <table:table-cell table:formula="of:=[.H5]*0.001-[.I5]*[.M5]" office:value-type="float" office:value="0.0000000000000617995238316738" calcext:value-type="float">
            <text:p>6.17995238316738E-14</text:p>
          </table:table-cell>
          <table:table-cell table:formula="of:=[.N5]/([.H5]*0.001)" office:value-type="float" office:value="0.00000000000617995238316738" calcext:value-type="float">
            <text:p>6.17995238316738E-12</text:p>
          </table:table-cell>
          <table:table-cell/>
          <table:table-cell table:formula="of:=POWER([.J5]/([.K5]*0.001)-1/([.$F$3]*1000000);-1)" office:value-type="float" office:value="550000000004.472" calcext:value-type="float">
            <text:p>550000000004.472</text:p>
          </table:table-cell>
          <table:table-cell table:formula="of:=[.J5]-[.K5]*0.001/[.Q5]" office:value-type="float" office:value="0.00000000181818181818182" calcext:value-type="float">
            <text:p>1.81818181818182E-09</text:p>
          </table:table-cell>
          <table:table-cell table:formula="of:=[.R5]/[.J5]" office:value-type="float" office:value="0.999990000099999" calcext:value-type="float">
            <text:p>0.999990000099999</text:p>
          </table:table-cell>
          <table:table-cell/>
          <table:table-cell table:formula="of:=[.K5]*0.001/([.$F$3]*1000000)" office:value-type="float" office:value="0.00000000181818181818182" calcext:value-type="float">
            <text:p>1.81818181818182E-0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29.01" calcext:value-type="float">
            <text:p>229.01</text:p>
          </table:table-cell>
          <table:table-cell office:value-type="string" calcext:value-type="string">
            <text:p>nano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1" office:value-type="float" office:value="0.00000000000015911" calcext:value-type="float">
            <text:p>1.59E-13</text:p>
          </table:table-cell>
          <table:table-cell table:style-name="ce1" office:value-type="float" office:value="0.0000000090911" calcext:value-type="float">
            <text:p>9.09E-09</text:p>
          </table:table-cell>
          <table:table-cell table:formula="of:=[.H6]" office:value-type="float" office:value="50" calcext:value-type="float">
            <text:p>50</text:p>
          </table:table-cell>
          <table:table-cell/>
          <table:table-cell table:formula="of:=[.H6]*0.001/[.I6]-[.$E$3]" office:value-type="float" office:value="314248004522.671" calcext:value-type="float">
            <text:p>314248004522.671</text:p>
          </table:table-cell>
          <table:table-cell table:formula="of:=[.H6]*0.001-[.I6]*[.M6]" office:value-type="float" office:value="0.000000000000397772093041482" calcext:value-type="float">
            <text:p>3.97772093041482E-13</text:p>
          </table:table-cell>
          <table:table-cell table:formula="of:=[.N6]/([.H6]*0.001)" office:value-type="float" office:value="0.00000000000795544186082964" calcext:value-type="float">
            <text:p>7.95544186082964E-12</text:p>
          </table:table-cell>
          <table:table-cell/>
          <table:table-cell table:formula="of:=POWER([.J6]/([.K6]*0.001)-1/([.$F$3]*1000000);-1)" office:value-type="float" office:value="261904761905.62" calcext:value-type="float">
            <text:p>261904761905.62</text:p>
          </table:table-cell>
          <table:table-cell table:formula="of:=[.J6]-[.K6]*0.001/[.Q6]" office:value-type="float" office:value="0.00000000909090909090909" calcext:value-type="float">
            <text:p>9.09090909090909E-09</text:p>
          </table:table-cell>
          <table:table-cell table:formula="of:=[.R6]/[.J6]" office:value-type="float" office:value="0.999979000440991" calcext:value-type="float">
            <text:p>0.999979000440991</text:p>
          </table:table-cell>
          <table:table-cell/>
          <table:table-cell table:formula="of:=[.K6]*0.001/([.$F$3]*1000000)" office:value-type="float" office:value="0.00000000909090909090909" calcext:value-type="float">
            <text:p>9.09090909090909E-0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2962" calcext:value-type="float">
            <text:p>3.2962</text:p>
          </table:table-cell>
          <table:table-cell office:value-type="string" calcext:value-type="string">
            <text:p>micro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1" office:value-type="float" office:value="0.00000000000066767" calcext:value-type="float">
            <text:p>6.68E-13</text:p>
          </table:table-cell>
          <table:table-cell table:style-name="ce1" office:value-type="float" office:value="0.000000018183" calcext:value-type="float">
            <text:p>1.82E-08</text:p>
          </table:table-cell>
          <table:table-cell table:formula="of:=[.H7]" office:value-type="float" office:value="100" calcext:value-type="float">
            <text:p>100</text:p>
          </table:table-cell>
          <table:table-cell/>
          <table:table-cell table:formula="of:=[.H7]*0.001/[.I7]-[.$E$3]" office:value-type="float" office:value="149774589240.689" calcext:value-type="float">
            <text:p>149774589240.689</text:p>
          </table:table-cell>
          <table:table-cell table:formula="of:=[.H7]*0.001-[.I7]*[.M7]" office:value-type="float" office:value="0.0000000000016691786841605" calcext:value-type="float">
            <text:p>1.6691786841605E-12</text:p>
          </table:table-cell>
          <table:table-cell table:formula="of:=[.N7]/([.H7]*0.001)" office:value-type="float" office:value="0.000000000016691786841605" calcext:value-type="float">
            <text:p>1.6691786841605E-11</text:p>
          </table:table-cell>
          <table:table-cell/>
          <table:table-cell table:formula="of:=POWER([.J7]/([.K7]*0.001)-1/([.$F$3]*1000000);-1)" office:value-type="float" office:value="84615384615.5988" calcext:value-type="float">
            <text:p>84615384615.5988</text:p>
          </table:table-cell>
          <table:table-cell table:formula="of:=[.J7]-[.K7]*0.001/[.Q7]" office:value-type="float" office:value="0.0000000181818181818182" calcext:value-type="float">
            <text:p>1.81818181818182E-08</text:p>
          </table:table-cell>
          <table:table-cell table:formula="of:=[.R7]/[.J7]" office:value-type="float" office:value="0.999935004224725" calcext:value-type="float">
            <text:p>0.999935004224725</text:p>
          </table:table-cell>
          <table:table-cell/>
          <table:table-cell table:formula="of:=[.K7]*0.001/([.$F$3]*1000000)" office:value-type="float" office:value="0.0000000181818181818182" calcext:value-type="float">
            <text:p>1.81818181818182E-0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7.427" calcext:value-type="float">
            <text:p>47.427</text:p>
          </table:table-cell>
          <table:table-cell office:value-type="string" calcext:value-type="string">
            <text:p>micr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style-name="ce1" office:value-type="float" office:value="0.000000000023208" calcext:value-type="float">
            <text:p>2.32E-11</text:p>
          </table:table-cell>
          <table:table-cell table:style-name="ce1" office:value-type="float" office:value="0.000000036387" calcext:value-type="float">
            <text:p>3.64E-08</text:p>
          </table:table-cell>
          <table:table-cell table:formula="of:=[.H8]" office:value-type="float" office:value="200" calcext:value-type="float">
            <text:p>200</text:p>
          </table:table-cell>
          <table:table-cell/>
          <table:table-cell table:formula="of:=[.H8]*0.001/[.I8]-[.$E$3]" office:value-type="float" office:value="8617718025.76611" calcext:value-type="float">
            <text:p>8617718025.76611</text:p>
          </table:table-cell>
          <table:table-cell table:formula="of:=[.H8]*0.001-[.I8]*[.M8]" office:value-type="float" office:value="0.0000000000580200054667301" calcext:value-type="float">
            <text:p>5.80200054667301E-11</text:p>
          </table:table-cell>
          <table:table-cell table:formula="of:=[.N8]/([.H8]*0.001)" office:value-type="float" office:value="0.000000000290100027333651" calcext:value-type="float">
            <text:p>2.90100027333651E-10</text:p>
          </table:table-cell>
          <table:table-cell/>
          <table:table-cell table:formula="of:=POWER([.J8]/([.K8]*0.001)-1/([.$F$3]*1000000);-1)" office:value-type="float" office:value="8560311284.04792" calcext:value-type="float">
            <text:p>8560311284.04792</text:p>
          </table:table-cell>
          <table:table-cell table:formula="of:=[.J8]-[.K8]*0.001/[.Q8]" office:value-type="float" office:value="0.0000000363636363636364" calcext:value-type="float">
            <text:p>3.63636363636364E-08</text:p>
          </table:table-cell>
          <table:table-cell table:formula="of:=[.R8]/[.J8]" office:value-type="float" office:value="0.999357912541192" calcext:value-type="float">
            <text:p>0.999357912541192</text:p>
          </table:table-cell>
          <table:table-cell/>
          <table:table-cell table:formula="of:=[.K8]*0.001/([.$F$3]*1000000)" office:value-type="float" office:value="0.0000000363636363636364" calcext:value-type="float">
            <text:p>3.63636363636364E-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681.93" calcext:value-type="float">
            <text:p>681.93</text:p>
          </table:table-cell>
          <table:table-cell office:value-type="string" calcext:value-type="string">
            <text:p>micro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1" office:value-type="float" office:value="0.0000000010905" calcext:value-type="float">
            <text:p>1.09E-09</text:p>
          </table:table-cell>
          <table:table-cell table:style-name="ce1" office:value-type="float" office:value="0.000000055636" calcext:value-type="float">
            <text:p>5.56E-08</text:p>
          </table:table-cell>
          <table:table-cell table:formula="of:=[.H9]" office:value-type="float" office:value="300" calcext:value-type="float">
            <text:p>300</text:p>
          </table:table-cell>
          <table:table-cell/>
          <table:table-cell table:formula="of:=[.H9]*0.001/[.I9]-[.$E$3]" office:value-type="float" office:value="275103161.186382" calcext:value-type="float">
            <text:p>275103161.186382</text:p>
          </table:table-cell>
          <table:table-cell table:formula="of:=[.H9]*0.001-[.I9]*[.M9]" office:value-type="float" office:value="0.00000000272625000352633" calcext:value-type="float">
            <text:p>2.72625000352633E-09</text:p>
          </table:table-cell>
          <table:table-cell table:formula="of:=[.N9]/([.H9]*0.001)" office:value-type="float" office:value="0.00000000908750001175444" calcext:value-type="float">
            <text:p>9.08750001175444E-09</text:p>
          </table:table-cell>
          <table:table-cell/>
          <table:table-cell table:formula="of:=POWER([.J9]/([.K9]*0.001)-1/([.$F$3]*1000000);-1)" office:value-type="float" office:value="275091697.232412" calcext:value-type="float">
            <text:p>275091697.232412</text:p>
          </table:table-cell>
          <table:table-cell table:formula="of:=[.J9]-[.K9]*0.001/[.Q9]" office:value-type="float" office:value="0.0000000545454545454545" calcext:value-type="float">
            <text:p>5.45454545454545E-08</text:p>
          </table:table-cell>
          <table:table-cell table:formula="of:=[.R9]/[.J9]" office:value-type="float" office:value="0.980398564696501" calcext:value-type="float">
            <text:p>0.980398564696501</text:p>
          </table:table-cell>
          <table:table-cell/>
          <table:table-cell table:formula="of:=[.K9]*0.001/([.$F$3]*1000000)" office:value-type="float" office:value="0.0000000545454545454545" calcext:value-type="float">
            <text:p>5.45454545454545E-0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9.7133" calcext:value-type="float">
            <text:p>9.7133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style-name="ce1" office:value-type="float" office:value="0.000000052065" calcext:value-type="float">
            <text:p>5.21E-08</text:p>
          </table:table-cell>
          <table:table-cell table:style-name="ce1" office:value-type="float" office:value="0.00000012479" calcext:value-type="float">
            <text:p>1.25E-07</text:p>
          </table:table-cell>
          <table:table-cell table:formula="of:=[.H10]" office:value-type="float" office:value="400" calcext:value-type="float">
            <text:p>400</text:p>
          </table:table-cell>
          <table:table-cell/>
          <table:table-cell table:formula="of:=[.H10]*0.001/[.I10]-[.$E$3]" office:value-type="float" office:value="7682701.8119178" calcext:value-type="float">
            <text:p>7682701.8119178</text:p>
          </table:table-cell>
          <table:table-cell table:formula="of:=[.H10]*0.001-[.I10]*[.M10]" office:value-type="float" office:value="0.00000013016250000053" calcext:value-type="float">
            <text:p>1.3016250000053E-07</text:p>
          </table:table-cell>
          <table:table-cell table:formula="of:=[.N10]/([.H10]*0.001)" office:value-type="float" office:value="0.000000325406250001325" calcext:value-type="float">
            <text:p>3.25406250001325E-07</text:p>
          </table:table-cell>
          <table:table-cell/>
          <table:table-cell table:formula="of:=POWER([.J10]/([.K10]*0.001)-1/([.$F$3]*1000000);-1)" office:value-type="float" office:value="7683039.68988458" calcext:value-type="float">
            <text:p>7683039.68988458</text:p>
          </table:table-cell>
          <table:table-cell table:formula="of:=[.J10]-[.K10]*0.001/[.Q10]" office:value-type="float" office:value="0.0000000727272727272727" calcext:value-type="float">
            <text:p>7.27272727272727E-08</text:p>
          </table:table-cell>
          <table:table-cell table:formula="of:=[.R10]/[.J10]" office:value-type="float" office:value="0.582797281250683" calcext:value-type="float">
            <text:p>0.582797281250683</text:p>
          </table:table-cell>
          <table:table-cell/>
          <table:table-cell table:formula="of:=[.K10]*0.001/([.$F$3]*1000000)" office:value-type="float" office:value="0.0000000727272727272727" calcext:value-type="float">
            <text:p>7.27272727272727E-08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123.1" calcext:value-type="float">
            <text:p>123.1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style-name="ce1" office:value-type="float" office:value="0.0000024864" calcext:value-type="float">
            <text:p>2.49E-06</text:p>
          </table:table-cell>
          <table:table-cell table:style-name="ce1" office:value-type="float" office:value="0.0000025773" calcext:value-type="float">
            <text:p>2.58E-06</text:p>
          </table:table-cell>
          <table:table-cell office:value-type="float" office:value="499.99" calcext:value-type="float">
            <text:p>499.99</text:p>
          </table:table-cell>
          <table:table-cell/>
          <table:table-cell table:formula="of:=[.H11]*0.001/[.I11]-[.$E$3]" office:value-type="float" office:value="201091.451093951" calcext:value-type="float">
            <text:p>201091.451093951</text:p>
          </table:table-cell>
          <table:table-cell table:formula="of:=[.H11]*0.001-[.I11]*[.M11]" office:value-type="float" office:value="0.00000621600000000333" calcext:value-type="float">
            <text:p>6.21600000000333E-06</text:p>
          </table:table-cell>
          <table:table-cell table:formula="of:=[.N11]/([.H11]*0.001)" office:value-type="float" office:value="0.0000124320000000067" calcext:value-type="float">
            <text:p>1.24320000000067E-05</text:p>
          </table:table-cell>
          <table:table-cell/>
          <table:table-cell table:formula="of:=POWER([.J11]/([.K11]*0.001)-1/([.$F$3]*1000000);-1)" office:value-type="float" office:value="201090.517405281" calcext:value-type="float">
            <text:p>201090.517405281</text:p>
          </table:table-cell>
          <table:table-cell table:formula="of:=[.J11]-[.K11]*0.001/[.Q11]" office:value-type="float" office:value="0.0000000909072727272726" calcext:value-type="float">
            <text:p>9.09072727272726E-08</text:p>
          </table:table-cell>
          <table:table-cell table:formula="of:=[.R11]/[.J11]" office:value-type="float" office:value="0.0352722898875849" calcext:value-type="float">
            <text:p>0.035272289887585</text:p>
          </table:table-cell>
          <table:table-cell/>
          <table:table-cell table:formula="of:=[.K11]*0.001/([.$F$3]*1000000)" office:value-type="float" office:value="0.0000000909072727272727" calcext:value-type="float">
            <text:p>9.09072727272727E-0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815.58" calcext:value-type="float">
            <text:p>815.58</text:p>
          </table:table-cell>
          <table:table-cell office:value-type="string" calcext:value-type="string">
            <text:p>milli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ce1" office:value-type="float" office:value="0.00011746" calcext:value-type="float">
            <text:p>1.17E-04</text:p>
          </table:table-cell>
          <table:table-cell table:style-name="ce1" office:value-type="float" office:value="0.00011756" calcext:value-type="float">
            <text:p>1.18E-04</text:p>
          </table:table-cell>
          <table:table-cell office:value-type="float" office:value="599.71" calcext:value-type="float">
            <text:p>599.71</text:p>
          </table:table-cell>
          <table:table-cell/>
          <table:table-cell table:formula="of:=[.H12]*0.001/[.I12]-[.$E$3]" office:value-type="float" office:value="5105.62191384301" calcext:value-type="float">
            <text:p>5105.62191384301</text:p>
          </table:table-cell>
          <table:table-cell table:formula="of:=[.H12]*0.001-[.I12]*[.M12]" office:value-type="float" office:value="0.000293650000000034" calcext:value-type="float">
            <text:p>0.00029365</text:p>
          </table:table-cell>
          <table:table-cell table:formula="of:=[.N12]/([.H12]*0.001)" office:value-type="float" office:value="0.000489416666666724" calcext:value-type="float">
            <text:p>0.000489416666667</text:p>
          </table:table-cell>
          <table:table-cell/>
          <table:table-cell table:formula="of:=POWER([.J12]/([.K12]*0.001)-1/([.$F$3]*1000000);-1)" office:value-type="float" office:value="5106.04588260735" calcext:value-type="float">
            <text:p>5106.04588260735</text:p>
          </table:table-cell>
          <table:table-cell table:formula="of:=[.J12]-[.K12]*0.001/[.Q12]" office:value-type="float" office:value="0.000000109038181818176" calcext:value-type="float">
            <text:p>1.09038181818176E-07</text:p>
          </table:table-cell>
          <table:table-cell table:formula="of:=[.R12]/[.J12]" office:value-type="float" office:value="0.000927510903523102" calcext:value-type="float">
            <text:p>0.000927510903523</text:p>
          </table:table-cell>
          <table:table-cell/>
          <table:table-cell table:formula="of:=[.K12]*0.001/([.$F$3]*1000000)" office:value-type="float" office:value="0.000000109038181818182" calcext:value-type="float">
            <text:p>1.09038181818182E-0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2.279" calcext:value-type="float">
            <text:p>2.279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style-name="ce1" office:value-type="float" office:value="0.0038945" calcext:value-type="float">
            <text:p>3.89E-03</text:p>
          </table:table-cell>
          <table:table-cell table:style-name="ce1" office:value-type="float" office:value="0.0038946" calcext:value-type="float">
            <text:p>3.89E-03</text:p>
          </table:table-cell>
          <table:table-cell office:value-type="float" office:value="690.26" calcext:value-type="float">
            <text:p>690.26</text:p>
          </table:table-cell>
          <table:table-cell/>
          <table:table-cell table:formula="of:=[.H13]*0.001/[.I13]-[.$E$3]" office:value-type="float" office:value="177.240659904994" calcext:value-type="float">
            <text:p>177.240659904994</text:p>
          </table:table-cell>
          <table:table-cell table:formula="of:=[.H13]*0.001-[.I13]*[.M13]" office:value-type="float" office:value="0.00973625" calcext:value-type="float">
            <text:p>0.00973625</text:p>
          </table:table-cell>
          <table:table-cell table:formula="of:=[.N13]/([.H13]*0.001)" office:value-type="float" office:value="0.0139089285714286" calcext:value-type="float">
            <text:p>0.013908928571429</text:p>
          </table:table-cell>
          <table:table-cell/>
          <table:table-cell table:formula="of:=POWER([.J13]/([.K13]*0.001)-1/([.$F$3]*1000000);-1)" office:value-type="float" office:value="177.240857610508" calcext:value-type="float">
            <text:p>177.240857610508</text:p>
          </table:table-cell>
          <table:table-cell table:formula="of:=[.J13]-[.K13]*0.001/[.Q13]" office:value-type="float" office:value="0.000000125501818182185" calcext:value-type="float">
            <text:p>1.25501818182185E-07</text:p>
          </table:table-cell>
          <table:table-cell table:formula="of:=[.R13]/[.J13]" office:value-type="float" office:value="0.0000322245720182266" calcext:value-type="float">
            <text:p>3.22245720182266E-05</text:p>
          </table:table-cell>
          <table:table-cell/>
          <table:table-cell table:formula="of:=[.K13]*0.001/([.$F$3]*1000000)" office:value-type="float" office:value="0.000000125501818181818" calcext:value-type="float">
            <text:p>1.25501818181818E-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=IR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 table:style-name="ce1" office:value-type="float" office:value="0.024759" calcext:value-type="float">
            <text:p>2.48E-02</text:p>
          </table:table-cell>
          <table:table-cell office:value-type="float" office:value="738.1" calcext:value-type="float">
            <text:p>738.1</text:p>
          </table:table-cell>
          <table:table-cell/>
          <table:table-cell table:formula="of:=[.H14]*0.001/[.I14]-[.$E$3]" office:value-type="float" office:value="29.8114826931621" calcext:value-type="float">
            <text:p>29.8114826931621</text:p>
          </table:table-cell>
          <table:table-cell table:formula="of:=[.H14]*0.001-[.I14]*[.M14]" office:value-type="float" office:value="0.0618975" calcext:value-type="float">
            <text:p>0.0618975</text:p>
          </table:table-cell>
          <table:table-cell table:formula="of:=[.N14]/([.H14]*0.001)" office:value-type="float" office:value="0.0773718750000001" calcext:value-type="float">
            <text:p>0.077371875</text:p>
          </table:table-cell>
          <table:table-cell/>
          <table:table-cell table:formula="of:=POWER([.J14]/([.K14]*0.001)-1/([.$F$3]*1000000);-1)" office:value-type="float" office:value="29.8115433058327" calcext:value-type="float">
            <text:p>29.8115433058327</text:p>
          </table:table-cell>
          <table:table-cell table:formula="of:=[.J14]-[.K14]*0.001/[.Q14]" office:value-type="float" office:value="0.000000134199999998058" calcext:value-type="float">
            <text:p>1.34199999998058E-07</text:p>
          </table:table-cell>
          <table:table-cell table:formula="of:=[.R14]/[.J14]" office:value-type="float" office:value="0.00000542025122169951" calcext:value-type="float">
            <text:p>5.42025122169951E-06</text:p>
          </table:table-cell>
          <table:table-cell/>
          <table:table-cell table:formula="of:=[.K14]*0.001/([.$F$3]*1000000)" office:value-type="float" office:value="0.0000001342" calcext:value-type="float">
            <text:p>1.342E-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 office:value-type="string" calcext:value-type="string">
            <text:p>Derivata</text:p>
          </table:table-cell>
          <table:table-cell office:value-type="string" calcext:value-type="string">
            <text:p>dV/dI = R</text:p>
          </table:table-cell>
          <table:table-cell office:value-type="string" calcext:value-type="string">
            <text:p>res equiv parallel config 2</text:p>
          </table:table-cell>
          <table:table-cell office:value-type="float" office:value="900" calcext:value-type="float">
            <text:p>900</text:p>
          </table:table-cell>
          <table:table-cell table:number-columns-repeated="2" table:style-name="ce1" office:value-type="float" office:value="0.056266" calcext:value-type="float">
            <text:p>5.63E-02</text:p>
          </table:table-cell>
          <table:table-cell office:value-type="float" office:value="759.33" calcext:value-type="float">
            <text:p>759.33</text:p>
          </table:table-cell>
          <table:table-cell/>
          <table:table-cell table:formula="of:=[.H15]*0.001/[.I15]-[.$E$3]" office:value-type="float" office:value="13.495450183059" calcext:value-type="float">
            <text:p>13.495450183059</text:p>
          </table:table-cell>
          <table:table-cell table:formula="of:=[.H15]*0.001-[.I15]*[.M15]" office:value-type="float" office:value="0.140665" calcext:value-type="float">
            <text:p>0.140665</text:p>
          </table:table-cell>
          <table:table-cell table:formula="of:=[.N15]/([.H15]*0.001)" office:value-type="float" office:value="0.156294444444444" calcext:value-type="float">
            <text:p>0.156294444444444</text:p>
          </table:table-cell>
          <table:table-cell/>
          <table:table-cell table:formula="of:=POWER([.J15]/([.K15]*0.001)-1/([.$F$3]*1000000);-1)" office:value-type="float" office:value="13.495394433124" calcext:value-type="float">
            <text:p>13.495394433124</text:p>
          </table:table-cell>
          <table:table-cell table:formula="of:=[.J15]-[.K15]*0.001/[.Q15]" office:value-type="float" office:value="0.000000138059999994777" calcext:value-type="float">
            <text:p>1.38059999994777E-07</text:p>
          </table:table-cell>
          <table:table-cell table:formula="of:=[.R15]/[.J15]" office:value-type="float" office:value="0.00000245370205798844" calcext:value-type="float">
            <text:p>2.45370205798844E-06</text:p>
          </table:table-cell>
          <table:table-cell/>
          <table:table-cell table:formula="of:=[.K15]*0.001/([.$F$3]*1000000)" office:value-type="float" office:value="0.00000013806" calcext:value-type="float">
            <text:p>1.3806E-0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C4]*0.000000001" office:value-type="float" office:value="0.0000000010297" calcext:value-type="float">
            <text:p>1.0297E-09</text:p>
          </table:table-cell>
          <table:table-cell table:formula="of:=LOG([.C16])" office:value-type="float" office:value="-8.98728928725821" calcext:value-type="float">
            <text:p>-8.9872892872582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 table:style-name="ce1" office:value-type="float" office:value="0.091263" calcext:value-type="float">
            <text:p>9.13E-02</text:p>
          </table:table-cell>
          <table:table-cell office:value-type="float" office:value="771.84" calcext:value-type="float">
            <text:p>771.84</text:p>
          </table:table-cell>
          <table:table-cell/>
          <table:table-cell table:formula="of:=[.H16]*0.001/[.I16]-[.$E$3]" office:value-type="float" office:value="8.45734306345397" calcext:value-type="float">
            <text:p>8.45734306345397</text:p>
          </table:table-cell>
          <table:table-cell table:formula="of:=[.H16]*0.001-[.I16]*[.M16]" office:value-type="float" office:value="0.2281575" calcext:value-type="float">
            <text:p>0.2281575</text:p>
          </table:table-cell>
          <table:table-cell table:formula="of:=[.N16]/([.H16]*0.001)" office:value-type="float" office:value="0.2281575" calcext:value-type="float">
            <text:p>0.2281575</text:p>
          </table:table-cell>
          <table:table-cell/>
          <table:table-cell table:formula="of:=POWER([.J16]/([.K16]*0.001)-1/([.$F$3]*1000000);-1)" office:value-type="float" office:value="8.45732867487783" calcext:value-type="float">
            <text:p>8.45732867487783</text:p>
          </table:table-cell>
          <table:table-cell table:formula="of:=[.J16]-[.K16]*0.001/[.Q16]" office:value-type="float" office:value="0.000000140334545456478" calcext:value-type="float">
            <text:p>1.40334545456478E-07</text:p>
          </table:table-cell>
          <table:table-cell table:formula="of:=[.R16]/[.J16]" office:value-type="float" office:value="0.0000015376937582205" calcext:value-type="float">
            <text:p>1.5376937582205E-06</text:p>
          </table:table-cell>
          <table:table-cell/>
          <table:table-cell table:formula="of:=[.K16]*0.001/([.$F$3]*1000000)" office:value-type="float" office:value="0.000000140334545454545" calcext:value-type="float">
            <text:p>1.40334545454545E-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C5]*0.000000001" office:value-type="float" office:value="0.000000015844" calcext:value-type="float">
            <text:p>1.5844E-08</text:p>
          </table:table-cell>
          <table:table-cell table:formula="of:=LOG([.C17])" office:value-type="float" office:value="-7.80013516626774" calcext:value-type="float">
            <text:p>-7.80013516626774</text:p>
          </table:table-cell>
          <table:table-cell table:formula="of:=([.C17]-[.C16])/([.B17]-[.B16])" office:value-type="float" office:value="0.000000000148143" calcext:value-type="float">
            <text:p>1.48143E-10</text:p>
          </table:table-cell>
          <table:table-cell table:formula="of:=1/[.E17]" office:value-type="float" office:value="6750234570.65133" calcext:value-type="float">
            <text:p>6750234570.65133</text:p>
          </table:table-cell>
          <table:table-cell table:formula="of:=POWER(1/([.$F$3]*1000000)+1/([.F17]*0.001);-1)" office:value-type="float" office:value="3030659.52937164" calcext:value-type="float">
            <text:p>3030659.529371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C6]*0.000000001" office:value-type="float" office:value="0.00000022901" calcext:value-type="float">
            <text:p>2.2901E-07</text:p>
          </table:table-cell>
          <table:table-cell table:formula="of:=LOG([.C18])" office:value-type="float" office:value="-6.64014555324964" calcext:value-type="float">
            <text:p>-6.64014555324964</text:p>
          </table:table-cell>
          <table:table-cell table:formula="of:=([.C19]-[.C17])/([.B19]-[.B17])" office:value-type="float" office:value="0.00000001640178" calcext:value-type="float">
            <text:p>1.640178E-08</text:p>
          </table:table-cell>
          <table:table-cell table:formula="of:=1/[.E18]" office:value-type="float" office:value="60968992.3898504" calcext:value-type="float">
            <text:p>60968992.3898504</text:p>
          </table:table-cell>
          <table:table-cell table:formula="of:=POWER(1/([.$F$3]*1000000)+1/([.F18]*0.001);-1)" office:value-type="float" office:value="60300.5444919893" calcext:value-type="float">
            <text:p>60300.5444919893</text:p>
          </table:table-cell>
          <table:table-cell/>
          <table:table-cell office:value-type="string" calcext:value-type="string">
            <text:p>Res compar Volt</text:p>
          </table:table-cell>
          <table:table-cell office:value-type="string" calcext:value-type="string">
            <text:p>Res compar Amp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C7]*0.000001" office:value-type="float" office:value="0.0000032962" calcext:value-type="float">
            <text:p>3.2962E-06</text:p>
          </table:table-cell>
          <table:table-cell table:formula="of:=LOG([.C19])" office:value-type="float" office:value="-5.48198644495392" calcext:value-type="float">
            <text:p>-5.48198644495392</text:p>
          </table:table-cell>
          <table:table-cell table:formula="of:=([.C20]-[.C18])/([.B20]-[.B18])" office:value-type="float" office:value="0.00000023598995" calcext:value-type="float">
            <text:p>2.3598995E-07</text:p>
          </table:table-cell>
          <table:table-cell table:formula="of:=1/[.E19]" office:value-type="float" office:value="4237468.58711568" calcext:value-type="float">
            <text:p>4237468.58711568</text:p>
          </table:table-cell>
          <table:table-cell table:formula="of:=POWER(1/([.$F$3]*1000000)+1/([.F19]*0.001);-1)" office:value-type="float" office:value="4234.20634777203" calcext:value-type="float">
            <text:p>4234.2063477720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C8]*0.000001" office:value-type="float" office:value="0.000047427" calcext:value-type="float">
            <text:p>4.7427E-05</text:p>
          </table:table-cell>
          <table:table-cell table:formula="of:=LOG([.C20])" office:value-type="float" office:value="-4.32397434582361" calcext:value-type="float">
            <text:p>-4.32397434582361</text:p>
          </table:table-cell>
          <table:table-cell table:formula="of:=([.C21]-[.C19])/([.B21]-[.B19])" office:value-type="float" office:value="0.000003393169" calcext:value-type="float">
            <text:p>3.393169E-06</text:p>
          </table:table-cell>
          <table:table-cell table:formula="of:=1/[.E20]" office:value-type="float" office:value="294709.753625593" calcext:value-type="float">
            <text:p>294709.753625593</text:p>
          </table:table-cell>
          <table:table-cell table:formula="of:=POWER(1/([.$F$3]*1000000)+1/([.F20]*0.001);-1)" office:value-type="float" office:value="294.693962864649" calcext:value-type="float">
            <text:p>294.6939628646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C9]*0.000001" office:value-type="float" office:value="0.00068193" calcext:value-type="float">
            <text:p>0.00068193</text:p>
          </table:table-cell>
          <table:table-cell table:formula="of:=LOG([.C21])" office:value-type="float" office:value="-3.16626020331125" calcext:value-type="float">
            <text:p>-3.16626020331125</text:p>
          </table:table-cell>
          <table:table-cell table:formula="of:=([.C22]-[.C20])/([.B22]-[.B20])" office:value-type="float" office:value="0.000048329365" calcext:value-type="float">
            <text:p>4.8329365E-05</text:p>
          </table:table-cell>
          <table:table-cell table:formula="of:=1/[.E21]" office:value-type="float" office:value="20691.354003927" calcext:value-type="float">
            <text:p>20691.354003927</text:p>
          </table:table-cell>
          <table:table-cell table:formula="of:=POWER(1/([.$F$3]*1000000)+1/([.F21]*0.001);-1)" office:value-type="float" office:value="20.6912761620143" calcext:value-type="float">
            <text:p>20.691276162014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[.C10]*0.001" office:value-type="float" office:value="0.0097133" calcext:value-type="float">
            <text:p>0.0097133</text:p>
          </table:table-cell>
          <table:table-cell table:formula="of:=LOG([.C22])" office:value-type="float" office:value="-2.01263319766053" calcext:value-type="float">
            <text:p>-2.01263319766053</text:p>
          </table:table-cell>
          <table:table-cell table:formula="of:=([.C23]-[.C21])/([.B23]-[.B21])" office:value-type="float" office:value="0.00061209035" calcext:value-type="float">
            <text:p>0.00061209035</text:p>
          </table:table-cell>
          <table:table-cell table:formula="of:=1/[.E22]" office:value-type="float" office:value="1633.74573704683" calcext:value-type="float">
            <text:p>1633.74573704683</text:p>
          </table:table-cell>
          <table:table-cell table:formula="of:=POWER(1/([.$F$3]*1000000)+1/([.F22]*0.001);-1)" office:value-type="float" office:value="1.63374525175149" calcext:value-type="float">
            <text:p>1.6337452517514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[.C11]*0.001" office:value-type="float" office:value="0.1231" calcext:value-type="float">
            <text:p>0.1231</text:p>
          </table:table-cell>
          <table:table-cell table:formula="of:=LOG([.C23])" office:value-type="float" office:value="-0.909741947068684" calcext:value-type="float">
            <text:p>-0.909741947068684</text:p>
          </table:table-cell>
          <table:table-cell table:formula="of:=([.C24]-[.C22])/([.B24]-[.B22])" office:value-type="float" office:value="0.0040293335" calcext:value-type="float">
            <text:p>0.0040293335</text:p>
          </table:table-cell>
          <table:table-cell table:formula="of:=1/[.E23]" office:value-type="float" office:value="248.180002970715" calcext:value-type="float">
            <text:p>248.180002970715</text:p>
          </table:table-cell>
          <table:table-cell table:formula="of:=POWER(1/([.$F$3]*1000000)+1/([.F23]*0.001);-1)" office:value-type="float" office:value="0.248179991771931" calcext:value-type="float">
            <text:p>0.24817999177193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[.C12]*0.001" office:value-type="float" office:value="0.81558" calcext:value-type="float">
            <text:p>0.81558</text:p>
          </table:table-cell>
          <table:table-cell table:formula="of:=LOG([.C24])" office:value-type="float" office:value="-0.0885334327175081" calcext:value-type="float">
            <text:p>-0.088533432717508</text:p>
          </table:table-cell>
          <table:table-cell table:formula="of:=([.C25]-[.C23])/([.B25]-[.B23])" office:value-type="float" office:value="0.0107795" calcext:value-type="float">
            <text:p>0.0107795</text:p>
          </table:table-cell>
          <table:table-cell table:formula="of:=1/[.E24]" office:value-type="float" office:value="92.7686812931954" calcext:value-type="float">
            <text:p>92.7686812931954</text:p>
          </table:table-cell>
          <table:table-cell table:formula="of:=POWER(1/([.$F$3]*1000000)+1/([.F24]*0.001);-1)" office:value-type="float" office:value="0.092768679728463" calcext:value-type="float">
            <text:p>0.0927686797284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C13]" office:value-type="float" office:value="2.279" calcext:value-type="float">
            <text:p>2.279</text:p>
          </table:table-cell>
          <table:table-cell table:formula="of:=LOG([.C25])" office:value-type="float" office:value="0.357744325180375" calcext:value-type="float">
            <text:p>0.357744325180375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y shockley</text:p>
          </table:table-cell>
          <table:table-cell table:style-name="ce1" office:value-type="float" office:value="0.0000000000769" calcext:value-type="float">
            <text:p>7.69E-11</text:p>
          </table:table-cell>
          <table:table-cell office:value-type="string" calcext:value-type="string">
            <text:p>log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16]/1000/[.$K$30])-1)" office:value-type="float" office:value="0.00000000102476157522806" calcext:value-type="float">
            <text:p>1.02476157522806E-09</text:p>
          </table:table-cell>
          <table:table-cell office:value-type="float" office:value="38.6" calcext:value-type="float">
            <text:p>38.6</text:p>
          </table:table-cell>
          <table:table-cell table:formula="of:=LOG([.J29])" office:value-type="float" office:value="-8.98937716739616" calcext:value-type="float">
            <text:p>-8.98937716739616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17]/1000/[.$K$30])-1)" office:value-type="float" office:value="0.0000000157053916298306" calcext:value-type="float">
            <text:p>1.57053916298306E-08</text:p>
          </table:table-cell>
          <table:table-cell office:value-type="float" office:value="1.45" calcext:value-type="float">
            <text:p>1.45</text:p>
          </table:table-cell>
          <table:table-cell table:formula="of:=LOG([.J30])" office:value-type="float" office:value="-7.80395122955814" calcext:value-type="float">
            <text:p>-7.80395122955814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18]/1000/[.$K$30])-1)" office:value-type="float" office:value="0.000000226018604000363" calcext:value-type="float">
            <text:p>2.26018604000363E-07</text:p>
          </table:table-cell>
          <table:table-cell/>
          <table:table-cell table:formula="of:=LOG([.J31])" office:value-type="float" office:value="-6.64585581181647" calcext:value-type="float">
            <text:p>-6.64585581181647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19]/1000/[.$K$30])-1)" office:value-type="float" office:value="0.00000323894428451265" calcext:value-type="float">
            <text:p>3.23894428451265E-06</text:p>
          </table:table-cell>
          <table:table-cell/>
          <table:table-cell table:formula="of:=LOG([.J32])" office:value-type="float" office:value="-5.48959652254766" calcext:value-type="float">
            <text:p>-5.48959652254766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0]/1000/[.$K$30])-1)" office:value-type="float" office:value="0.0000464018110106277" calcext:value-type="float">
            <text:p>4.64018110106277E-05</text:p>
          </table:table-cell>
          <table:table-cell/>
          <table:table-cell table:formula="of:=LOG([.J33])" office:value-type="float" office:value="-4.33346506908793" calcext:value-type="float">
            <text:p>-4.33346506908793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1]/1000/[.$K$30])-1)" office:value-type="float" office:value="0.000664748647796725" calcext:value-type="float">
            <text:p>0.000664748647797</text:p>
          </table:table-cell>
          <table:table-cell/>
          <table:table-cell table:formula="of:=LOG([.J34])" office:value-type="float" office:value="-3.17734253741876" calcext:value-type="float">
            <text:p>-3.17734253741876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2]/1000/[.$K$30])-1)" office:value-type="float" office:value="0.00952312251322013" calcext:value-type="float">
            <text:p>0.00952312251322</text:p>
          </table:table-cell>
          <table:table-cell/>
          <table:table-cell table:formula="of:=LOG([.J35])" office:value-type="float" office:value="-2.02122062851528" calcext:value-type="float">
            <text:p>-2.02122062851528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3]/1000/[.$K$30])-1)" office:value-type="float" office:value="0.136427285147049" calcext:value-type="float">
            <text:p>0.136427285147049</text:p>
          </table:table-cell>
          <table:table-cell/>
          <table:table-cell table:formula="of:=LOG([.J36])" office:value-type="float" office:value="-0.865098763083081" calcext:value-type="float">
            <text:p>-0.865098763083081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4]/1000/[.$K$30])-1)" office:value-type="float" office:value="1.95444340621575" calcext:value-type="float">
            <text:p>1.95444340621575</text:p>
          </table:table-cell>
          <table:table-cell/>
          <table:table-cell table:formula="of:=LOG([.J37])" office:value-type="float" office:value="0.291023099314667" calcext:value-type="float">
            <text:p>0.291023099314667</text:p>
          </table:table-cell>
          <table:table-cell table:number-columns-repeated="9"/>
        </table:table-row>
        <table:table-row table:style-name="ro1">
          <table:table-cell table:number-columns-repeated="9"/>
          <table:table-cell table:formula="of:=[.$K$28]*(EXP([.$K$29]*[.B25]/1000/[.$K$30])-1)" office:value-type="float" office:value="27.9991573688498" calcext:value-type="float">
            <text:p>27.9991573688498</text:p>
          </table:table-cell>
          <table:table-cell/>
          <table:table-cell table:formula="of:=LOG([.J38])" office:value-type="float" office:value="1.4471449615006" calcext:value-type="float">
            <text:p>1.4471449615006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S46:Sheet1.AV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17" loext:min-decimal-places="17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0:58:12.102470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3:16:22.060432770</meta:creation-date>
    <meta:generator>LibreOffice/6.4.7.2$Linux_X86_64 LibreOffice_project/40$Build-2</meta:generator>
    <dc:date>2022-03-29T11:00:18.695717694</dc:date>
    <meta:editing-duration>PT15H27M26S</meta:editing-duration>
    <meta:editing-cycles>76</meta:editing-cycles>
    <meta:document-statistic meta:table-count="2" meta:cell-count="156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52cm" svg:y="3.954cm" style:legend-expansion="high" chart:style-name="ch2"/>
        <chart:plot-area chart:style-name="ch3" table:cell-range-address="Sheet2.B16:Sheet2.B25 Sheet2.D16:Sheet2.D25 Sheet2.L29:Sheet2.L38" chart:data-source-has-labels="row" svg:x="0.264cm" svg:y="0.312cm" svg:width="12.506cm" svg:height="8.644cm">
          <chartooo:coordinate-region svg:x="0.991cm" svg:y="0.511cm" svg:width="11.407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16:Sheet2.D25" loext:label-string="simulator" chart:class="chart:scatter">
            <chart:domain table:cell-range-address="Sheet2.B16:Sheet2.B25"/>
            <chart:data-point chart:repeated="10"/>
          </chart:series>
          <chart:series chart:style-name="ch7" chart:values-cell-range-address="Sheet2.L29:Sheet2.L38" loext:label-string="shockley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imulator</text:p>
              </table:table-cell>
              <table:table-cell office:value-type="string">
                <text:p>shockle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B16:Sheet2.B25</svg:desc>
                </draw:g>
              </table:table-cell>
              <table:table-cell office:value-type="float" office:value="-8.98728928725821">
                <text:p>-8.98728928725821</text:p>
                <draw:g>
                  <svg:desc>Sheet2.D16:Sheet2.D25</svg:desc>
                </draw:g>
              </table:table-cell>
              <table:table-cell office:value-type="float" office:value="-8.98937716739616">
                <text:p>-8.98937716739616</text:p>
                <draw:g>
                  <svg:desc>Sheet2.L29:Sheet2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-7.80013516626774">
                <text:p>-7.80013516626774</text:p>
              </table:table-cell>
              <table:table-cell office:value-type="float" office:value="-7.80395122955814">
                <text:p>-7.80395122955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-6.64014555324964">
                <text:p>-6.64014555324964</text:p>
              </table:table-cell>
              <table:table-cell office:value-type="float" office:value="-6.64585581181647">
                <text:p>-6.64585581181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5.48198644495392">
                <text:p>-5.48198644495392</text:p>
              </table:table-cell>
              <table:table-cell office:value-type="float" office:value="-5.48959652254766">
                <text:p>-5.48959652254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4.32397434582361">
                <text:p>-4.32397434582361</text:p>
              </table:table-cell>
              <table:table-cell office:value-type="float" office:value="-4.33346506908793">
                <text:p>-4.33346506908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-3.16626020331125">
                <text:p>-3.16626020331125</text:p>
              </table:table-cell>
              <table:table-cell office:value-type="float" office:value="-3.17734253741876">
                <text:p>-3.17734253741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-2.01263319766053">
                <text:p>-2.01263319766053</text:p>
              </table:table-cell>
              <table:table-cell office:value-type="float" office:value="-2.02122062851528">
                <text:p>-2.02122062851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-0.909741947068684">
                <text:p>-0.909741947068684</text:p>
              </table:table-cell>
              <table:table-cell office:value-type="float" office:value="-0.865098763083081">
                <text:p>-0.865098763083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-0.0885334327175081">
                <text:p>-0.0885334327175081</text:p>
              </table:table-cell>
              <table:table-cell office:value-type="float" office:value="0.291023099314667">
                <text:p>0.291023099314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57744325180375">
                <text:p>0.357744325180375</text:p>
              </table:table-cell>
              <table:table-cell office:value-type="float" office:value="1.4471449615006">
                <text:p>1.44714496150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2.B16:Sheet2.C25" svg:x="0.319cm" svg:y="0.18cm" svg:width="12.508cm" svg:height="8.645cm">
          <chartooo:coordinate-region svg:x="1.046cm" svg:y="0.379cm" svg:width="11.40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6:Sheet2.C25" chart:class="chart:scatter">
            <chart:domain table:cell-range-address="Sheet2.B16:Sheet2.B25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B16:Sheet2.B25</svg:desc>
                </draw:g>
              </table:table-cell>
              <table:table-cell office:value-type="float" office:value="0.0000000010297">
                <text:p>0.0000000010297</text:p>
                <draw:g>
                  <svg:desc>Sheet2.C16:Sheet2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000015844">
                <text:p>0.000000015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0000022901">
                <text:p>0.00000022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0000032962">
                <text:p>0.0000032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000047427">
                <text:p>0.000047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0068193">
                <text:p>0.00068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0097133">
                <text:p>0.0097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1231">
                <text:p>0.1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81558">
                <text:p>0.81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2.279">
                <text:p>2.2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096cm" svg:y="0.316cm" chart:style-name="ch2">
          <text:p>Config 1</text:p>
        </chart:title>
        <chart:legend chart:legend-position="end" svg:x="13.278cm" svg:y="4.203cm" style:legend-expansion="high" chart:style-name="ch3"/>
        <chart:plot-area chart:style-name="ch4" table:cell-range-address="Sheet2.H5:Sheet2.I16" svg:x="0.319cm" svg:y="1.275cm" svg:width="12.64cm" svg:height="7.55cm">
          <chartooo:coordinate-region svg:x="2.052cm" svg:y="1.474cm" svg:width="10.535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I5:Sheet2.I16" chart:class="chart:scatter">
            <chart:domain table:cell-range-address="Sheet2.H5:Sheet2.H1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H5:Sheet2.H16</svg:desc>
                </draw:g>
              </table:table-cell>
              <table:table-cell office:value-type="float" office:value="0.00000000000002472">
                <text:p>0.00000000000002472</text:p>
                <draw:g>
                  <svg:desc>Sheet2.I5:Sheet2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000000015911">
                <text:p>0.00000000000015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0000000066767">
                <text:p>0.00000000000066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00000023208">
                <text:p>0.000000000023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000000010905">
                <text:p>0.0000000010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00000052065">
                <text:p>0.0000000520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0000024864">
                <text:p>0.0000024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0.00011746">
                <text:p>0.00011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0.0038945">
                <text:p>0.0038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0.024759">
                <text:p>0.024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0.056266">
                <text:p>0.056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091263">
                <text:p>0.0912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1 0" chart:style-name="ch1">
        <chart:title svg:x="7.096cm" svg:y="0.316cm" chart:style-name="ch2">
          <text:p>Config 2</text:p>
        </chart:title>
        <chart:legend chart:legend-position="end" svg:x="13.199cm" svg:y="4.203cm" style:legend-expansion="high" chart:style-name="ch3"/>
        <chart:plot-area chart:style-name="ch4" table:cell-range-address="Sheet2.J5:Sheet2.K16" svg:x="0.319cm" svg:y="1.275cm" svg:width="12.561cm" svg:height="7.55cm">
          <chartooo:coordinate-region svg:x="2.052cm" svg:y="1.474cm" svg:width="10.548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2.J5:Sheet2.J16" chart:class="chart:scatter">
            <chart:domain table:cell-range-address="Sheet2.K5:Sheet2.K16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K5:Sheet2.K16</svg:desc>
                </draw:g>
              </table:table-cell>
              <table:table-cell office:value-type="float" office:value="0.0000000018182">
                <text:p>0.0000000018182</text:p>
                <draw:g>
                  <svg:desc>Sheet2.J5:Sheet2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00090911">
                <text:p>0.0000000090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00018183">
                <text:p>0.000000018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00036387">
                <text:p>0.000000036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0.000000055636">
                <text:p>0.000000055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">
                <text:p>400</text:p>
              </table:table-cell>
              <table:table-cell office:value-type="float" office:value="0.00000012479">
                <text:p>0.00000012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.99">
                <text:p>499.99</text:p>
              </table:table-cell>
              <table:table-cell office:value-type="float" office:value="0.0000025773">
                <text:p>0.0000025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9.71">
                <text:p>599.71</text:p>
              </table:table-cell>
              <table:table-cell office:value-type="float" office:value="0.00011756">
                <text:p>0.00011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0.26">
                <text:p>690.26</text:p>
              </table:table-cell>
              <table:table-cell office:value-type="float" office:value="0.0038946">
                <text:p>0.0038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8.1">
                <text:p>738.1</text:p>
              </table:table-cell>
              <table:table-cell office:value-type="float" office:value="0.024759">
                <text:p>0.024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9.33">
                <text:p>759.33</text:p>
              </table:table-cell>
              <table:table-cell office:value-type="float" office:value="0.056266">
                <text:p>0.056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1.84">
                <text:p>771.84</text:p>
              </table:table-cell>
              <table:table-cell office:value-type="float" office:value="0.091263">
                <text:p>0.0912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